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7.442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9.744cm"/>
    </style:style>
    <style:style style:name="co11" style:family="table-column">
      <style:table-column-properties fo:break-before="auto" style:column-width="7.691cm"/>
    </style:style>
    <style:style style:name="co12" style:family="table-column">
      <style:table-column-properties fo:break-before="auto" style:column-width="6.72cm"/>
    </style:style>
    <style:style style:name="co13" style:family="table-column">
      <style:table-column-properties fo:break-before="auto" style:column-width="0.947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3.695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DOSSIER,N,31,15</text:p>
          </table:table-cell>
          <table:table-cell office:value-type="string">
            <text:p>NOM,C,42</text:p>
          </table:table-cell>
          <table:table-cell office:value-type="string">
            <text:p>NOMCOURT,C,20</text:p>
          </table:table-cell>
          <table:table-cell office:value-type="string">
            <text:p>CRéaTION,C,10</text:p>
          </table:table-cell>
          <table:table-cell office:value-type="string">
            <text:p>DOM_PUBLIC,C,10</text:p>
          </table:table-cell>
          <table:table-cell office:value-type="string">
            <text:p>TOTALE,N,31,15</text:p>
          </table:table-cell>
          <table:table-cell office:value-type="string">
            <text:p>CATÉGORIE,C,9</text:p>
          </table:table-cell>
          <table:table-cell office:value-type="string">
            <text:p>VILLE,C,3</text:p>
          </table:table-cell>
          <table:table-cell office:value-type="string">
            <text:p>XCOORD,N,31,15</text:p>
          </table:table-cell>
          <table:table-cell office:value-type="string">
            <text:p>YCOORD,N,31,15</text:p>
          </table:table-cell>
          <table:table-cell office:value-type="string">
            <text:p>ADRESSE,C,59</text:p>
          </table:table-cell>
          <table:table-cell office:value-type="string">
            <text:p>TRAML1,C,47</text:p>
          </table:table-cell>
          <table:table-cell office:value-type="string">
            <text:p>BUS,C,36</text:p>
          </table:table-cell>
          <table:table-cell office:value-type="string">
            <text:p>ACCESSIBIL,C,3</text:p>
          </table:table-cell>
          <table:table-cell office:value-type="string">
            <text:p>HANDICAPés,C,3</text:p>
          </table:table-cell>
          <table:table-cell office:value-type="string">
            <text:p>QUARTIER,C,17</text:p>
          </table:table-cell>
          <table:table-cell office:value-type="string">
            <text:p>LIBPROPRI,C,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planade Paul Valéry</text:p>
          </table:table-cell>
          <table:table-cell office:value-type="string">
            <text:p>Esplanade Valéry</text:p>
          </table:table-cell>
          <table:table-cell table:number-columns-repeated="2" office:value-type="string">
            <text:p>19840101</text:p>
          </table:table-cell>
          <table:table-cell office:value-type="float" office:value="11905">
            <text:p>11905</text:p>
          </table:table-cell>
          <table:table-cell office:value-type="string">
            <text:p>Parc</text:p>
          </table:table-cell>
          <table:table-cell office:value-type="string">
            <text:p>F7</text:p>
          </table:table-cell>
          <table:table-cell office:value-type="float" office:value="3.844234">
            <text:p>3,844234</text:p>
          </table:table-cell>
          <table:table-cell office:value-type="float" office:value="43.598476">
            <text:p>43,598476</text:p>
          </table:table-cell>
          <table:table-cell office:value-type="string">
            <text:p>Rte de Lavérune</text:p>
          </table:table-cell>
          <table:table-cell office:value-type="string">
            <text:p>3 - Jules Guesde - 1444 m</text:p>
          </table:table-cell>
          <table:table-cell office:value-type="string">
            <text:p>15 - Collège Marcel Pagnol - 169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nède Mosson</text:p>
          </table:table-cell>
          <table:table-cell office:value-type="string">
            <text:p>Pinède Mosson</text:p>
          </table:table-cell>
          <table:table-cell table:number-columns-repeated="2" office:value-type="string">
            <text:p>19780101</text:p>
          </table:table-cell>
          <table:table-cell office:value-type="float" office:value="48860">
            <text:p>48860</text:p>
          </table:table-cell>
          <table:table-cell office:value-type="string">
            <text:p>Bois</text:p>
          </table:table-cell>
          <table:table-cell office:value-type="string">
            <text:p>B14</text:p>
          </table:table-cell>
          <table:table-cell office:value-type="float" office:value="3.817989">
            <text:p>3,817989</text:p>
          </table:table-cell>
          <table:table-cell office:value-type="float" office:value="43.631078">
            <text:p>43,631078</text:p>
          </table:table-cell>
          <table:table-cell office:value-type="string">
            <text:p>Ave de bologne.</text:p>
          </table:table-cell>
          <table:table-cell office:value-type="string">
            <text:p>1 - Saint-Paul - 218 m</text:p>
          </table:table-cell>
          <table:table-cell office:value-type="string">
            <text:p>15 - Gémeaux - 397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rges du Lez Promenades</text:p>
          </table:table-cell>
          <table:table-cell office:value-type="string">
            <text:p>Lez Promenades</text:p>
          </table:table-cell>
          <table:table-cell table:number-columns-repeated="2" office:value-type="string">
            <text:p>19850101</text:p>
          </table:table-cell>
          <table:table-cell office:value-type="float" office:value="18250">
            <text:p>18250</text:p>
          </table:table-cell>
          <table:table-cell office:value-type="string">
            <text:p>Berges</text:p>
          </table:table-cell>
          <table:table-cell office:value-type="string">
            <text:p>N8</text:p>
          </table:table-cell>
          <table:table-cell office:value-type="float" office:value="3.896179">
            <text:p>3,896179</text:p>
          </table:table-cell>
          <table:table-cell office:value-type="float" office:value="43.602089">
            <text:p>43,602089</text:p>
          </table:table-cell>
          <table:table-cell office:value-type="string">
            <text:p>Avenue de la mer</text:p>
          </table:table-cell>
          <table:table-cell office:value-type="string">
            <text:p>1 - Moularès - 177 m</text:p>
          </table:table-cell>
          <table:table-cell office:value-type="string">
            <text:p>9 - Saint-Michel - 492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etit bois de la Colline</text:p>
          </table:table-cell>
          <table:table-cell office:value-type="string">
            <text:p>Petit bois Colline</text:p>
          </table:table-cell>
          <table:table-cell table:number-columns-repeated="2" office:value-type="string">
            <text:p>19830101</text:p>
          </table:table-cell>
          <table:table-cell office:value-type="float" office:value="20810">
            <text:p>20810</text:p>
          </table:table-cell>
          <table:table-cell office:value-type="string">
            <text:p>Bois</text:p>
          </table:table-cell>
          <table:table-cell office:value-type="string">
            <text:p>F9</text:p>
          </table:table-cell>
          <table:table-cell office:value-type="float" office:value="3.840223">
            <text:p>3,840223</text:p>
          </table:table-cell>
          <table:table-cell office:value-type="float" office:value="43.605293">
            <text:p>43,605293</text:p>
          </table:table-cell>
          <table:table-cell office:value-type="string">
            <text:p>Rue de la croix de Figuerolles</text:p>
          </table:table-cell>
          <table:table-cell office:value-type="string">
            <text:p>3 - Jules Guesde - 869 m</text:p>
          </table:table-cell>
          <table:table-cell office:value-type="string">
            <text:p>7 - Martellière - 263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rc Bonnier de la Mosson</text:p>
          </table:table-cell>
          <table:table-cell office:value-type="string">
            <text:p>Bonnier de la Mosson</text:p>
          </table:table-cell>
          <table:table-cell table:number-columns-repeated="2" office:value-type="string">
            <text:p>19840101</text:p>
          </table:table-cell>
          <table:table-cell office:value-type="float" office:value="161504">
            <text:p>161504</text:p>
          </table:table-cell>
          <table:table-cell office:value-type="string">
            <text:p>Parc</text:p>
          </table:table-cell>
          <table:table-cell/>
          <table:table-cell office:value-type="float" office:value="3.81957">
            <text:p>3,81957</text:p>
          </table:table-cell>
          <table:table-cell office:value-type="float" office:value="43.612616">
            <text:p>43,612616</text:p>
          </table:table-cell>
          <table:table-cell office:value-type="string">
            <text:p>Route de Lodève, 80 Allée de la Mosson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Autre entité publiqu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c Sophie Desmarets</text:p>
          </table:table-cell>
          <table:table-cell office:value-type="string">
            <text:p>Mas de la Paillade</text:p>
          </table:table-cell>
          <table:table-cell table:number-columns-repeated="2" office:value-type="string">
            <text:p>19780101</text:p>
          </table:table-cell>
          <table:table-cell office:value-type="float" office:value="26289">
            <text:p>26289</text:p>
          </table:table-cell>
          <table:table-cell office:value-type="string">
            <text:p>Parc</text:p>
          </table:table-cell>
          <table:table-cell office:value-type="string">
            <text:p>B13</text:p>
          </table:table-cell>
          <table:table-cell office:value-type="float" office:value="3.816142">
            <text:p>3,816142</text:p>
          </table:table-cell>
          <table:table-cell office:value-type="float" office:value="43.627859">
            <text:p>43,627859</text:p>
          </table:table-cell>
          <table:table-cell office:value-type="string">
            <text:p>1321 Avenue d'Heildelberg</text:p>
          </table:table-cell>
          <table:table-cell office:value-type="string">
            <text:p>1 - Halles de la Paillade - 146 m</text:p>
          </table:table-cell>
          <table:table-cell office:value-type="string">
            <text:p>15 - Halles de la Paillade - 101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Lac des Garrigues</text:p>
          </table:table-cell>
          <table:table-cell table:number-columns-repeated="2" office:value-type="string">
            <text:p>19620101</text:p>
          </table:table-cell>
          <table:table-cell office:value-type="float" office:value="106008">
            <text:p>106008</text:p>
          </table:table-cell>
          <table:table-cell office:value-type="string">
            <text:p>Bois</text:p>
          </table:table-cell>
          <table:table-cell office:value-type="string">
            <text:p>B16</text:p>
          </table:table-cell>
          <table:table-cell office:value-type="float" office:value="3.816795">
            <text:p>3,816795</text:p>
          </table:table-cell>
          <table:table-cell office:value-type="float" office:value="43.639565">
            <text:p>43,639565</text:p>
          </table:table-cell>
          <table:table-cell office:value-type="string">
            <text:p>Ave de Naples, ave Guilhem de Poitiers</text:p>
          </table:table-cell>
          <table:table-cell office:value-type="string">
            <text:p>1 - Hauts de Massane - 614 m</text:p>
          </table:table-cell>
          <table:table-cell office:value-type="string">
            <text:p>15 - Pierre Cardenal - 204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c Edith Piaf</text:p>
          </table:table-cell>
          <table:table-cell office:value-type="string">
            <text:p>Parc Edith Piaf</text:p>
          </table:table-cell>
          <table:table-cell table:number-columns-repeated="2" office:value-type="string">
            <text:p>19881201</text:p>
          </table:table-cell>
          <table:table-cell office:value-type="float" office:value="9313">
            <text:p>9313</text:p>
          </table:table-cell>
          <table:table-cell office:value-type="string">
            <text:p>Parc</text:p>
          </table:table-cell>
          <table:table-cell office:value-type="string">
            <text:p>M12</text:p>
          </table:table-cell>
          <table:table-cell office:value-type="float" office:value="3.888533">
            <text:p>3,888533</text:p>
          </table:table-cell>
          <table:table-cell office:value-type="float" office:value="43.622331">
            <text:p>43,622331</text:p>
          </table:table-cell>
          <table:table-cell office:value-type="string">
            <text:p>Avenue St Lazare</text:p>
          </table:table-cell>
          <table:table-cell office:value-type="string">
            <text:p>2 - Jeu de Mail des Abbés - 427 m</text:p>
          </table:table-cell>
          <table:table-cell office:value-type="string">
            <text:p>14 - Boulevard des Sports - 327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rc de la Guirlande</text:p>
          </table:table-cell>
          <table:table-cell office:value-type="string">
            <text:p>Parc Guirlande</text:p>
          </table:table-cell>
          <table:table-cell office:value-type="string">
            <text:p>01/01/1850</text:p>
          </table:table-cell>
          <table:table-cell office:value-type="string">
            <text:p>19780101</text:p>
          </table:table-cell>
          <table:table-cell office:value-type="float" office:value="11620">
            <text:p>11620</text:p>
          </table:table-cell>
          <table:table-cell office:value-type="string">
            <text:p>Parc</text:p>
          </table:table-cell>
          <table:table-cell office:value-type="string">
            <text:p>i9</text:p>
          </table:table-cell>
          <table:table-cell office:value-type="float" office:value="3.860914">
            <text:p>3,860914</text:p>
          </table:table-cell>
          <table:table-cell office:value-type="float" office:value="43.607575">
            <text:p>43,607575</text:p>
          </table:table-cell>
          <table:table-cell office:value-type="string">
            <text:p>2 pl Agrippa d' Aubinier - Rue Tour Gayraud</text:p>
          </table:table-cell>
          <table:table-cell office:value-type="string">
            <text:p>3 - Les Arceaux - 315 m</text:p>
          </table:table-cell>
          <table:table-cell office:value-type="string">
            <text:p>11 - Claret - 219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Parc Rimbaud</text:p>
          </table:table-cell>
          <table:table-cell table:number-columns-repeated="2" office:value-type="string">
            <text:p>01/01/1880</text:p>
          </table:table-cell>
          <table:table-cell office:value-type="float" office:value="23517">
            <text:p>23517</text:p>
          </table:table-cell>
          <table:table-cell office:value-type="string">
            <text:p>Parc</text:p>
          </table:table-cell>
          <table:table-cell office:value-type="string">
            <text:p>N11</text:p>
          </table:table-cell>
          <table:table-cell office:value-type="float" office:value="3.894417">
            <text:p>3,894417</text:p>
          </table:table-cell>
          <table:table-cell office:value-type="float" office:value="43.618053">
            <text:p>43,618053</text:p>
          </table:table-cell>
          <table:table-cell office:value-type="string">
            <text:p>64 Rue St André de Novigens</text:p>
          </table:table-cell>
          <table:table-cell office:value-type="string">
            <text:p>2 - Pompignane - 657 m</text:p>
          </table:table-cell>
          <table:table-cell office:value-type="string">
            <text:p>14 - Foyer des Aubes - 48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ois de Montmaur</text:p>
          </table:table-cell>
          <table:table-cell office:value-type="string">
            <text:p>Bois de Montmaur</text:p>
          </table:table-cell>
          <table:table-cell table:number-columns-repeated="2" office:value-type="string">
            <text:p>19100101</text:p>
          </table:table-cell>
          <table:table-cell office:value-type="float" office:value="275900">
            <text:p>275900</text:p>
          </table:table-cell>
          <table:table-cell office:value-type="string">
            <text:p>Bois</text:p>
          </table:table-cell>
          <table:table-cell office:value-type="string">
            <text:p>j16</text:p>
          </table:table-cell>
          <table:table-cell office:value-type="float" office:value="3.869227">
            <text:p>3,869227</text:p>
          </table:table-cell>
          <table:table-cell office:value-type="float" office:value="43.642402">
            <text:p>43,642402</text:p>
          </table:table-cell>
          <table:table-cell office:value-type="string">
            <text:p>Rue Arthur Young</text:p>
          </table:table-cell>
          <table:table-cell office:value-type="string">
            <text:p>1 - Université des sciences et lettres - 1593 m</text:p>
          </table:table-cell>
          <table:table-cell office:value-type="string">
            <text:p>13 - Campus Agropolis - 256 m</text:p>
          </table:table-cell>
          <table:table-cell table:number-columns-repeated="2" office:value-type="string">
            <text:p>Oui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rc Sainte Odile</text:p>
          </table:table-cell>
          <table:table-cell office:value-type="string">
            <text:p>Parc Ste Odile</text:p>
          </table:table-cell>
          <table:table-cell table:number-columns-repeated="2" office:value-type="string">
            <text:p>19770101</text:p>
          </table:table-cell>
          <table:table-cell office:value-type="float" office:value="10134">
            <text:p>10134</text:p>
          </table:table-cell>
          <table:table-cell office:value-type="string">
            <text:p>Parc</text:p>
          </table:table-cell>
          <table:table-cell office:value-type="string">
            <text:p>J12</text:p>
          </table:table-cell>
          <table:table-cell office:value-type="float" office:value="3.872119">
            <text:p>3,872119</text:p>
          </table:table-cell>
          <table:table-cell office:value-type="float" office:value="43.624113">
            <text:p>43,624113</text:p>
          </table:table-cell>
          <table:table-cell office:value-type="string">
            <text:p>route de Mende</text:p>
          </table:table-cell>
          <table:table-cell office:value-type="string">
            <text:p>1 - Boutonnet - 359 m</text:p>
          </table:table-cell>
          <table:table-cell office:value-type="string">
            <text:p>5 - Sainte-Odile - 156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splanade Charles de Gaulle</text:p>
          </table:table-cell>
          <table:table-cell office:value-type="string">
            <text:p>Esplanade de Gaulle</text:p>
          </table:table-cell>
          <table:table-cell table:number-columns-repeated="2" office:value-type="string">
            <text:p>01/01/1779</text:p>
          </table:table-cell>
          <table:table-cell office:value-type="float" office:value="24388">
            <text:p>24388</text:p>
          </table:table-cell>
          <table:table-cell office:value-type="string">
            <text:p>Parc</text:p>
          </table:table-cell>
          <table:table-cell office:value-type="string">
            <text:p>L10</text:p>
          </table:table-cell>
          <table:table-cell office:value-type="float" office:value="3.8809">
            <text:p>3,8809</text:p>
          </table:table-cell>
          <table:table-cell office:value-type="float" office:value="43.610497">
            <text:p>43,610497</text:p>
          </table:table-cell>
          <table:table-cell office:value-type="string">
            <text:p>Bd Sarrail</text:p>
          </table:table-cell>
          <table:table-cell office:value-type="string">
            <text:p>1 - Comédie - 251 m</text:p>
          </table:table-cell>
          <table:table-cell office:value-type="string">
            <text:p>6 - Observatoire - 565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rdin du Champ de Mars</text:p>
          </table:table-cell>
          <table:table-cell office:value-type="string">
            <text:p>Jardin Champ de Mars</text:p>
          </table:table-cell>
          <table:table-cell table:number-columns-repeated="2" office:value-type="string">
            <text:p>18991231</text:p>
          </table:table-cell>
          <table:table-cell office:value-type="float" office:value="25680">
            <text:p>25680</text:p>
          </table:table-cell>
          <table:table-cell office:value-type="string">
            <text:p>Parc</text:p>
          </table:table-cell>
          <table:table-cell office:value-type="string">
            <text:p>L10</text:p>
          </table:table-cell>
          <table:table-cell office:value-type="float" office:value="3.882121">
            <text:p>3,882121</text:p>
          </table:table-cell>
          <table:table-cell office:value-type="float" office:value="43.611295">
            <text:p>43,611295</text:p>
          </table:table-cell>
          <table:table-cell office:value-type="string">
            <text:p>Allée du 2ème Génie</text:p>
          </table:table-cell>
          <table:table-cell office:value-type="string">
            <text:p>1 et 2 - Corum - 345 m</text:p>
          </table:table-cell>
          <table:table-cell office:value-type="string">
            <text:p>14 - Ernest Renan - 528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rc des pastourelles</text:p>
          </table:table-cell>
          <table:table-cell office:value-type="string">
            <text:p>Parc Pastourelles</text:p>
          </table:table-cell>
          <table:table-cell office:value-type="string">
            <text:p>01/01/1850</text:p>
          </table:table-cell>
          <table:table-cell office:value-type="string">
            <text:p>19840101</text:p>
          </table:table-cell>
          <table:table-cell office:value-type="float" office:value="10325">
            <text:p>10325</text:p>
          </table:table-cell>
          <table:table-cell office:value-type="string">
            <text:p>Parc</text:p>
          </table:table-cell>
          <table:table-cell office:value-type="string">
            <text:p>N12</text:p>
          </table:table-cell>
          <table:table-cell office:value-type="float" office:value="3.899439">
            <text:p>3,899439</text:p>
          </table:table-cell>
          <table:table-cell office:value-type="float" office:value="43.620877">
            <text:p>43,620877</text:p>
          </table:table-cell>
          <table:table-cell office:value-type="string">
            <text:p>Rue Jules Isaac</text:p>
          </table:table-cell>
          <table:table-cell office:value-type="string">
            <text:p>2 - Charles de Gaulle - 926 m</text:p>
          </table:table-cell>
          <table:table-cell office:value-type="string">
            <text:p>9 - André Malraux - 16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rc Tastavin</text:p>
          </table:table-cell>
          <table:table-cell office:value-type="string">
            <text:p>Parc Tastavin</text:p>
          </table:table-cell>
          <table:table-cell office:value-type="string">
            <text:p>01/01/1850</text:p>
          </table:table-cell>
          <table:table-cell office:value-type="string">
            <text:p>19790101</text:p>
          </table:table-cell>
          <table:table-cell office:value-type="float" office:value="4481">
            <text:p>4481</text:p>
          </table:table-cell>
          <table:table-cell office:value-type="string">
            <text:p>Parc</text:p>
          </table:table-cell>
          <table:table-cell office:value-type="string">
            <text:p>J7</text:p>
          </table:table-cell>
          <table:table-cell office:value-type="float" office:value="3.869188">
            <text:p>3,869188</text:p>
          </table:table-cell>
          <table:table-cell office:value-type="float" office:value="43.596163">
            <text:p>43,596163</text:p>
          </table:table-cell>
          <table:table-cell office:value-type="string">
            <text:p>Ave Villeneuve d'Angoulême</text:p>
          </table:table-cell>
          <table:table-cell office:value-type="string">
            <text:p>2 - Mas Drevon - 127 m</text:p>
          </table:table-cell>
          <table:table-cell office:value-type="string">
            <text:p>6 - Guillaume Janvier - 408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rc de la Rauze</text:p>
          </table:table-cell>
          <table:table-cell office:value-type="string">
            <text:p>Parc la Rauze</text:p>
          </table:table-cell>
          <table:table-cell table:number-columns-repeated="2" office:value-type="string">
            <text:p>19760101</text:p>
          </table:table-cell>
          <table:table-cell office:value-type="float" office:value="24940">
            <text:p>24940</text:p>
          </table:table-cell>
          <table:table-cell office:value-type="string">
            <text:p>Parc</text:p>
          </table:table-cell>
          <table:table-cell office:value-type="string">
            <text:p>N6</text:p>
          </table:table-cell>
          <table:table-cell office:value-type="float" office:value="3.895816">
            <text:p>3,895816</text:p>
          </table:table-cell>
          <table:table-cell office:value-type="float" office:value="43.590843">
            <text:p>43,590843</text:p>
          </table:table-cell>
          <table:table-cell office:value-type="string">
            <text:p>Rue du Dr Fourcarde</text:p>
          </table:table-cell>
          <table:table-cell office:value-type="string">
            <text:p>3 - La Rauze - 301 m</text:p>
          </table:table-cell>
          <table:table-cell office:value-type="string">
            <text:p>8 - La Rauze - 324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ardin de la Pépinière</text:p>
          </table:table-cell>
          <table:table-cell office:value-type="string">
            <text:p>Jardin Pépinière</text:p>
          </table:table-cell>
          <table:table-cell table:number-columns-repeated="2" office:value-type="string">
            <text:p>19830101</text:p>
          </table:table-cell>
          <table:table-cell office:value-type="float" office:value="6582">
            <text:p>6582</text:p>
          </table:table-cell>
          <table:table-cell office:value-type="string">
            <text:p>Square</text:p>
          </table:table-cell>
          <table:table-cell office:value-type="string">
            <text:p>L7</text:p>
          </table:table-cell>
          <table:table-cell office:value-type="float" office:value="3.885068">
            <text:p>3,885068</text:p>
          </table:table-cell>
          <table:table-cell office:value-type="float" office:value="43.595596">
            <text:p>43,595596</text:p>
          </table:table-cell>
          <table:table-cell office:value-type="string">
            <text:p>418, Rue de Centrayrargues</text:p>
          </table:table-cell>
          <table:table-cell office:value-type="string">
            <text:p>3 - Saint Martin - 505 m</text:p>
          </table:table-cell>
          <table:table-cell office:value-type="string">
            <text:p>10 - Razeteurs - 70 m</text:p>
          </table:table-cell>
          <table:table-cell table:number-columns-repeated="2" office:value-type="string">
            <text:p>Oui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quare Saint Roch</text:p>
          </table:table-cell>
          <table:table-cell office:value-type="string">
            <text:p>Sq St Roch</text:p>
          </table:table-cell>
          <table:table-cell table:number-columns-repeated="2" office:value-type="string">
            <text:p>19740101</text:p>
          </table:table-cell>
          <table:table-cell office:value-type="float" office:value="822">
            <text:p>822</text:p>
          </table:table-cell>
          <table:table-cell office:value-type="string">
            <text:p>Square</text:p>
          </table:table-cell>
          <table:table-cell office:value-type="string">
            <text:p>K9</text:p>
          </table:table-cell>
          <table:table-cell office:value-type="float" office:value="3.876113">
            <text:p>3,876113</text:p>
          </table:table-cell>
          <table:table-cell office:value-type="float" office:value="43.608784">
            <text:p>43,608784</text:p>
          </table:table-cell>
          <table:table-cell office:value-type="string">
            <text:p>Place ST-Roch</text:p>
          </table:table-cell>
          <table:table-cell office:value-type="string">
            <text:p>1 - Comédie - 297 m</text:p>
          </table:table-cell>
          <table:table-cell office:value-type="string">
            <text:p>6 - Jeu de Paume - 218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quare Planchon</text:p>
          </table:table-cell>
          <table:table-cell office:value-type="string">
            <text:p>Sq Planchon</text:p>
          </table:table-cell>
          <table:table-cell table:number-columns-repeated="2" office:value-type="string">
            <text:p>01/01/1850</text:p>
          </table:table-cell>
          <table:table-cell office:value-type="float" office:value="3663">
            <text:p>3663</text:p>
          </table:table-cell>
          <table:table-cell office:value-type="string">
            <text:p>Square</text:p>
          </table:table-cell>
          <table:table-cell office:value-type="string">
            <text:p>L9</text:p>
          </table:table-cell>
          <table:table-cell office:value-type="float" office:value="3.879922">
            <text:p>3,879922</text:p>
          </table:table-cell>
          <table:table-cell office:value-type="float" office:value="43.605465">
            <text:p>43,605465</text:p>
          </table:table-cell>
          <table:table-cell office:value-type="string">
            <text:p>Rue de la République, rue Pagézy, rue de Maguelone</text:p>
          </table:table-cell>
          <table:table-cell office:value-type="string">
            <text:p>1, 2 et 3 - Gares - 35 m</text:p>
          </table:table-cell>
          <table:table-cell office:value-type="string">
            <text:p>6 - Gare Saint-Roch - 34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quare de la Tour des pins</text:p>
          </table:table-cell>
          <table:table-cell office:value-type="string">
            <text:p>Tour des pins</text:p>
          </table:table-cell>
          <table:table-cell table:number-columns-repeated="2" office:value-type="string">
            <text:p>01/01/1886</text:p>
          </table:table-cell>
          <table:table-cell office:value-type="float" office:value="2220">
            <text:p>2220</text:p>
          </table:table-cell>
          <table:table-cell office:value-type="string">
            <text:p>Square</text:p>
          </table:table-cell>
          <table:table-cell office:value-type="string">
            <text:p>K10</text:p>
          </table:table-cell>
          <table:table-cell office:value-type="float" office:value="3.873772">
            <text:p>3,873772</text:p>
          </table:table-cell>
          <table:table-cell office:value-type="float" office:value="43.614029">
            <text:p>43,614029</text:p>
          </table:table-cell>
          <table:table-cell office:value-type="string">
            <text:p>12 Boulevard Henri IV</text:p>
          </table:table-cell>
          <table:table-cell office:value-type="string">
            <text:p>1 - Place Albert Premier - 270 m</text:p>
          </table:table-cell>
          <table:table-cell office:value-type="string">
            <text:p>7 - Saint-Jaumes - 260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rc Saint-Martin (ancien évéché)</text:p>
          </table:table-cell>
          <table:table-cell office:value-type="string">
            <text:p>Parc St-Martin</text:p>
          </table:table-cell>
          <table:table-cell table:number-columns-repeated="2" office:value-type="string">
            <text:p>19790101</text:p>
          </table:table-cell>
          <table:table-cell office:value-type="float" office:value="4563">
            <text:p>4563</text:p>
          </table:table-cell>
          <table:table-cell office:value-type="string">
            <text:p>Square</text:p>
          </table:table-cell>
          <table:table-cell office:value-type="string">
            <text:p>L6</text:p>
          </table:table-cell>
          <table:table-cell office:value-type="float" office:value="3.884906">
            <text:p>3,884906</text:p>
          </table:table-cell>
          <table:table-cell office:value-type="float" office:value="43.59201">
            <text:p>43,59201</text:p>
          </table:table-cell>
          <table:table-cell office:value-type="string">
            <text:p>3 Rue Jean Vacher</text:p>
          </table:table-cell>
          <table:table-cell office:value-type="string">
            <text:p>3 - Restanque - 179 m</text:p>
          </table:table-cell>
          <table:table-cell office:value-type="string">
            <text:p>15 - Saint-Martin - 35 m</text:p>
          </table:table-cell>
          <table:table-cell table:number-columns-repeated="2" office:value-type="string">
            <text:p>Oui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il Alain Bashung</text:p>
          </table:table-cell>
          <table:table-cell office:value-type="string">
            <text:p>Mail Bashung</text:p>
          </table:table-cell>
          <table:table-cell table:number-columns-repeated="2" office:value-type="string">
            <text:p>19840101</text:p>
          </table:table-cell>
          <table:table-cell office:value-type="float" office:value="6006">
            <text:p>6006</text:p>
          </table:table-cell>
          <table:table-cell office:value-type="string">
            <text:p>Square</text:p>
          </table:table-cell>
          <table:table-cell office:value-type="string">
            <text:p>L6</text:p>
          </table:table-cell>
          <table:table-cell office:value-type="float" office:value="3.883508">
            <text:p>3,883508</text:p>
          </table:table-cell>
          <table:table-cell office:value-type="float" office:value="43.593924">
            <text:p>43,593924</text:p>
          </table:table-cell>
          <table:table-cell office:value-type="string">
            <text:p>Avenue du Maréchal Leclerc</text:p>
          </table:table-cell>
          <table:table-cell office:value-type="string">
            <text:p>3 - Saint Martin - 325 m</text:p>
          </table:table-cell>
          <table:table-cell office:value-type="string">
            <text:p>15 - La Crèche - 108 m</text:p>
          </table:table-cell>
          <table:table-cell table:number-columns-repeated="2" office:value-type="string">
            <text:p>Oui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splanade de Celleneuve</text:p>
          </table:table-cell>
          <table:table-cell office:value-type="string">
            <text:p>Esplanade Celleneuve</text:p>
          </table:table-cell>
          <table:table-cell table:number-columns-repeated="2" office:value-type="string">
            <text:p>19250101</text:p>
          </table:table-cell>
          <table:table-cell office:value-type="float" office:value="646">
            <text:p>646</text:p>
          </table:table-cell>
          <table:table-cell office:value-type="string">
            <text:p>Square</text:p>
          </table:table-cell>
          <table:table-cell office:value-type="string">
            <text:p>D10</text:p>
          </table:table-cell>
          <table:table-cell office:value-type="float" office:value="3.830597">
            <text:p>3,830597</text:p>
          </table:table-cell>
          <table:table-cell office:value-type="float" office:value="43.613768">
            <text:p>43,613768</text:p>
          </table:table-cell>
          <table:table-cell office:value-type="string">
            <text:p>Allée Antonin Chauliac, allée Pierre Carabasse</text:p>
          </table:table-cell>
          <table:table-cell office:value-type="string">
            <text:p>3 - Celleneuve - 442 m</text:p>
          </table:table-cell>
          <table:table-cell office:value-type="string">
            <text:p>15 - Marie Curie - 123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rc Georges Brassens</text:p>
          </table:table-cell>
          <table:table-cell office:value-type="string">
            <text:p>Parc Brassens</text:p>
          </table:table-cell>
          <table:table-cell table:number-columns-repeated="2" office:value-type="string">
            <text:p>19911101</text:p>
          </table:table-cell>
          <table:table-cell office:value-type="float" office:value="14910">
            <text:p>14910</text:p>
          </table:table-cell>
          <table:table-cell office:value-type="string">
            <text:p>Parc</text:p>
          </table:table-cell>
          <table:table-cell office:value-type="string">
            <text:p>A15</text:p>
          </table:table-cell>
          <table:table-cell office:value-type="float" office:value="3.812892">
            <text:p>3,812892</text:p>
          </table:table-cell>
          <table:table-cell office:value-type="float" office:value="43.638472">
            <text:p>43,638472</text:p>
          </table:table-cell>
          <table:table-cell office:value-type="string">
            <text:p>Rue du Comté de Nice</text:p>
          </table:table-cell>
          <table:table-cell office:value-type="string">
            <text:p>1 - Hauts de Massane - 823 m</text:p>
          </table:table-cell>
          <table:table-cell office:value-type="string">
            <text:p>15 - Comté de Nice - 121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ire de jeux de Louisville</text:p>
          </table:table-cell>
          <table:table-cell office:value-type="string">
            <text:p>Jeux Louisville</text:p>
          </table:table-cell>
          <table:table-cell table:number-columns-repeated="2" office:value-type="string">
            <text:p>19820101</text:p>
          </table:table-cell>
          <table:table-cell office:value-type="float" office:value="4070">
            <text:p>4070</text:p>
          </table:table-cell>
          <table:table-cell office:value-type="string">
            <text:p>Square</text:p>
          </table:table-cell>
          <table:table-cell office:value-type="string">
            <text:p>B12</text:p>
          </table:table-cell>
          <table:table-cell office:value-type="float" office:value="3.814873">
            <text:p>3,814873</text:p>
          </table:table-cell>
          <table:table-cell office:value-type="float" office:value="43.624569">
            <text:p>43,624569</text:p>
          </table:table-cell>
          <table:table-cell office:value-type="string">
            <text:p>Avenue de Louisville</text:p>
          </table:table-cell>
          <table:table-cell office:value-type="string">
            <text:p>1 - Halles de la Paillade - 339 m</text:p>
          </table:table-cell>
          <table:table-cell office:value-type="string">
            <text:p>15 - Louisville - 90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e petit Mail de la Mosson</text:p>
          </table:table-cell>
          <table:table-cell office:value-type="string">
            <text:p>Petit Mail</text:p>
          </table:table-cell>
          <table:table-cell table:number-columns-repeated="2" office:value-type="string">
            <text:p>19690101</text:p>
          </table:table-cell>
          <table:table-cell office:value-type="float" office:value="24671">
            <text:p>24671</text:p>
          </table:table-cell>
          <table:table-cell office:value-type="string">
            <text:p>Square</text:p>
          </table:table-cell>
          <table:table-cell office:value-type="string">
            <text:p>B12</text:p>
          </table:table-cell>
          <table:table-cell office:value-type="float" office:value="3.816309">
            <text:p>3,816309</text:p>
          </table:table-cell>
          <table:table-cell office:value-type="float" office:value="43.622647">
            <text:p>43,622647</text:p>
          </table:table-cell>
          <table:table-cell office:value-type="string">
            <text:p>Avenue d'heidelberg</text:p>
          </table:table-cell>
          <table:table-cell office:value-type="string">
            <text:p>1 - Mosson - 139 m</text:p>
          </table:table-cell>
          <table:table-cell office:value-type="string">
            <text:p>15 - Trident - 116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quare Pierre Causse</text:p>
          </table:table-cell>
          <table:table-cell office:value-type="string">
            <text:p>Sq P Causse</text:p>
          </table:table-cell>
          <table:table-cell table:number-columns-repeated="2" office:value-type="string">
            <text:p>19740101</text:p>
          </table:table-cell>
          <table:table-cell office:value-type="float" office:value="2324">
            <text:p>2324</text:p>
          </table:table-cell>
          <table:table-cell office:value-type="string">
            <text:p>Square</text:p>
          </table:table-cell>
          <table:table-cell office:value-type="string">
            <text:p>E10</text:p>
          </table:table-cell>
          <table:table-cell office:value-type="float" office:value="3.834625">
            <text:p>3,834625</text:p>
          </table:table-cell>
          <table:table-cell office:value-type="float" office:value="43.610359">
            <text:p>43,610359</text:p>
          </table:table-cell>
          <table:table-cell office:value-type="string">
            <text:p>Rue Pierre Causse</text:p>
          </table:table-cell>
          <table:table-cell office:value-type="string">
            <text:p>3 - Tonnelles - 676 m</text:p>
          </table:table-cell>
          <table:table-cell office:value-type="string">
            <text:p>7 - Gustave Eiffel - 197 m</text:p>
          </table:table-cell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quare François Dezeuze</text:p>
          </table:table-cell>
          <table:table-cell office:value-type="string">
            <text:p>Sq Dezeuze</text:p>
          </table:table-cell>
          <table:table-cell table:number-columns-repeated="2" office:value-type="string">
            <text:p>19600101</text:p>
          </table:table-cell>
          <table:table-cell office:value-type="float" office:value="2157">
            <text:p>2157</text:p>
          </table:table-cell>
          <table:table-cell office:value-type="string">
            <text:p>Square</text:p>
          </table:table-cell>
          <table:table-cell office:value-type="string">
            <text:p>F9</text:p>
          </table:table-cell>
          <table:table-cell office:value-type="float" office:value="3.840116">
            <text:p>3,840116</text:p>
          </table:table-cell>
          <table:table-cell office:value-type="float" office:value="43.608241">
            <text:p>43,608241</text:p>
          </table:table-cell>
          <table:table-cell office:value-type="string">
            <text:p>Rue F. Dezeuze</text:p>
          </table:table-cell>
          <table:table-cell office:value-type="string">
            <text:p>3 - Tonnelles - 588 m</text:p>
          </table:table-cell>
          <table:table-cell office:value-type="string">
            <text:p>7 - Lycée Jules Ferry - 85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quare Boussinesq</text:p>
          </table:table-cell>
          <table:table-cell office:value-type="string">
            <text:p>Sq Boussinesq</text:p>
          </table:table-cell>
          <table:table-cell table:number-columns-repeated="2" office:value-type="string">
            <text:p>19670101</text:p>
          </table:table-cell>
          <table:table-cell office:value-type="float" office:value="770">
            <text:p>770</text:p>
          </table:table-cell>
          <table:table-cell office:value-type="string">
            <text:p>Square</text:p>
          </table:table-cell>
          <table:table-cell office:value-type="string">
            <text:p>H10</text:p>
          </table:table-cell>
          <table:table-cell office:value-type="float" office:value="3.85835">
            <text:p>3,85835</text:p>
          </table:table-cell>
          <table:table-cell office:value-type="float" office:value="43.612008">
            <text:p>43,612008</text:p>
          </table:table-cell>
          <table:table-cell office:value-type="string">
            <text:p>Rue Boussinesq</text:p>
          </table:table-cell>
          <table:table-cell office:value-type="string">
            <text:p>3 - Astruc - 298 m</text:p>
          </table:table-cell>
          <table:table-cell office:value-type="string">
            <text:p>6 - Louvain - 153 m</text:p>
          </table:table-cell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quare des Arceaux</text:p>
          </table:table-cell>
          <table:table-cell office:value-type="string">
            <text:p>Sq des Arceaux</text:p>
          </table:table-cell>
          <table:table-cell table:number-columns-repeated="2" office:value-type="string">
            <text:p>19480101</text:p>
          </table:table-cell>
          <table:table-cell office:value-type="float" office:value="697">
            <text:p>697</text:p>
          </table:table-cell>
          <table:table-cell office:value-type="string">
            <text:p>Square</text:p>
          </table:table-cell>
          <table:table-cell office:value-type="string">
            <text:p>i10</text:p>
          </table:table-cell>
          <table:table-cell office:value-type="float" office:value="3.860921">
            <text:p>3,860921</text:p>
          </table:table-cell>
          <table:table-cell office:value-type="float" office:value="43.611974">
            <text:p>43,611974</text:p>
          </table:table-cell>
          <table:table-cell office:value-type="string">
            <text:p>Bd des Arceaux</text:p>
          </table:table-cell>
          <table:table-cell office:value-type="string">
            <text:p>3 - Les Arceaux - 314 m</text:p>
          </table:table-cell>
          <table:table-cell office:value-type="string">
            <text:p>6 - Avenue de l'Agriculture - 30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quare Figuerolles</text:p>
          </table:table-cell>
          <table:table-cell office:value-type="string">
            <text:p>Sq Figuerolles</text:p>
          </table:table-cell>
          <table:table-cell table:number-columns-repeated="2" office:value-type="string">
            <text:p>19920301</text:p>
          </table:table-cell>
          <table:table-cell office:value-type="float" office:value="2970">
            <text:p>2970</text:p>
          </table:table-cell>
          <table:table-cell office:value-type="string">
            <text:p>Square</text:p>
          </table:table-cell>
          <table:table-cell office:value-type="string">
            <text:p>i9</text:p>
          </table:table-cell>
          <table:table-cell office:value-type="float" office:value="3.86159">
            <text:p>3,86159</text:p>
          </table:table-cell>
          <table:table-cell office:value-type="float" office:value="43.606091">
            <text:p>43,606091</text:p>
          </table:table-cell>
          <table:table-cell office:value-type="string">
            <text:p>Faubourg Figuerolles</text:p>
          </table:table-cell>
          <table:table-cell office:value-type="string">
            <text:p>3 - Les Arceaux - 436 m</text:p>
          </table:table-cell>
          <table:table-cell office:value-type="string">
            <text:p>11 - Claret - 4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quare des Brusses</text:p>
          </table:table-cell>
          <table:table-cell office:value-type="string">
            <text:p>Sq des Brusses</text:p>
          </table:table-cell>
          <table:table-cell table:number-columns-repeated="2" office:value-type="string">
            <text:p>19650101</text:p>
          </table:table-cell>
          <table:table-cell office:value-type="float" office:value="3360">
            <text:p>3360</text:p>
          </table:table-cell>
          <table:table-cell office:value-type="string">
            <text:p>Square</text:p>
          </table:table-cell>
          <table:table-cell office:value-type="string">
            <text:p>H14</text:p>
          </table:table-cell>
          <table:table-cell office:value-type="float" office:value="3.859193">
            <text:p>3,859193</text:p>
          </table:table-cell>
          <table:table-cell office:value-type="float" office:value="43.633592">
            <text:p>43,633592</text:p>
          </table:table-cell>
          <table:table-cell office:value-type="string">
            <text:p>Rue du Dauphiné</text:p>
          </table:table-cell>
          <table:table-cell office:value-type="string">
            <text:p>1 - Université des sciences et lettres - 526 m</text:p>
          </table:table-cell>
          <table:table-cell office:value-type="string">
            <text:p>13 - Gascogne - 109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quare Hildevert</text:p>
          </table:table-cell>
          <table:table-cell office:value-type="string">
            <text:p>Sq Hildevert</text:p>
          </table:table-cell>
          <table:table-cell table:number-columns-repeated="2" office:value-type="string">
            <text:p>19840101</text:p>
          </table:table-cell>
          <table:table-cell office:value-type="float" office:value="1981">
            <text:p>1981</text:p>
          </table:table-cell>
          <table:table-cell office:value-type="string">
            <text:p>Square</text:p>
          </table:table-cell>
          <table:table-cell office:value-type="string">
            <text:p>L7</text:p>
          </table:table-cell>
          <table:table-cell office:value-type="float" office:value="3.885449">
            <text:p>3,885449</text:p>
          </table:table-cell>
          <table:table-cell office:value-type="float" office:value="43.59752">
            <text:p>43,59752</text:p>
          </table:table-cell>
          <table:table-cell office:value-type="string">
            <text:p>Rue Frédéric Fabrèges</text:p>
          </table:table-cell>
          <table:table-cell office:value-type="string">
            <text:p>3 - Saint Martin - 653 m</text:p>
          </table:table-cell>
          <table:table-cell office:value-type="string">
            <text:p>16 - Frédéric Fabrèges - 94 m</text:p>
          </table:table-cell>
          <table:table-cell table:number-columns-repeated="2" office:value-type="string">
            <text:p>Oui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Les Clolus 1</text:p>
          </table:table-cell>
          <table:table-cell office:value-type="string">
            <text:p>Les Clolus 1</text:p>
          </table:table-cell>
          <table:table-cell table:number-columns-repeated="2" office:value-type="string">
            <text:p>19630101</text:p>
          </table:table-cell>
          <table:table-cell office:value-type="float" office:value="481">
            <text:p>481</text:p>
          </table:table-cell>
          <table:table-cell office:value-type="string">
            <text:p>Square</text:p>
          </table:table-cell>
          <table:table-cell office:value-type="string">
            <text:p>L14</text:p>
          </table:table-cell>
          <table:table-cell office:value-type="float" office:value="3.880417">
            <text:p>3,880417</text:p>
          </table:table-cell>
          <table:table-cell office:value-type="float" office:value="43.629925">
            <text:p>43,629925</text:p>
          </table:table-cell>
          <table:table-cell office:value-type="string">
            <text:p>Rue des Alpilles</text:p>
          </table:table-cell>
          <table:table-cell office:value-type="string">
            <text:p>2 - Aiguelongue - 480 m</text:p>
          </table:table-cell>
          <table:table-cell office:value-type="string">
            <text:p>5 - Alpilles - 66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quare des Gélinottes</text:p>
          </table:table-cell>
          <table:table-cell office:value-type="string">
            <text:p>Les Clolus 2</text:p>
          </table:table-cell>
          <table:table-cell table:number-columns-repeated="2" office:value-type="string">
            <text:p>19640101</text:p>
          </table:table-cell>
          <table:table-cell office:value-type="float" office:value="1434">
            <text:p>1434</text:p>
          </table:table-cell>
          <table:table-cell office:value-type="string">
            <text:p>Square</text:p>
          </table:table-cell>
          <table:table-cell office:value-type="string">
            <text:p>L13</text:p>
          </table:table-cell>
          <table:table-cell office:value-type="float" office:value="3.879839">
            <text:p>3,879839</text:p>
          </table:table-cell>
          <table:table-cell office:value-type="float" office:value="43.628562">
            <text:p>43,628562</text:p>
          </table:table-cell>
          <table:table-cell office:value-type="string">
            <text:p>Rue des Gélinottes</text:p>
          </table:table-cell>
          <table:table-cell office:value-type="string">
            <text:p>2 - Aiguelongue - 376 m</text:p>
          </table:table-cell>
          <table:table-cell office:value-type="string">
            <text:p>5 - Clolus - 101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ire de jeux Clos des Orangers</text:p>
          </table:table-cell>
          <table:table-cell office:value-type="string">
            <text:p>Jeux Clos Orangers</text:p>
          </table:table-cell>
          <table:table-cell table:number-columns-repeated="2" office:value-type="string">
            <text:p>19790101</text:p>
          </table:table-cell>
          <table:table-cell office:value-type="float" office:value="1049">
            <text:p>1049</text:p>
          </table:table-cell>
          <table:table-cell office:value-type="string">
            <text:p>Square</text:p>
          </table:table-cell>
          <table:table-cell office:value-type="string">
            <text:p>H8</text:p>
          </table:table-cell>
          <table:table-cell office:value-type="float" office:value="3.853815">
            <text:p>3,853815</text:p>
          </table:table-cell>
          <table:table-cell office:value-type="float" office:value="43.600366">
            <text:p>43,600366</text:p>
          </table:table-cell>
          <table:table-cell office:value-type="string">
            <text:p>29 rue de l'Escoutadou, 321 rue du Lavandin accès parking</text:p>
          </table:table-cell>
          <table:table-cell office:value-type="string">
            <text:p>3 - Astruc - 1110 m</text:p>
          </table:table-cell>
          <table:table-cell office:value-type="string">
            <text:p>11 - Cité Valette - 198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arc Enclava del lop</text:p>
          </table:table-cell>
          <table:table-cell office:value-type="string">
            <text:p>Parc Enclava del lop</text:p>
          </table:table-cell>
          <table:table-cell table:number-columns-repeated="2" office:value-type="string">
            <text:p>19890101</text:p>
          </table:table-cell>
          <table:table-cell office:value-type="float" office:value="2068">
            <text:p>2068</text:p>
          </table:table-cell>
          <table:table-cell office:value-type="string">
            <text:p>Square</text:p>
          </table:table-cell>
          <table:table-cell office:value-type="string">
            <text:p>G8</text:p>
          </table:table-cell>
          <table:table-cell office:value-type="float" office:value="3.846976">
            <text:p>3,846976</text:p>
          </table:table-cell>
          <table:table-cell office:value-type="float" office:value="43.600751">
            <text:p>43,600751</text:p>
          </table:table-cell>
          <table:table-cell office:value-type="string">
            <text:p>Route de Laverune</text:p>
          </table:table-cell>
          <table:table-cell office:value-type="string">
            <text:p>3 - Jules Guesde - 1169 m</text:p>
          </table:table-cell>
          <table:table-cell office:value-type="string">
            <text:p>6 - Pas du Loup - 120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string">
            <text:p>Parc des Sylvains</text:p>
          </table:table-cell>
          <table:table-cell table:number-columns-repeated="2" office:value-type="string">
            <text:p>19830101</text:p>
          </table:table-cell>
          <table:table-cell office:value-type="float" office:value="3393">
            <text:p>3393</text:p>
          </table:table-cell>
          <table:table-cell office:value-type="string">
            <text:p>Square</text:p>
          </table:table-cell>
          <table:table-cell office:value-type="string">
            <text:p>J6</text:p>
          </table:table-cell>
          <table:table-cell office:value-type="float" office:value="3.868212">
            <text:p>3,868212</text:p>
          </table:table-cell>
          <table:table-cell office:value-type="float" office:value="43.590841">
            <text:p>43,590841</text:p>
          </table:table-cell>
          <table:table-cell office:value-type="string">
            <text:p>Ave Villeneuve d'Angoulême</text:p>
          </table:table-cell>
          <table:table-cell office:value-type="string">
            <text:p>2 - Croix d'Argent - 226 m</text:p>
          </table:table-cell>
          <table:table-cell office:value-type="string">
            <text:p>10 - Les Pins - 417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arc des Aiguerelles</text:p>
          </table:table-cell>
          <table:table-cell office:value-type="string">
            <text:p>Parc Aiguerelles</text:p>
          </table:table-cell>
          <table:table-cell office:value-type="string">
            <text:p>01/01/1850</text:p>
          </table:table-cell>
          <table:table-cell office:value-type="string">
            <text:p>19880101</text:p>
          </table:table-cell>
          <table:table-cell office:value-type="float" office:value="2376">
            <text:p>2376</text:p>
          </table:table-cell>
          <table:table-cell office:value-type="string">
            <text:p>Square</text:p>
          </table:table-cell>
          <table:table-cell office:value-type="string">
            <text:p>M7</text:p>
          </table:table-cell>
          <table:table-cell office:value-type="float" office:value="3.891126">
            <text:p>3,891126</text:p>
          </table:table-cell>
          <table:table-cell office:value-type="float" office:value="43.598426">
            <text:p>43,598426</text:p>
          </table:table-cell>
          <table:table-cell office:value-type="string">
            <text:p>603, Avenue du pont Trinquat</text:p>
          </table:table-cell>
          <table:table-cell office:value-type="string">
            <text:p>1 - Moularès - 426 m</text:p>
          </table:table-cell>
          <table:table-cell office:value-type="string">
            <text:p>15 - Collège des Aiguerelles - 62 m</text:p>
          </table:table-cell>
          <table:table-cell table:number-columns-repeated="2" office:value-type="string">
            <text:p>Oui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Mare écologique</text:p>
          </table:table-cell>
          <table:table-cell office:value-type="string">
            <text:p>01/01/1550</text:p>
          </table:table-cell>
          <table:table-cell office:value-type="string">
            <text:p>19790101</text:p>
          </table:table-cell>
          <table:table-cell office:value-type="float" office:value="10032">
            <text:p>10032</text:p>
          </table:table-cell>
          <table:table-cell office:value-type="string">
            <text:p>Bois</text:p>
          </table:table-cell>
          <table:table-cell office:value-type="string">
            <text:p>R11</text:p>
          </table:table-cell>
          <table:table-cell office:value-type="float" office:value="3.924472">
            <text:p>3,924472</text:p>
          </table:table-cell>
          <table:table-cell office:value-type="float" office:value="43.616157">
            <text:p>43,616157</text:p>
          </table:table-cell>
          <table:table-cell office:value-type="string">
            <text:p>Grammont</text:p>
          </table:table-cell>
          <table:table-cell office:value-type="string">
            <text:p>1 - Odysseum - 1417 m</text:p>
          </table:table-cell>
          <table:table-cell office:value-type="string">
            <text:p>9 - Grammont - 548 m</text:p>
          </table:table-cell>
          <table:table-cell table:number-columns-repeated="2"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rc Magnol</text:p>
          </table:table-cell>
          <table:table-cell office:value-type="string">
            <text:p>Parc Magnol</text:p>
          </table:table-cell>
          <table:table-cell office:value-type="string">
            <text:p>01/01/1850</text:p>
          </table:table-cell>
          <table:table-cell office:value-type="string">
            <text:p>19870901</text:p>
          </table:table-cell>
          <table:table-cell office:value-type="float" office:value="3527">
            <text:p>3527</text:p>
          </table:table-cell>
          <table:table-cell office:value-type="string">
            <text:p>Square</text:p>
          </table:table-cell>
          <table:table-cell office:value-type="string">
            <text:p>i11</text:p>
          </table:table-cell>
          <table:table-cell office:value-type="float" office:value="3.863218">
            <text:p>3,863218</text:p>
          </table:table-cell>
          <table:table-cell office:value-type="float" office:value="43.617316">
            <text:p>43,617316</text:p>
          </table:table-cell>
          <table:table-cell office:value-type="string">
            <text:p>Rue de las Sorbes</text:p>
          </table:table-cell>
          <table:table-cell office:value-type="string">
            <text:p>1 - Stade Philippides - 544 m</text:p>
          </table:table-cell>
          <table:table-cell office:value-type="string">
            <text:p>16 - Collège Camille Claudel - 133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arc Azéma</text:p>
          </table:table-cell>
          <table:table-cell office:value-type="string">
            <text:p>Parc Azéma</text:p>
          </table:table-cell>
          <table:table-cell office:value-type="string">
            <text:p>01/01/1850</text:p>
          </table:table-cell>
          <table:table-cell office:value-type="string">
            <text:p>19880101</text:p>
          </table:table-cell>
          <table:table-cell office:value-type="float" office:value="6619">
            <text:p>6619</text:p>
          </table:table-cell>
          <table:table-cell office:value-type="string">
            <text:p>Square</text:p>
          </table:table-cell>
          <table:table-cell office:value-type="string">
            <text:p>D11</text:p>
          </table:table-cell>
          <table:table-cell office:value-type="float" office:value="3.828678">
            <text:p>3,828678</text:p>
          </table:table-cell>
          <table:table-cell office:value-type="float" office:value="43.616023">
            <text:p>43,616023</text:p>
          </table:table-cell>
          <table:table-cell office:value-type="string">
            <text:p>Rue des communautés</text:p>
          </table:table-cell>
          <table:table-cell office:value-type="string">
            <text:p>3 - Celleneuve - 228 m</text:p>
          </table:table-cell>
          <table:table-cell office:value-type="string">
            <text:p>15 - Favre de Saint-Castor - 142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Prairies Grammont</text:p>
          </table:table-cell>
          <table:table-cell table:number-columns-repeated="2" office:value-type="string">
            <text:p>19780101</text:p>
          </table:table-cell>
          <table:table-cell office:value-type="float" office:value="27140">
            <text:p>27140</text:p>
          </table:table-cell>
          <table:table-cell office:value-type="string">
            <text:p>Parc</text:p>
          </table:table-cell>
          <table:table-cell office:value-type="string">
            <text:p>S11</text:p>
          </table:table-cell>
          <table:table-cell office:value-type="float" office:value="3.92686">
            <text:p>3,92686</text:p>
          </table:table-cell>
          <table:table-cell office:value-type="float" office:value="43.616328">
            <text:p>43,616328</text:p>
          </table:table-cell>
          <table:table-cell office:value-type="string">
            <text:p>Avenue Albert Einstein</text:p>
          </table:table-cell>
          <table:table-cell office:value-type="string">
            <text:p>1 - Odysseum - 1483 m</text:p>
          </table:table-cell>
          <table:table-cell office:value-type="string">
            <text:p>9 - Grammont - 390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quare des Terres Blanches</text:p>
          </table:table-cell>
          <table:table-cell office:value-type="string">
            <text:p>Sq Terres Blanches</text:p>
          </table:table-cell>
          <table:table-cell table:number-columns-repeated="2" office:value-type="string">
            <text:p>19630101</text:p>
          </table:table-cell>
          <table:table-cell office:value-type="float" office:value="2015">
            <text:p>2015</text:p>
          </table:table-cell>
          <table:table-cell office:value-type="string">
            <text:p>Square</text:p>
          </table:table-cell>
          <table:table-cell office:value-type="string">
            <text:p>F13</text:p>
          </table:table-cell>
          <table:table-cell office:value-type="float" office:value="3.844682">
            <text:p>3,844682</text:p>
          </table:table-cell>
          <table:table-cell office:value-type="float" office:value="43.625207">
            <text:p>43,625207</text:p>
          </table:table-cell>
          <table:table-cell office:value-type="string">
            <text:p>Rue Joseph Roumanille</text:p>
          </table:table-cell>
          <table:table-cell office:value-type="string">
            <text:p>3 - Hôtel du Département - 894 m</text:p>
          </table:table-cell>
          <table:table-cell office:value-type="string">
            <text:p>16 - Sainte-Geneviève - 225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quare Jean Baumel</text:p>
          </table:table-cell>
          <table:table-cell office:value-type="string">
            <text:p>Sq Baumel</text:p>
          </table:table-cell>
          <table:table-cell table:number-columns-repeated="2" office:value-type="string">
            <text:p>19880901</text:p>
          </table:table-cell>
          <table:table-cell office:value-type="float" office:value="285">
            <text:p>285</text:p>
          </table:table-cell>
          <table:table-cell office:value-type="string">
            <text:p>Square</text:p>
          </table:table-cell>
          <table:table-cell office:value-type="string">
            <text:p>H16</text:p>
          </table:table-cell>
          <table:table-cell office:value-type="float" office:value="3.858357">
            <text:p>3,858357</text:p>
          </table:table-cell>
          <table:table-cell office:value-type="float" office:value="43.64037">
            <text:p>43,64037</text:p>
          </table:table-cell>
          <table:table-cell office:value-type="string">
            <text:p>Plan des 4 Seigneurs</text:p>
          </table:table-cell>
          <table:table-cell office:value-type="string">
            <text:p>1 - Occitanie - 1021 m</text:p>
          </table:table-cell>
          <table:table-cell office:value-type="string">
            <text:p>13 - Plan des 4 Seigneurs - 66 m</text:p>
          </table:table-cell>
          <table:table-cell table:number-columns-repeated="2" office:value-type="string">
            <text:p>Oui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erges Mosson (sud)</text:p>
          </table:table-cell>
          <table:table-cell office:value-type="string">
            <text:p>Berges Mosson S</text:p>
          </table:table-cell>
          <table:table-cell office:value-type="string">
            <text:p>18991231</text:p>
          </table:table-cell>
          <table:table-cell office:value-type="string">
            <text:p>19760101</text:p>
          </table:table-cell>
          <table:table-cell office:value-type="float" office:value="79280">
            <text:p>79280</text:p>
          </table:table-cell>
          <table:table-cell office:value-type="string">
            <text:p>Berges</text:p>
          </table:table-cell>
          <table:table-cell office:value-type="string">
            <text:p>B12</text:p>
          </table:table-cell>
          <table:table-cell office:value-type="float" office:value="3.813361">
            <text:p>3,813361</text:p>
          </table:table-cell>
          <table:table-cell office:value-type="float" office:value="43.620187">
            <text:p>43,620187</text:p>
          </table:table-cell>
          <table:table-cell office:value-type="string">
            <text:p>Ave d'Heildelberg</text:p>
          </table:table-cell>
          <table:table-cell office:value-type="string">
            <text:p>1 - Mosson - 357 m</text:p>
          </table:table-cell>
          <table:table-cell office:value-type="string">
            <text:p>15 - Mosson - 272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ardin de la Canourgue</text:p>
          </table:table-cell>
          <table:table-cell office:value-type="string">
            <text:p>Jardin Canourgue</text:p>
          </table:table-cell>
          <table:table-cell table:number-columns-repeated="2" office:value-type="string">
            <text:p>01/01/1650</text:p>
          </table:table-cell>
          <table:table-cell office:value-type="float" office:value="2441">
            <text:p>2441</text:p>
          </table:table-cell>
          <table:table-cell office:value-type="string">
            <text:p>Square</text:p>
          </table:table-cell>
          <table:table-cell office:value-type="string">
            <text:p>K10</text:p>
          </table:table-cell>
          <table:table-cell office:value-type="float" office:value="3.874458">
            <text:p>3,874458</text:p>
          </table:table-cell>
          <table:table-cell office:value-type="float" office:value="43.611698">
            <text:p>43,611698</text:p>
          </table:table-cell>
          <table:table-cell office:value-type="string">
            <text:p>rue Sainte Croix</text:p>
          </table:table-cell>
          <table:table-cell office:value-type="string">
            <text:p>1 - Louis Blanc - 446 m</text:p>
          </table:table-cell>
          <table:table-cell office:value-type="string">
            <text:p>6 - Peyrou - 195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romenade du Peyrou</text:p>
          </table:table-cell>
          <table:table-cell office:value-type="string">
            <text:p>Promenade Peyrou</text:p>
          </table:table-cell>
          <table:table-cell table:number-columns-repeated="2" office:value-type="string">
            <text:p>01/01/1774</text:p>
          </table:table-cell>
          <table:table-cell office:value-type="float" office:value="45350">
            <text:p>45350</text:p>
          </table:table-cell>
          <table:table-cell office:value-type="string">
            <text:p>Parc</text:p>
          </table:table-cell>
          <table:table-cell office:value-type="string">
            <text:p>J10</text:p>
          </table:table-cell>
          <table:table-cell office:value-type="float" office:value="3.869672">
            <text:p>3,869672</text:p>
          </table:table-cell>
          <table:table-cell office:value-type="float" office:value="43.611213">
            <text:p>43,611213</text:p>
          </table:table-cell>
          <table:table-cell office:value-type="string">
            <text:p>Rue François Franque, rue de la Blottière, r Hilaire Ricard</text:p>
          </table:table-cell>
          <table:table-cell office:value-type="string">
            <text:p>3 - Plan Cabanes - 328 m</text:p>
          </table:table-cell>
          <table:table-cell office:value-type="string">
            <text:p>6 - Pitot - 105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ire de jeux Villeneuve d'Angoulême</text:p>
          </table:table-cell>
          <table:table-cell office:value-type="string">
            <text:p>Jeux Villeneuve Ango</text:p>
          </table:table-cell>
          <table:table-cell table:number-columns-repeated="2" office:value-type="string">
            <text:p>19580101</text:p>
          </table:table-cell>
          <table:table-cell office:value-type="float" office:value="2897">
            <text:p>2897</text:p>
          </table:table-cell>
          <table:table-cell office:value-type="string">
            <text:p>Square</text:p>
          </table:table-cell>
          <table:table-cell office:value-type="string">
            <text:p>J7</text:p>
          </table:table-cell>
          <table:table-cell office:value-type="float" office:value="3.869017">
            <text:p>3,869017</text:p>
          </table:table-cell>
          <table:table-cell office:value-type="float" office:value="43.596745">
            <text:p>43,596745</text:p>
          </table:table-cell>
          <table:table-cell office:value-type="string">
            <text:p>Rue Villeneuve d'Angoulême</text:p>
          </table:table-cell>
          <table:table-cell office:value-type="string">
            <text:p>2 - Mas Drevon - 159 m</text:p>
          </table:table-cell>
          <table:table-cell office:value-type="string">
            <text:p>6 - Guillaume Janvier - 376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Les Clolus 3</text:p>
          </table:table-cell>
          <table:table-cell table:number-columns-repeated="2" office:value-type="string">
            <text:p>19650101</text:p>
          </table:table-cell>
          <table:table-cell office:value-type="float" office:value="1716">
            <text:p>1716</text:p>
          </table:table-cell>
          <table:table-cell office:value-type="string">
            <text:p>Square</text:p>
          </table:table-cell>
          <table:table-cell office:value-type="string">
            <text:p>K14</text:p>
          </table:table-cell>
          <table:table-cell office:value-type="float" office:value="3.87633">
            <text:p>3,87633</text:p>
          </table:table-cell>
          <table:table-cell office:value-type="float" office:value="43.629558">
            <text:p>43,629558</text:p>
          </table:table-cell>
          <table:table-cell office:value-type="string">
            <text:p>Rue Cyrano de Bergerac</text:p>
          </table:table-cell>
          <table:table-cell office:value-type="string">
            <text:p>2 - Aiguelongue - 655 m</text:p>
          </table:table-cell>
          <table:table-cell office:value-type="string">
            <text:p>5 - Alpilles - 240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quare des Près d'Arènes</text:p>
          </table:table-cell>
          <table:table-cell office:value-type="string">
            <text:p>Sq Près d'Arènes</text:p>
          </table:table-cell>
          <table:table-cell table:number-columns-repeated="2" office:value-type="string">
            <text:p>19870101</text:p>
          </table:table-cell>
          <table:table-cell office:value-type="float" office:value="1033">
            <text:p>1033</text:p>
          </table:table-cell>
          <table:table-cell office:value-type="string">
            <text:p>Square</text:p>
          </table:table-cell>
          <table:table-cell office:value-type="string">
            <text:p>M6</text:p>
          </table:table-cell>
          <table:table-cell office:value-type="float" office:value="3.889898">
            <text:p>3,889898</text:p>
          </table:table-cell>
          <table:table-cell office:value-type="float" office:value="43.590884">
            <text:p>43,590884</text:p>
          </table:table-cell>
          <table:table-cell office:value-type="string">
            <text:p>Ave de Palavas</text:p>
          </table:table-cell>
          <table:table-cell office:value-type="string">
            <text:p>3 - Garcia Lorca - 206 m</text:p>
          </table:table-cell>
          <table:table-cell office:value-type="string">
            <text:p>16 - Garcia Lorca - 72 m</text:p>
          </table:table-cell>
          <table:table-cell table:number-columns-repeated="2" office:value-type="string">
            <text:p>Oui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arc de la Croix d'Argent</text:p>
          </table:table-cell>
          <table:table-cell office:value-type="string">
            <text:p>Parc Croix d'Argent</text:p>
          </table:table-cell>
          <table:table-cell table:number-columns-repeated="2" office:value-type="string">
            <text:p>19890101</text:p>
          </table:table-cell>
          <table:table-cell office:value-type="float" office:value="5130">
            <text:p>5130</text:p>
          </table:table-cell>
          <table:table-cell office:value-type="string">
            <text:p>Square</text:p>
          </table:table-cell>
          <table:table-cell office:value-type="string">
            <text:p>i5</text:p>
          </table:table-cell>
          <table:table-cell office:value-type="float" office:value="3.863873">
            <text:p>3,863873</text:p>
          </table:table-cell>
          <table:table-cell office:value-type="float" office:value="43.587137">
            <text:p>43,587137</text:p>
          </table:table-cell>
          <table:table-cell office:value-type="string">
            <text:p>Ave Villeneuve d'Angoulême</text:p>
          </table:table-cell>
          <table:table-cell office:value-type="string">
            <text:p>2 - Villeneuve d'Angoulême - 242 m</text:p>
          </table:table-cell>
          <table:table-cell office:value-type="string">
            <text:p>10 - Mas de Bagnères - 413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string">
            <text:p>Grand Mail</text:p>
          </table:table-cell>
          <table:table-cell table:number-columns-repeated="2" office:value-type="string">
            <text:p>19600101</text:p>
          </table:table-cell>
          <table:table-cell office:value-type="float" office:value="13080">
            <text:p>13080</text:p>
          </table:table-cell>
          <table:table-cell office:value-type="string">
            <text:p>Square</text:p>
          </table:table-cell>
          <table:table-cell office:value-type="string">
            <text:p>B12</text:p>
          </table:table-cell>
          <table:table-cell office:value-type="float" office:value="3.816554">
            <text:p>3,816554</text:p>
          </table:table-cell>
          <table:table-cell office:value-type="float" office:value="43.624711">
            <text:p>43,624711</text:p>
          </table:table-cell>
          <table:table-cell office:value-type="string">
            <text:p>Grand Mail</text:p>
          </table:table-cell>
          <table:table-cell office:value-type="string">
            <text:p>1 - Halles de la Paillade - 266 m</text:p>
          </table:table-cell>
          <table:table-cell office:value-type="string">
            <text:p>15 - Louisville - 93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quare Maquis Bir-hakeim</text:p>
          </table:table-cell>
          <table:table-cell office:value-type="string">
            <text:p>Sq Bir-hakeim</text:p>
          </table:table-cell>
          <table:table-cell table:number-columns-repeated="2" office:value-type="string">
            <text:p>01/01/1858</text:p>
          </table:table-cell>
          <table:table-cell office:value-type="float" office:value="10420">
            <text:p>10420</text:p>
          </table:table-cell>
          <table:table-cell office:value-type="string">
            <text:p>Parc</text:p>
          </table:table-cell>
          <table:table-cell office:value-type="string">
            <text:p>H10</text:p>
          </table:table-cell>
          <table:table-cell office:value-type="float" office:value="3.857879">
            <text:p>3,857879</text:p>
          </table:table-cell>
          <table:table-cell office:value-type="float" office:value="43.610862">
            <text:p>43,610862</text:p>
          </table:table-cell>
          <table:table-cell office:value-type="string">
            <text:p>BLD BENJAMIN MILHAUD</text:p>
          </table:table-cell>
          <table:table-cell office:value-type="string">
            <text:p>3 - Astruc - 203 m</text:p>
          </table:table-cell>
          <table:table-cell office:value-type="string">
            <text:p>15 - Benjamin Milhaud - 54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ail du Mas de Perrette</text:p>
          </table:table-cell>
          <table:table-cell office:value-type="string">
            <text:p>Mail Mas Perrette</text:p>
          </table:table-cell>
          <table:table-cell table:number-columns-repeated="2" office:value-type="string">
            <text:p>19870101</text:p>
          </table:table-cell>
          <table:table-cell office:value-type="float" office:value="7938">
            <text:p>7938</text:p>
          </table:table-cell>
          <table:table-cell office:value-type="string">
            <text:p>Square</text:p>
          </table:table-cell>
          <table:table-cell office:value-type="string">
            <text:p>F7</text:p>
          </table:table-cell>
          <table:table-cell office:value-type="float" office:value="3.838762">
            <text:p>3,838762</text:p>
          </table:table-cell>
          <table:table-cell office:value-type="float" office:value="43.598183">
            <text:p>43,598183</text:p>
          </table:table-cell>
          <table:table-cell office:value-type="string">
            <text:p><text:s/>Route de Laverune</text:p>
          </table:table-cell>
          <table:table-cell office:value-type="string">
            <text:p>3 - Jules Guesde - 1606 m</text:p>
          </table:table-cell>
          <table:table-cell office:value-type="string">
            <text:p>10 - Les Bouisses - 285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Terrasse des Arceaux</text:p>
          </table:table-cell>
          <table:table-cell office:value-type="string">
            <text:p>Terrasse Arceaux</text:p>
          </table:table-cell>
          <table:table-cell office:value-type="string">
            <text:p>19650101</text:p>
          </table:table-cell>
          <table:table-cell office:value-type="string">
            <text:p>19980101</text:p>
          </table:table-cell>
          <table:table-cell office:value-type="float" office:value="1110">
            <text:p>1110</text:p>
          </table:table-cell>
          <table:table-cell office:value-type="string">
            <text:p>Square</text:p>
          </table:table-cell>
          <table:table-cell office:value-type="string">
            <text:p>J10</text:p>
          </table:table-cell>
          <table:table-cell office:value-type="float" office:value="3.868029">
            <text:p>3,868029</text:p>
          </table:table-cell>
          <table:table-cell office:value-type="float" office:value="43.61134">
            <text:p>43,61134</text:p>
          </table:table-cell>
          <table:table-cell office:value-type="string">
            <text:p>Place des Arceaux</text:p>
          </table:table-cell>
          <table:table-cell office:value-type="string">
            <text:p>3 - Plan Cabanes - 324 m</text:p>
          </table:table-cell>
          <table:table-cell office:value-type="string">
            <text:p>6 - Arceaux - 114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quare Jean Monnet</text:p>
          </table:table-cell>
          <table:table-cell office:value-type="string">
            <text:p>Sq Monnet</text:p>
          </table:table-cell>
          <table:table-cell table:number-columns-repeated="2" office:value-type="string">
            <text:p>19880101</text:p>
          </table:table-cell>
          <table:table-cell office:value-type="float" office:value="2759">
            <text:p>2759</text:p>
          </table:table-cell>
          <table:table-cell office:value-type="string">
            <text:p>Square</text:p>
          </table:table-cell>
          <table:table-cell office:value-type="string">
            <text:p>M8</text:p>
          </table:table-cell>
          <table:table-cell office:value-type="float" office:value="3.889181">
            <text:p>3,889181</text:p>
          </table:table-cell>
          <table:table-cell office:value-type="float" office:value="43.604191">
            <text:p>43,604191</text:p>
          </table:table-cell>
          <table:table-cell office:value-type="string">
            <text:p>Avenue Albert Dubout</text:p>
          </table:table-cell>
          <table:table-cell office:value-type="string">
            <text:p>2 - Voltaire - 82 m</text:p>
          </table:table-cell>
          <table:table-cell office:value-type="string">
            <text:p>8 - Place Carnot - 418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quare rue des scarabées</text:p>
          </table:table-cell>
          <table:table-cell office:value-type="string">
            <text:p>Sq Scarabées</text:p>
          </table:table-cell>
          <table:table-cell table:number-columns-repeated="2" office:value-type="string">
            <text:p>19600101</text:p>
          </table:table-cell>
          <table:table-cell office:value-type="float" office:value="340">
            <text:p>340</text:p>
          </table:table-cell>
          <table:table-cell office:value-type="string">
            <text:p>Square</text:p>
          </table:table-cell>
          <table:table-cell office:value-type="string">
            <text:p>K13</text:p>
          </table:table-cell>
          <table:table-cell office:value-type="float" office:value="3.874127">
            <text:p>3,874127</text:p>
          </table:table-cell>
          <table:table-cell office:value-type="float" office:value="43.626244">
            <text:p>43,626244</text:p>
          </table:table-cell>
          <table:table-cell office:value-type="string">
            <text:p>Rue des Scarabés</text:p>
          </table:table-cell>
          <table:table-cell office:value-type="string">
            <text:p>1 - Boutonnet - 617 m</text:p>
          </table:table-cell>
          <table:table-cell office:value-type="string">
            <text:p>10 - Major Flandre - 8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Berges Mosson (nord)</text:p>
          </table:table-cell>
          <table:table-cell office:value-type="string">
            <text:p>Berges Mosson N</text:p>
          </table:table-cell>
          <table:table-cell office:value-type="string">
            <text:p>18991231</text:p>
          </table:table-cell>
          <table:table-cell office:value-type="string">
            <text:p>19710101</text:p>
          </table:table-cell>
          <table:table-cell office:value-type="float" office:value="198000">
            <text:p>198000</text:p>
          </table:table-cell>
          <table:table-cell office:value-type="string">
            <text:p>Berges</text:p>
          </table:table-cell>
          <table:table-cell office:value-type="string">
            <text:p>B14</text:p>
          </table:table-cell>
          <table:table-cell office:value-type="float" office:value="3.814929">
            <text:p>3,814929</text:p>
          </table:table-cell>
          <table:table-cell office:value-type="float" office:value="43.633237">
            <text:p>43,633237</text:p>
          </table:table-cell>
          <table:table-cell office:value-type="string">
            <text:p>Avenue d'heidelberg</text:p>
          </table:table-cell>
          <table:table-cell office:value-type="string">
            <text:p>1 - Saint-Paul - 541 m</text:p>
          </table:table-cell>
          <table:table-cell office:value-type="string">
            <text:p>15 - Mas de Bellevue - 432 m</text:p>
          </table:table-cell>
          <table:table-cell table:number-columns-repeated="2"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quare de la piscine Mosson</text:p>
          </table:table-cell>
          <table:table-cell office:value-type="string">
            <text:p>Sq Piscine Mosson</text:p>
          </table:table-cell>
          <table:table-cell table:number-columns-repeated="2" office:value-type="string">
            <text:p>19760101</text:p>
          </table:table-cell>
          <table:table-cell office:value-type="float" office:value="2900">
            <text:p>2900</text:p>
          </table:table-cell>
          <table:table-cell office:value-type="string">
            <text:p>Square</text:p>
          </table:table-cell>
          <table:table-cell office:value-type="string">
            <text:p>B12</text:p>
          </table:table-cell>
          <table:table-cell office:value-type="float" office:value="3.815369">
            <text:p>3,815369</text:p>
          </table:table-cell>
          <table:table-cell office:value-type="float" office:value="43.620867">
            <text:p>43,620867</text:p>
          </table:table-cell>
          <table:table-cell office:value-type="string">
            <text:p>Avenue d'Heildelberg, n° 645</text:p>
          </table:table-cell>
          <table:table-cell office:value-type="string">
            <text:p>1 - Mosson - 178 m</text:p>
          </table:table-cell>
          <table:table-cell office:value-type="string">
            <text:p>15 - Mosson - 117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quare des Escarcelliers</text:p>
          </table:table-cell>
          <table:table-cell office:value-type="string">
            <text:p>Sq Escarcelliers</text:p>
          </table:table-cell>
          <table:table-cell table:number-columns-repeated="2" office:value-type="string">
            <text:p>19790101</text:p>
          </table:table-cell>
          <table:table-cell office:value-type="float" office:value="600">
            <text:p>600</text:p>
          </table:table-cell>
          <table:table-cell office:value-type="string">
            <text:p>Square</text:p>
          </table:table-cell>
          <table:table-cell office:value-type="string">
            <text:p>E10</text:p>
          </table:table-cell>
          <table:table-cell office:value-type="float" office:value="3.835096">
            <text:p>3,835096</text:p>
          </table:table-cell>
          <table:table-cell office:value-type="float" office:value="43.611996">
            <text:p>43,611996</text:p>
          </table:table-cell>
          <table:table-cell office:value-type="string">
            <text:p>Rue des Corregiers</text:p>
          </table:table-cell>
          <table:table-cell office:value-type="string">
            <text:p>3 - Tonnelles - 575 m</text:p>
          </table:table-cell>
          <table:table-cell office:value-type="string">
            <text:p>15 - Petit Bard - 289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arc Bel juel</text:p>
          </table:table-cell>
          <table:table-cell office:value-type="string">
            <text:p>Parc Bel juel</text:p>
          </table:table-cell>
          <table:table-cell table:number-columns-repeated="2" office:value-type="string">
            <text:p>19650101</text:p>
          </table:table-cell>
          <table:table-cell office:value-type="float" office:value="3874">
            <text:p>3874</text:p>
          </table:table-cell>
          <table:table-cell office:value-type="string">
            <text:p>Parc</text:p>
          </table:table-cell>
          <table:table-cell office:value-type="string">
            <text:p>D11</text:p>
          </table:table-cell>
          <table:table-cell office:value-type="float" office:value="3.831981">
            <text:p>3,831981</text:p>
          </table:table-cell>
          <table:table-cell office:value-type="float" office:value="43.617889">
            <text:p>43,617889</text:p>
          </table:table-cell>
          <table:table-cell office:value-type="string">
            <text:p>Ave des Moulins</text:p>
          </table:table-cell>
          <table:table-cell office:value-type="string">
            <text:p>3 - Pilory - 136 m</text:p>
          </table:table-cell>
          <table:table-cell office:value-type="string">
            <text:p>6 - Campériols - 66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quare Jouanique (Cévennes)</text:p>
          </table:table-cell>
          <table:table-cell office:value-type="string">
            <text:p>Sq Jouanique</text:p>
          </table:table-cell>
          <table:table-cell table:number-columns-repeated="2" office:value-type="string">
            <text:p>19820101</text:p>
          </table:table-cell>
          <table:table-cell office:value-type="float" office:value="2328">
            <text:p>2328</text:p>
          </table:table-cell>
          <table:table-cell office:value-type="string">
            <text:p>Square</text:p>
          </table:table-cell>
          <table:table-cell office:value-type="string">
            <text:p>G12</text:p>
          </table:table-cell>
          <table:table-cell office:value-type="float" office:value="3.847238">
            <text:p>3,847238</text:p>
          </table:table-cell>
          <table:table-cell office:value-type="float" office:value="43.620647">
            <text:p>43,620647</text:p>
          </table:table-cell>
          <table:table-cell office:value-type="string">
            <text:p>Impasse Auguste Mourgues</text:p>
          </table:table-cell>
          <table:table-cell office:value-type="string">
            <text:p>3 - Pergola - 697 m</text:p>
          </table:table-cell>
          <table:table-cell office:value-type="string">
            <text:p>16 - Las Rebes - 164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quare des Prunelliers</text:p>
          </table:table-cell>
          <table:table-cell office:value-type="string">
            <text:p>Sq Prunelliers</text:p>
          </table:table-cell>
          <table:table-cell table:number-columns-repeated="2" office:value-type="string">
            <text:p>19600101</text:p>
          </table:table-cell>
          <table:table-cell office:value-type="float" office:value="606">
            <text:p>606</text:p>
          </table:table-cell>
          <table:table-cell office:value-type="string">
            <text:p>Square</text:p>
          </table:table-cell>
          <table:table-cell office:value-type="string">
            <text:p>E11</text:p>
          </table:table-cell>
          <table:table-cell office:value-type="float" office:value="3.833718">
            <text:p>3,833718</text:p>
          </table:table-cell>
          <table:table-cell office:value-type="float" office:value="43.616273">
            <text:p>43,616273</text:p>
          </table:table-cell>
          <table:table-cell office:value-type="string">
            <text:p>Rue des Avellaniers</text:p>
          </table:table-cell>
          <table:table-cell office:value-type="string">
            <text:p>3 - Pilory - 363 m</text:p>
          </table:table-cell>
          <table:table-cell office:value-type="string">
            <text:p>6 - Paul Rimbaud - 129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quare des Trolles (Petit Bard)</text:p>
          </table:table-cell>
          <table:table-cell office:value-type="string">
            <text:p>Sq Trolles</text:p>
          </table:table-cell>
          <table:table-cell table:number-columns-repeated="2" office:value-type="string">
            <text:p>19830101</text:p>
          </table:table-cell>
          <table:table-cell office:value-type="float" office:value="200">
            <text:p>200</text:p>
          </table:table-cell>
          <table:table-cell office:value-type="string">
            <text:p>Square</text:p>
          </table:table-cell>
          <table:table-cell office:value-type="string">
            <text:p>E11</text:p>
          </table:table-cell>
          <table:table-cell office:value-type="float" office:value="3.837444">
            <text:p>3,837444</text:p>
          </table:table-cell>
          <table:table-cell office:value-type="float" office:value="43.617131">
            <text:p>43,617131</text:p>
          </table:table-cell>
          <table:table-cell office:value-type="string">
            <text:p>Rue des Trolles</text:p>
          </table:table-cell>
          <table:table-cell office:value-type="string">
            <text:p>3 - Pergola - 199 m</text:p>
          </table:table-cell>
          <table:table-cell office:value-type="string">
            <text:p>6 - Pergola - 104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Square Abbé Coursindel</text:p>
          </table:table-cell>
          <table:table-cell office:value-type="string">
            <text:p>Sq Coursindel</text:p>
          </table:table-cell>
          <table:table-cell office:value-type="string">
            <text:p>19950101</text:p>
          </table:table-cell>
          <table:table-cell office:value-type="string">
            <text:p>19790101</text:p>
          </table:table-cell>
          <table:table-cell office:value-type="float" office:value="1173">
            <text:p>1173</text:p>
          </table:table-cell>
          <table:table-cell office:value-type="string">
            <text:p>Square</text:p>
          </table:table-cell>
          <table:table-cell office:value-type="string">
            <text:p>i9</text:p>
          </table:table-cell>
          <table:table-cell office:value-type="float" office:value="3.864089">
            <text:p>3,864089</text:p>
          </table:table-cell>
          <table:table-cell office:value-type="float" office:value="43.607319">
            <text:p>43,607319</text:p>
          </table:table-cell>
          <table:table-cell office:value-type="string">
            <text:p>Rue Saint-Etienne</text:p>
          </table:table-cell>
          <table:table-cell office:value-type="string">
            <text:p>3 - Les Arceaux - 284 m</text:p>
          </table:table-cell>
          <table:table-cell office:value-type="string">
            <text:p>11 - Figuerolles - 102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arc de Bagatelle</text:p>
          </table:table-cell>
          <table:table-cell office:value-type="string">
            <text:p>Parc Bagatelle</text:p>
          </table:table-cell>
          <table:table-cell office:value-type="string">
            <text:p>01/01/1850</text:p>
          </table:table-cell>
          <table:table-cell office:value-type="string">
            <text:p>19890101</text:p>
          </table:table-cell>
          <table:table-cell office:value-type="float" office:value="12475">
            <text:p>12475</text:p>
          </table:table-cell>
          <table:table-cell office:value-type="string">
            <text:p>Parc</text:p>
          </table:table-cell>
          <table:table-cell office:value-type="string">
            <text:p>F6</text:p>
          </table:table-cell>
          <table:table-cell office:value-type="float" office:value="3.839502">
            <text:p>3,839502</text:p>
          </table:table-cell>
          <table:table-cell office:value-type="float" office:value="43.594037">
            <text:p>43,594037</text:p>
          </table:table-cell>
          <table:table-cell office:value-type="string">
            <text:p>252 Rue de Cheng-du</text:p>
          </table:table-cell>
          <table:table-cell office:value-type="string">
            <text:p>2 - Sabines - 2015 m</text:p>
          </table:table-cell>
          <table:table-cell office:value-type="string">
            <text:p>10 - Rouget de l'Isle - 56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Aire de jeux du Mas de Bagnères</text:p>
          </table:table-cell>
          <table:table-cell office:value-type="string">
            <text:p>Jeux Mas Bagnères</text:p>
          </table:table-cell>
          <table:table-cell table:number-columns-repeated="2" office:value-type="string">
            <text:p>19890101</text:p>
          </table:table-cell>
          <table:table-cell office:value-type="float" office:value="2591">
            <text:p>2591</text:p>
          </table:table-cell>
          <table:table-cell office:value-type="string">
            <text:p>Square</text:p>
          </table:table-cell>
          <table:table-cell office:value-type="string">
            <text:p>H4</text:p>
          </table:table-cell>
          <table:table-cell office:value-type="float" office:value="3.856974">
            <text:p>3,856974</text:p>
          </table:table-cell>
          <table:table-cell office:value-type="float" office:value="43.584823">
            <text:p>43,584823</text:p>
          </table:table-cell>
          <table:table-cell office:value-type="string">
            <text:p>Rue Poutingon</text:p>
          </table:table-cell>
          <table:table-cell office:value-type="string">
            <text:p>2 - Sabines - 279 m</text:p>
          </table:table-cell>
          <table:table-cell office:value-type="string">
            <text:p>10 - Mas de Bagnères - 265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quare du Mas Drevon</text:p>
          </table:table-cell>
          <table:table-cell office:value-type="string">
            <text:p>Sq Mas Drevon</text:p>
          </table:table-cell>
          <table:table-cell table:number-columns-repeated="2" office:value-type="string">
            <text:p>19790101</text:p>
          </table:table-cell>
          <table:table-cell office:value-type="float" office:value="7749">
            <text:p>7749</text:p>
          </table:table-cell>
          <table:table-cell office:value-type="string">
            <text:p>Square</text:p>
          </table:table-cell>
          <table:table-cell office:value-type="string">
            <text:p>J6</text:p>
          </table:table-cell>
          <table:table-cell office:value-type="float" office:value="3.869679">
            <text:p>3,869679</text:p>
          </table:table-cell>
          <table:table-cell office:value-type="float" office:value="43.591797">
            <text:p>43,591797</text:p>
          </table:table-cell>
          <table:table-cell office:value-type="string">
            <text:p>rue Henri Roseau</text:p>
          </table:table-cell>
          <table:table-cell office:value-type="string">
            <text:p>2 - Croix d'Argent - 267 m</text:p>
          </table:table-cell>
          <table:table-cell office:value-type="string">
            <text:p>15 - Les Pins - 315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Berges du Lez-cyprès</text:p>
          </table:table-cell>
          <table:table-cell office:value-type="string">
            <text:p>Berges Lez-cyprès</text:p>
          </table:table-cell>
          <table:table-cell table:number-columns-repeated="2" office:value-type="string">
            <text:p>19820101</text:p>
          </table:table-cell>
          <table:table-cell office:value-type="float" office:value="13040">
            <text:p>13040</text:p>
          </table:table-cell>
          <table:table-cell office:value-type="string">
            <text:p>Berges</text:p>
          </table:table-cell>
          <table:table-cell office:value-type="string">
            <text:p>O7</text:p>
          </table:table-cell>
          <table:table-cell office:value-type="float" office:value="3.901502">
            <text:p>3,901502</text:p>
          </table:table-cell>
          <table:table-cell office:value-type="float" office:value="43.595149">
            <text:p>43,595149</text:p>
          </table:table-cell>
          <table:table-cell office:value-type="string">
            <text:p>Rue des Acconiers</text:p>
          </table:table-cell>
          <table:table-cell office:value-type="string">
            <text:p>3 - Pablo Picasso - 390 m</text:p>
          </table:table-cell>
          <table:table-cell office:value-type="string">
            <text:p>8 - La Rauze - 413 m</text:p>
          </table:table-cell>
          <table:table-cell table:number-columns-repeated="2" office:value-type="string">
            <text:p>Oui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Jardin des Beaux Arts - <text:s/>MPT Chopin</text:p>
          </table:table-cell>
          <table:table-cell office:value-type="string">
            <text:p>Jardin Beaux Arts</text:p>
          </table:table-cell>
          <table:table-cell office:value-type="string">
            <text:p>01/01/1850</text:p>
          </table:table-cell>
          <table:table-cell office:value-type="string">
            <text:p>19890101</text:p>
          </table:table-cell>
          <table:table-cell office:value-type="float" office:value="1670">
            <text:p>1670</text:p>
          </table:table-cell>
          <table:table-cell office:value-type="string">
            <text:p>Square</text:p>
          </table:table-cell>
          <table:table-cell office:value-type="string">
            <text:p>L11</text:p>
          </table:table-cell>
          <table:table-cell office:value-type="float" office:value="3.883848">
            <text:p>3,883848</text:p>
          </table:table-cell>
          <table:table-cell office:value-type="float" office:value="43.615952">
            <text:p>43,615952</text:p>
          </table:table-cell>
          <table:table-cell office:value-type="string">
            <text:p>19 avenue de Nîmes, 3 rue du marché aux bestiaux</text:p>
          </table:table-cell>
          <table:table-cell office:value-type="string">
            <text:p>2 - Beaux Arts - 136 m</text:p>
          </table:table-cell>
          <table:table-cell office:value-type="string">
            <text:p>14 - Ernest Renan - 132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quare des Améthystes</text:p>
          </table:table-cell>
          <table:table-cell office:value-type="string">
            <text:p>Sq <text:s/>Améthystes</text:p>
          </table:table-cell>
          <table:table-cell table:number-columns-repeated="2" office:value-type="string">
            <text:p>19890101</text:p>
          </table:table-cell>
          <table:table-cell office:value-type="float" office:value="260">
            <text:p>260</text:p>
          </table:table-cell>
          <table:table-cell office:value-type="string">
            <text:p>Square</text:p>
          </table:table-cell>
          <table:table-cell office:value-type="string">
            <text:p>M7</text:p>
          </table:table-cell>
          <table:table-cell office:value-type="float" office:value="3.890515">
            <text:p>3,890515</text:p>
          </table:table-cell>
          <table:table-cell office:value-type="float" office:value="43.596472">
            <text:p>43,596472</text:p>
          </table:table-cell>
          <table:table-cell office:value-type="string">
            <text:p>Rue de l'Améthystes</text:p>
          </table:table-cell>
          <table:table-cell office:value-type="string">
            <text:p>3 - Garcia Lorca - 542 m</text:p>
          </table:table-cell>
          <table:table-cell office:value-type="string">
            <text:p>15 - Jean Mirailhet - 132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quare Saint-Cléophas</text:p>
          </table:table-cell>
          <table:table-cell office:value-type="string">
            <text:p>Sq St-Cléophas</text:p>
          </table:table-cell>
          <table:table-cell table:number-columns-repeated="2" office:value-type="string">
            <text:p>19880101</text:p>
          </table:table-cell>
          <table:table-cell office:value-type="float" office:value="222">
            <text:p>222</text:p>
          </table:table-cell>
          <table:table-cell office:value-type="string">
            <text:p>Square</text:p>
          </table:table-cell>
          <table:table-cell office:value-type="string">
            <text:p>J8</text:p>
          </table:table-cell>
          <table:table-cell office:value-type="float" office:value="3.867575">
            <text:p>3,867575</text:p>
          </table:table-cell>
          <table:table-cell office:value-type="float" office:value="43.600263">
            <text:p>43,600263</text:p>
          </table:table-cell>
          <table:table-cell office:value-type="string">
            <text:p>Route de Toulouse</text:p>
          </table:table-cell>
          <table:table-cell office:value-type="string">
            <text:p>2 - Mas Drevon - 535 m</text:p>
          </table:table-cell>
          <table:table-cell office:value-type="string">
            <text:p>6 - Place du 8 Mai - 57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2" office:value-type="string">
            <text:p>Bois de la Chaumière</text:p>
          </table:table-cell>
          <table:table-cell office:value-type="string">
            <text:p>01/01/1850</text:p>
          </table:table-cell>
          <table:table-cell office:value-type="string">
            <text:p>19800101</text:p>
          </table:table-cell>
          <table:table-cell office:value-type="float" office:value="45440">
            <text:p>45440</text:p>
          </table:table-cell>
          <table:table-cell office:value-type="string">
            <text:p>Bois</text:p>
          </table:table-cell>
          <table:table-cell office:value-type="string">
            <text:p>T11</text:p>
          </table:table-cell>
          <table:table-cell office:value-type="float" office:value="3.933162">
            <text:p>3,933162</text:p>
          </table:table-cell>
          <table:table-cell office:value-type="float" office:value="43.615543">
            <text:p>43,615543</text:p>
          </table:table-cell>
          <table:table-cell office:value-type="string">
            <text:p>Avenue Albert Einstein</text:p>
          </table:table-cell>
          <table:table-cell office:value-type="string">
            <text:p>1 - Odysseum - 1656 m</text:p>
          </table:table-cell>
          <table:table-cell office:value-type="string">
            <text:p>9 - Cimetière Saint-Etienne - 207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string">
            <text:p>Parcours de santé</text:p>
          </table:table-cell>
          <table:table-cell office:value-type="string">
            <text:p>19810101</text:p>
          </table:table-cell>
          <table:table-cell office:value-type="string">
            <text:p>19790101</text:p>
          </table:table-cell>
          <table:table-cell office:value-type="float" office:value="123700">
            <text:p>123700</text:p>
          </table:table-cell>
          <table:table-cell office:value-type="string">
            <text:p>Bois</text:p>
          </table:table-cell>
          <table:table-cell office:value-type="string">
            <text:p>S12</text:p>
          </table:table-cell>
          <table:table-cell office:value-type="float" office:value="3.926789">
            <text:p>3,926789</text:p>
          </table:table-cell>
          <table:table-cell office:value-type="float" office:value="43.618535">
            <text:p>43,618535</text:p>
          </table:table-cell>
          <table:table-cell office:value-type="string">
            <text:p>Avenue Albert Einstein</text:p>
          </table:table-cell>
          <table:table-cell office:value-type="string">
            <text:p>1 - Odysseum - 1714 m</text:p>
          </table:table-cell>
          <table:table-cell office:value-type="string">
            <text:p>9 - Grammont - 579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arc du château de Grammont</text:p>
          </table:table-cell>
          <table:table-cell office:value-type="string">
            <text:p>Parc Grammont</text:p>
          </table:table-cell>
          <table:table-cell office:value-type="string">
            <text:p>01/01/1850</text:p>
          </table:table-cell>
          <table:table-cell office:value-type="string">
            <text:p>19780101</text:p>
          </table:table-cell>
          <table:table-cell office:value-type="float" office:value="21902">
            <text:p>21902</text:p>
          </table:table-cell>
          <table:table-cell office:value-type="string">
            <text:p>Parc</text:p>
          </table:table-cell>
          <table:table-cell office:value-type="string">
            <text:p>S11</text:p>
          </table:table-cell>
          <table:table-cell office:value-type="float" office:value="3.929567">
            <text:p>3,929567</text:p>
          </table:table-cell>
          <table:table-cell office:value-type="float" office:value="43.615381">
            <text:p>43,615381</text:p>
          </table:table-cell>
          <table:table-cell office:value-type="string">
            <text:p>Ave Albert Einstein</text:p>
          </table:table-cell>
          <table:table-cell office:value-type="string">
            <text:p>1 - Odysseum - 1485 m</text:p>
          </table:table-cell>
          <table:table-cell office:value-type="string">
            <text:p>9 - Grammont - 168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Jardin Hôtel de Sully</text:p>
          </table:table-cell>
          <table:table-cell office:value-type="string">
            <text:p>Hôtel Sully</text:p>
          </table:table-cell>
          <table:table-cell office:value-type="string">
            <text:p>01/01/1890</text:p>
          </table:table-cell>
          <table:table-cell office:value-type="string">
            <text:p>19900101</text:p>
          </table:table-cell>
          <table:table-cell office:value-type="float" office:value="2200">
            <text:p>2200</text:p>
          </table:table-cell>
          <table:table-cell office:value-type="string">
            <text:p>Square</text:p>
          </table:table-cell>
          <table:table-cell office:value-type="string">
            <text:p>L10</text:p>
          </table:table-cell>
          <table:table-cell office:value-type="float" office:value="3.880707">
            <text:p>3,880707</text:p>
          </table:table-cell>
          <table:table-cell office:value-type="float" office:value="43.613287">
            <text:p>43,613287</text:p>
          </table:table-cell>
          <table:table-cell office:value-type="string">
            <text:p>Descente En Barrat</text:p>
          </table:table-cell>
          <table:table-cell office:value-type="string">
            <text:p>1 et 2 - Corum - 176 m</text:p>
          </table:table-cell>
          <table:table-cell office:value-type="string">
            <text:p>14 - Ernest Renan - 445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Aire de jeux Vert-bois</text:p>
          </table:table-cell>
          <table:table-cell office:value-type="string">
            <text:p>Jeux Vert-bois</text:p>
          </table:table-cell>
          <table:table-cell table:number-columns-repeated="2" office:value-type="string">
            <text:p>19850101</text:p>
          </table:table-cell>
          <table:table-cell office:value-type="float" office:value="4720">
            <text:p>4720</text:p>
          </table:table-cell>
          <table:table-cell office:value-type="string">
            <text:p>Square</text:p>
          </table:table-cell>
          <table:table-cell office:value-type="string">
            <text:p>j16</text:p>
          </table:table-cell>
          <table:table-cell office:value-type="float" office:value="3.868067">
            <text:p>3,868067</text:p>
          </table:table-cell>
          <table:table-cell office:value-type="float" office:value="43.638901">
            <text:p>43,638901</text:p>
          </table:table-cell>
          <table:table-cell office:value-type="string">
            <text:p>Rue Ali Ben Checal</text:p>
          </table:table-cell>
          <table:table-cell office:value-type="string">
            <text:p>1 - Université des sciences et lettres - 1200 m</text:p>
          </table:table-cell>
          <table:table-cell office:value-type="string">
            <text:p>13 - Lavalette - 167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quare rue des Loutres</text:p>
          </table:table-cell>
          <table:table-cell office:value-type="string">
            <text:p>Sq Loutres</text:p>
          </table:table-cell>
          <table:table-cell table:number-columns-repeated="2" office:value-type="string">
            <text:p>19900101</text:p>
          </table:table-cell>
          <table:table-cell office:value-type="float" office:value="126">
            <text:p>126</text:p>
          </table:table-cell>
          <table:table-cell office:value-type="string">
            <text:p>Square</text:p>
          </table:table-cell>
          <table:table-cell office:value-type="string">
            <text:p>K12</text:p>
          </table:table-cell>
          <table:table-cell office:value-type="float" office:value="3.876857">
            <text:p>3,876857</text:p>
          </table:table-cell>
          <table:table-cell office:value-type="float" office:value="43.624003">
            <text:p>43,624003</text:p>
          </table:table-cell>
          <table:table-cell office:value-type="string">
            <text:p>rue des Loutres</text:p>
          </table:table-cell>
          <table:table-cell office:value-type="string">
            <text:p>2 - Aiguelongue - 512 m</text:p>
          </table:table-cell>
          <table:table-cell office:value-type="string">
            <text:p>10 - Tourterelles - 237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Square de Diane</text:p>
          </table:table-cell>
          <table:table-cell office:value-type="string">
            <text:p>Sq de Diane</text:p>
          </table:table-cell>
          <table:table-cell table:number-columns-repeated="2" office:value-type="string">
            <text:p>19900101</text:p>
          </table:table-cell>
          <table:table-cell office:value-type="float" office:value="1490">
            <text:p>1490</text:p>
          </table:table-cell>
          <table:table-cell office:value-type="string">
            <text:p>Square</text:p>
          </table:table-cell>
          <table:table-cell office:value-type="string">
            <text:p>i7</text:p>
          </table:table-cell>
          <table:table-cell office:value-type="float" office:value="3.860248">
            <text:p>3,860248</text:p>
          </table:table-cell>
          <table:table-cell office:value-type="float" office:value="43.599892">
            <text:p>43,599892</text:p>
          </table:table-cell>
          <table:table-cell office:value-type="string">
            <text:p>rue des chasseurs</text:p>
          </table:table-cell>
          <table:table-cell office:value-type="string">
            <text:p>2 - Mas Drevon - 790 m</text:p>
          </table:table-cell>
          <table:table-cell office:value-type="string">
            <text:p>7 - Gouara - 395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quare rue des Castors</text:p>
          </table:table-cell>
          <table:table-cell office:value-type="string">
            <text:p>Sq Castors</text:p>
          </table:table-cell>
          <table:table-cell table:number-columns-repeated="2" office:value-type="string">
            <text:p>19900101</text:p>
          </table:table-cell>
          <table:table-cell office:value-type="float" office:value="1065">
            <text:p>1065</text:p>
          </table:table-cell>
          <table:table-cell office:value-type="string">
            <text:p>Square</text:p>
          </table:table-cell>
          <table:table-cell office:value-type="string">
            <text:p>K12</text:p>
          </table:table-cell>
          <table:table-cell office:value-type="float" office:value="3.876339">
            <text:p>3,876339</text:p>
          </table:table-cell>
          <table:table-cell office:value-type="float" office:value="43.623366">
            <text:p>43,623366</text:p>
          </table:table-cell>
          <table:table-cell office:value-type="string">
            <text:p>rue des Castors</text:p>
          </table:table-cell>
          <table:table-cell office:value-type="string">
            <text:p>2 - Aiguelongue - 580 m</text:p>
          </table:table-cell>
          <table:table-cell office:value-type="string">
            <text:p>5 - Sainte-Odile - 280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Esplanade de l'Europe</text:p>
          </table:table-cell>
          <table:table-cell office:value-type="string">
            <text:p>Esplanade Europe</text:p>
          </table:table-cell>
          <table:table-cell table:number-columns-repeated="2" office:value-type="string">
            <text:p>19901001</text:p>
          </table:table-cell>
          <table:table-cell office:value-type="float" office:value="17170">
            <text:p>17170</text:p>
          </table:table-cell>
          <table:table-cell office:value-type="string">
            <text:p>Parc</text:p>
          </table:table-cell>
          <table:table-cell office:value-type="string">
            <text:p>N9</text:p>
          </table:table-cell>
          <table:table-cell office:value-type="float" office:value="3.895145">
            <text:p>3,895145</text:p>
          </table:table-cell>
          <table:table-cell office:value-type="float" office:value="43.607246">
            <text:p>43,607246</text:p>
          </table:table-cell>
          <table:table-cell office:value-type="string">
            <text:p>Esplanade de l'Europe</text:p>
          </table:table-cell>
          <table:table-cell office:value-type="string">
            <text:p>1 et 2 - Place de l'Europe - 105 m</text:p>
          </table:table-cell>
          <table:table-cell office:value-type="string">
            <text:p>9 - Place de l'Europe - 99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quare Charles Flahaut</text:p>
          </table:table-cell>
          <table:table-cell office:value-type="string">
            <text:p>Sq Flahaut</text:p>
          </table:table-cell>
          <table:table-cell office:value-type="string">
            <text:p>01/01/1850</text:p>
          </table:table-cell>
          <table:table-cell office:value-type="string">
            <text:p>19910607</text:p>
          </table:table-cell>
          <table:table-cell office:value-type="float" office:value="766">
            <text:p>766</text:p>
          </table:table-cell>
          <table:table-cell office:value-type="string">
            <text:p>Square</text:p>
          </table:table-cell>
          <table:table-cell office:value-type="string">
            <text:p>K11</text:p>
          </table:table-cell>
          <table:table-cell office:value-type="float" office:value="3.878625">
            <text:p>3,878625</text:p>
          </table:table-cell>
          <table:table-cell office:value-type="float" office:value="43.617099">
            <text:p>43,617099</text:p>
          </table:table-cell>
          <table:table-cell office:value-type="string">
            <text:p>Rue Ferdinand Fabre</text:p>
          </table:table-cell>
          <table:table-cell office:value-type="string">
            <text:p>1 - Louis Blanc - 270 m</text:p>
          </table:table-cell>
          <table:table-cell office:value-type="string">
            <text:p>5 - Marie Caizergues - 479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quare Docteur Fourcade</text:p>
          </table:table-cell>
          <table:table-cell office:value-type="string">
            <text:p>Sq Dr Fourcade</text:p>
          </table:table-cell>
          <table:table-cell table:number-columns-repeated="2" office:value-type="string">
            <text:p>19931215</text:p>
          </table:table-cell>
          <table:table-cell office:value-type="float" office:value="4108">
            <text:p>4108</text:p>
          </table:table-cell>
          <table:table-cell office:value-type="string">
            <text:p>Square</text:p>
          </table:table-cell>
          <table:table-cell office:value-type="string">
            <text:p>N5</text:p>
          </table:table-cell>
          <table:table-cell office:value-type="float" office:value="3.894632">
            <text:p>3,894632</text:p>
          </table:table-cell>
          <table:table-cell office:value-type="float" office:value="43.589113">
            <text:p>43,589113</text:p>
          </table:table-cell>
          <table:table-cell office:value-type="string">
            <text:p>Avenue Dr Jacques Fourcade/ Métairie de Saysset</text:p>
          </table:table-cell>
          <table:table-cell office:value-type="string">
            <text:p>3 - Garcia Lorca - 376 m</text:p>
          </table:table-cell>
          <table:table-cell office:value-type="string">
            <text:p>16 - Garcia Lorca - 364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Parc Chico Mendes</text:p>
          </table:table-cell>
          <table:table-cell office:value-type="string">
            <text:p>Parc Mendez</text:p>
          </table:table-cell>
          <table:table-cell table:number-columns-repeated="2" office:value-type="string">
            <text:p>19910701</text:p>
          </table:table-cell>
          <table:table-cell office:value-type="float" office:value="1870">
            <text:p>1870</text:p>
          </table:table-cell>
          <table:table-cell office:value-type="string">
            <text:p>Parc</text:p>
          </table:table-cell>
          <table:table-cell office:value-type="string">
            <text:p>C14</text:p>
          </table:table-cell>
          <table:table-cell office:value-type="float" office:value="3.82306">
            <text:p>3,82306</text:p>
          </table:table-cell>
          <table:table-cell office:value-type="float" office:value="43.631986">
            <text:p>43,631986</text:p>
          </table:table-cell>
          <table:table-cell office:value-type="string">
            <text:p>Rue de l'Agenais</text:p>
          </table:table-cell>
          <table:table-cell office:value-type="string">
            <text:p>1 - Saint-Paul - 252 m</text:p>
          </table:table-cell>
          <table:table-cell office:value-type="string">
            <text:p>15 - Gémeaux - 59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Parc Jacques Roseau</text:p>
          </table:table-cell>
          <table:table-cell office:value-type="string">
            <text:p>Parc J Roseau</text:p>
          </table:table-cell>
          <table:table-cell table:number-columns-repeated="2" office:value-type="string">
            <text:p>19930901</text:p>
          </table:table-cell>
          <table:table-cell office:value-type="float" office:value="33670">
            <text:p>33670</text:p>
          </table:table-cell>
          <table:table-cell office:value-type="string">
            <text:p>Square</text:p>
          </table:table-cell>
          <table:table-cell office:value-type="string">
            <text:p>E7</text:p>
          </table:table-cell>
          <table:table-cell office:value-type="float" office:value="3.834862">
            <text:p>3,834862</text:p>
          </table:table-cell>
          <table:table-cell office:value-type="float" office:value="43.596968">
            <text:p>43,596968</text:p>
          </table:table-cell>
          <table:table-cell office:value-type="string">
            <text:p>CD 5 route de Laverune</text:p>
          </table:table-cell>
          <table:table-cell office:value-type="string">
            <text:p>3 - Jules Guesde - 1873 m</text:p>
          </table:table-cell>
          <table:table-cell office:value-type="string">
            <text:p>10 - Les Bouisses - 203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quare Louis Carles (ZAC la Fontaine)</text:p>
          </table:table-cell>
          <table:table-cell office:value-type="string">
            <text:p>Sq Carles</text:p>
          </table:table-cell>
          <table:table-cell table:number-columns-repeated="2" office:value-type="string">
            <text:p>19920301</text:p>
          </table:table-cell>
          <table:table-cell office:value-type="float" office:value="270">
            <text:p>270</text:p>
          </table:table-cell>
          <table:table-cell office:value-type="string">
            <text:p>Square</text:p>
          </table:table-cell>
          <table:table-cell office:value-type="string">
            <text:p>D10</text:p>
          </table:table-cell>
          <table:table-cell office:value-type="float" office:value="3.827612">
            <text:p>3,827612</text:p>
          </table:table-cell>
          <table:table-cell office:value-type="float" office:value="43.613442">
            <text:p>43,613442</text:p>
          </table:table-cell>
          <table:table-cell office:value-type="string">
            <text:p>Rue des Ecoles</text:p>
          </table:table-cell>
          <table:table-cell office:value-type="string">
            <text:p>3 - Celleneuve - 302 m</text:p>
          </table:table-cell>
          <table:table-cell office:value-type="string">
            <text:p>15 - Renaudel - 140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Espace des Pertuisanes</text:p>
          </table:table-cell>
          <table:table-cell office:value-type="string">
            <text:p>Chiens Echelles</text:p>
          </table:table-cell>
          <table:table-cell table:number-columns-repeated="2" office:value-type="string">
            <text:p>19890101</text:p>
          </table:table-cell>
          <table:table-cell office:value-type="float" office:value="881">
            <text:p>881</text:p>
          </table:table-cell>
          <table:table-cell office:value-type="string">
            <text:p>Square</text:p>
          </table:table-cell>
          <table:table-cell office:value-type="string">
            <text:p>M9</text:p>
          </table:table-cell>
          <table:table-cell office:value-type="float" office:value="3.886152">
            <text:p>3,886152</text:p>
          </table:table-cell>
          <table:table-cell office:value-type="float" office:value="43.607739">
            <text:p>43,607739</text:p>
          </table:table-cell>
          <table:table-cell office:value-type="string">
            <text:p>Ave Henri Frenay</text:p>
          </table:table-cell>
          <table:table-cell office:value-type="string">
            <text:p>1 - Antigone - 124 m</text:p>
          </table:table-cell>
          <table:table-cell office:value-type="string">
            <text:p>14 - Léon Blum - 379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quare du cadran solaire</text:p>
          </table:table-cell>
          <table:table-cell office:value-type="string">
            <text:p>Sq cadran solaire</text:p>
          </table:table-cell>
          <table:table-cell table:number-columns-repeated="2" office:value-type="string">
            <text:p>19890101</text:p>
          </table:table-cell>
          <table:table-cell office:value-type="float" office:value="1730">
            <text:p>1730</text:p>
          </table:table-cell>
          <table:table-cell office:value-type="string">
            <text:p>Square</text:p>
          </table:table-cell>
          <table:table-cell office:value-type="string">
            <text:p>O12</text:p>
          </table:table-cell>
          <table:table-cell office:value-type="float" office:value="3.900834">
            <text:p>3,900834</text:p>
          </table:table-cell>
          <table:table-cell office:value-type="float" office:value="43.619787">
            <text:p>43,619787</text:p>
          </table:table-cell>
          <table:table-cell office:value-type="string">
            <text:p>rue Louise Michel</text:p>
          </table:table-cell>
          <table:table-cell office:value-type="string">
            <text:p>2 - Pompignane - 952 m</text:p>
          </table:table-cell>
          <table:table-cell office:value-type="string">
            <text:p>9 - André Malraux - 22 m</text:p>
          </table:table-cell>
          <table:table-cell table:number-columns-repeated="2"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Bassin de rétention Colombière</text:p>
          </table:table-cell>
          <table:table-cell office:value-type="string">
            <text:p>Bassin Colombière</text:p>
          </table:table-cell>
          <table:table-cell office:value-type="string">
            <text:p>19950101</text:p>
          </table:table-cell>
          <table:table-cell office:value-type="string">
            <text:p>19981001</text:p>
          </table:table-cell>
          <table:table-cell office:value-type="float" office:value="20710">
            <text:p>20710</text:p>
          </table:table-cell>
          <table:table-cell office:value-type="string">
            <text:p>Berges</text:p>
          </table:table-cell>
          <table:table-cell office:value-type="string">
            <text:p>H13</text:p>
          </table:table-cell>
          <table:table-cell office:value-type="float" office:value="3.853679">
            <text:p>3,853679</text:p>
          </table:table-cell>
          <table:table-cell office:value-type="float" office:value="43.626001">
            <text:p>43,626001</text:p>
          </table:table-cell>
          <table:table-cell office:value-type="string">
            <text:p>Avenue du père Soulas</text:p>
          </table:table-cell>
          <table:table-cell office:value-type="string">
            <text:p>1 - Hôpital Lapeyronie - 580 m</text:p>
          </table:table-cell>
          <table:table-cell office:value-type="string">
            <text:p>7 - Gardioles - 197 m</text:p>
          </table:table-cell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Parc Georges Charpak (ex Marianne)</text:p>
          </table:table-cell>
          <table:table-cell office:value-type="string">
            <text:p>Parc Charpak</text:p>
          </table:table-cell>
          <table:table-cell office:value-type="string">
            <text:p>19970101</text:p>
          </table:table-cell>
          <table:table-cell office:value-type="string">
            <text:p>20000601</text:p>
          </table:table-cell>
          <table:table-cell office:value-type="float" office:value="68680">
            <text:p>68680</text:p>
          </table:table-cell>
          <table:table-cell office:value-type="string">
            <text:p>Parc</text:p>
          </table:table-cell>
          <table:table-cell office:value-type="string">
            <text:p>O8</text:p>
          </table:table-cell>
          <table:table-cell office:value-type="float" office:value="3.903623">
            <text:p>3,903623</text:p>
          </table:table-cell>
          <table:table-cell office:value-type="float" office:value="43.600904">
            <text:p>43,600904</text:p>
          </table:table-cell>
          <table:table-cell office:value-type="string">
            <text:p>Ave de la mer</text:p>
          </table:table-cell>
          <table:table-cell office:value-type="string">
            <text:p>3 - Pablo Picasso - 281 m</text:p>
          </table:table-cell>
          <table:table-cell office:value-type="string">
            <text:p>10 - Millénaire - 464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Jardin archéologique des potiers</text:p>
          </table:table-cell>
          <table:table-cell office:value-type="string">
            <text:p>Jardin archéologique</text:p>
          </table:table-cell>
          <table:table-cell table:number-columns-repeated="2" office:value-type="string">
            <text:p>19930601</text:p>
          </table:table-cell>
          <table:table-cell office:value-type="float" office:value="2604">
            <text:p>2604</text:p>
          </table:table-cell>
          <table:table-cell office:value-type="string">
            <text:p>Square</text:p>
          </table:table-cell>
          <table:table-cell office:value-type="string">
            <text:p>L10</text:p>
          </table:table-cell>
          <table:table-cell office:value-type="float" office:value="3.881236">
            <text:p>3,881236</text:p>
          </table:table-cell>
          <table:table-cell office:value-type="float" office:value="43.613881">
            <text:p>43,613881</text:p>
          </table:table-cell>
          <table:table-cell office:value-type="string">
            <text:p>rue du faubourg de Nîmes</text:p>
          </table:table-cell>
          <table:table-cell office:value-type="string">
            <text:p>1 et 2 - Corum - 99 m</text:p>
          </table:table-cell>
          <table:table-cell office:value-type="string">
            <text:p>14 - Ernest Renan - 371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Domaine de Méric</text:p>
          </table:table-cell>
          <table:table-cell office:value-type="string">
            <text:p>Domaine Méric</text:p>
          </table:table-cell>
          <table:table-cell office:value-type="string">
            <text:p>01/01/1862</text:p>
          </table:table-cell>
          <table:table-cell office:value-type="string">
            <text:p>19920101</text:p>
          </table:table-cell>
          <table:table-cell office:value-type="float" office:value="99400">
            <text:p>99400</text:p>
          </table:table-cell>
          <table:table-cell office:value-type="string">
            <text:p>Parc</text:p>
          </table:table-cell>
          <table:table-cell office:value-type="string">
            <text:p>M14</text:p>
          </table:table-cell>
          <table:table-cell office:value-type="float" office:value="3.891686">
            <text:p>3,891686</text:p>
          </table:table-cell>
          <table:table-cell office:value-type="float" office:value="43.630881">
            <text:p>43,630881</text:p>
          </table:table-cell>
          <table:table-cell office:value-type="string">
            <text:p>634 Rue de Ferran, rue de la Draye</text:p>
          </table:table-cell>
          <table:table-cell office:value-type="string">
            <text:p>2 - Saint-Lazare - 578 m</text:p>
          </table:table-cell>
          <table:table-cell office:value-type="string">
            <text:p>10 - Maurice Chevalier - 437 m</text:p>
          </table:table-cell>
          <table:table-cell table:number-columns-repeated="2" office:value-type="string">
            <text:p>Oui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Parc du Mas Prunet</text:p>
          </table:table-cell>
          <table:table-cell office:value-type="string">
            <text:p>Parc Mas Prunet</text:p>
          </table:table-cell>
          <table:table-cell office:value-type="string">
            <text:p>01/01/1750</text:p>
          </table:table-cell>
          <table:table-cell office:value-type="string">
            <text:p>19920101</text:p>
          </table:table-cell>
          <table:table-cell office:value-type="float" office:value="6839">
            <text:p>6839</text:p>
          </table:table-cell>
          <table:table-cell office:value-type="string">
            <text:p>Square</text:p>
          </table:table-cell>
          <table:table-cell office:value-type="string">
            <text:p>E7</text:p>
          </table:table-cell>
          <table:table-cell office:value-type="float" office:value="3.832395">
            <text:p>3,832395</text:p>
          </table:table-cell>
          <table:table-cell office:value-type="float" office:value="43.59859">
            <text:p>43,59859</text:p>
          </table:table-cell>
          <table:table-cell office:value-type="string">
            <text:p>Place de Lascaux</text:p>
          </table:table-cell>
          <table:table-cell office:value-type="string">
            <text:p>3 - Tonnelles - 1810 m</text:p>
          </table:table-cell>
          <table:table-cell office:value-type="string">
            <text:p>10 - Les Bouisses - 231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number-columns-repeated="2" office:value-type="string">
            <text:p>Parc Rachel</text:p>
          </table:table-cell>
          <table:table-cell office:value-type="string">
            <text:p>01/01/1750</text:p>
          </table:table-cell>
          <table:table-cell office:value-type="string">
            <text:p>19960101</text:p>
          </table:table-cell>
          <table:table-cell office:value-type="float" office:value="6800">
            <text:p>6800</text:p>
          </table:table-cell>
          <table:table-cell office:value-type="string">
            <text:p>Square</text:p>
          </table:table-cell>
          <table:table-cell office:value-type="string">
            <text:p>H14</text:p>
          </table:table-cell>
          <table:table-cell office:value-type="float" office:value="3.856302">
            <text:p>3,856302</text:p>
          </table:table-cell>
          <table:table-cell office:value-type="float" office:value="43.633926">
            <text:p>43,633926</text:p>
          </table:table-cell>
          <table:table-cell office:value-type="string">
            <text:p>Impasse ville Hardouin</text:p>
          </table:table-cell>
          <table:table-cell office:value-type="string">
            <text:p>1 - Hôpital Lapeyronie - 392 m</text:p>
          </table:table-cell>
          <table:table-cell office:value-type="string">
            <text:p>13 - Gascogne - 300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Parc de l'Aiguelongue</text:p>
          </table:table-cell>
          <table:table-cell office:value-type="string">
            <text:p>Parc Aiguelongue</text:p>
          </table:table-cell>
          <table:table-cell office:value-type="string">
            <text:p>19600101</text:p>
          </table:table-cell>
          <table:table-cell office:value-type="string">
            <text:p>19950101</text:p>
          </table:table-cell>
          <table:table-cell office:value-type="float" office:value="9682">
            <text:p>9682</text:p>
          </table:table-cell>
          <table:table-cell office:value-type="string">
            <text:p>Parc</text:p>
          </table:table-cell>
          <table:table-cell office:value-type="string">
            <text:p>K14</text:p>
          </table:table-cell>
          <table:table-cell office:value-type="float" office:value="3.873363">
            <text:p>3,873363</text:p>
          </table:table-cell>
          <table:table-cell office:value-type="float" office:value="43.629492">
            <text:p>43,629492</text:p>
          </table:table-cell>
          <table:table-cell office:value-type="string">
            <text:p>Rue Major Flandre</text:p>
          </table:table-cell>
          <table:table-cell office:value-type="string">
            <text:p>1 - Saint-Eloi - 676 m</text:p>
          </table:table-cell>
          <table:table-cell office:value-type="string">
            <text:p>10 - Major Flandre - 284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string">
            <text:p>Cannalette</text:p>
          </table:table-cell>
          <table:table-cell table:number-columns-repeated="2" office:value-type="string">
            <text:p>19600101</text:p>
          </table:table-cell>
          <table:table-cell office:value-type="float" office:value="74780">
            <text:p>74780</text:p>
          </table:table-cell>
          <table:table-cell office:value-type="string">
            <text:p>Bois</text:p>
          </table:table-cell>
          <table:table-cell office:value-type="string">
            <text:p>B15</text:p>
          </table:table-cell>
          <table:table-cell office:value-type="float" office:value="3.815633">
            <text:p>3,815633</text:p>
          </table:table-cell>
          <table:table-cell office:value-type="float" office:value="43.636677">
            <text:p>43,636677</text:p>
          </table:table-cell>
          <table:table-cell office:value-type="string">
            <text:p>Rue de Tipasa, Berges de la Mosson</text:p>
          </table:table-cell>
          <table:table-cell office:value-type="string">
            <text:p>1 - Hauts de Massane - 557 m</text:p>
          </table:table-cell>
          <table:table-cell office:value-type="string">
            <text:p>15 - Pierre de Coubertin - 124 m</text:p>
          </table:table-cell>
          <table:table-cell table:number-columns-repeated="2"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Allée Gaby Hobt (Promenade pinède)</text:p>
          </table:table-cell>
          <table:table-cell office:value-type="string">
            <text:p>Allée Hobt</text:p>
          </table:table-cell>
          <table:table-cell table:number-columns-repeated="2" office:value-type="string">
            <text:p>19600101</text:p>
          </table:table-cell>
          <table:table-cell office:value-type="float" office:value="4807">
            <text:p>4807</text:p>
          </table:table-cell>
          <table:table-cell office:value-type="string">
            <text:p>Parc</text:p>
          </table:table-cell>
          <table:table-cell office:value-type="string">
            <text:p>B14</text:p>
          </table:table-cell>
          <table:table-cell office:value-type="float" office:value="3.81884">
            <text:p>3,81884</text:p>
          </table:table-cell>
          <table:table-cell office:value-type="float" office:value="43.63097">
            <text:p>43,63097</text:p>
          </table:table-cell>
          <table:table-cell office:value-type="string">
            <text:p>Rue de Bologne, Eglise Saint Paul</text:p>
          </table:table-cell>
          <table:table-cell office:value-type="string">
            <text:p>1 - Saint-Paul - 149 m</text:p>
          </table:table-cell>
          <table:table-cell office:value-type="string">
            <text:p>15 - Gémeaux - 339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Square des hibiscus</text:p>
          </table:table-cell>
          <table:table-cell office:value-type="string">
            <text:p>Sq Hibiscus</text:p>
          </table:table-cell>
          <table:table-cell table:number-columns-repeated="2" office:value-type="string">
            <text:p>19950615</text:p>
          </table:table-cell>
          <table:table-cell office:value-type="float" office:value="1470">
            <text:p>1470</text:p>
          </table:table-cell>
          <table:table-cell office:value-type="string">
            <text:p>Square</text:p>
          </table:table-cell>
          <table:table-cell office:value-type="string">
            <text:p>H6</text:p>
          </table:table-cell>
          <table:table-cell office:value-type="float" office:value="3.857323">
            <text:p>3,857323</text:p>
          </table:table-cell>
          <table:table-cell office:value-type="float" office:value="43.592579">
            <text:p>43,592579</text:p>
          </table:table-cell>
          <table:table-cell office:value-type="string">
            <text:p>rue des hibiscus</text:p>
          </table:table-cell>
          <table:table-cell office:value-type="string">
            <text:p>2 - Croix d'Argent - 739 m</text:p>
          </table:table-cell>
          <table:table-cell office:value-type="string">
            <text:p>6 - Avenue de Toulouse - 113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quare Bernard Chely</text:p>
          </table:table-cell>
          <table:table-cell office:value-type="string">
            <text:p>Sq Chely</text:p>
          </table:table-cell>
          <table:table-cell table:number-columns-repeated="2" office:value-type="string">
            <text:p>19700801</text:p>
          </table:table-cell>
          <table:table-cell office:value-type="float" office:value="914">
            <text:p>914</text:p>
          </table:table-cell>
          <table:table-cell office:value-type="string">
            <text:p>Square</text:p>
          </table:table-cell>
          <table:table-cell office:value-type="string">
            <text:p>H7</text:p>
          </table:table-cell>
          <table:table-cell office:value-type="float" office:value="3.856554">
            <text:p>3,856554</text:p>
          </table:table-cell>
          <table:table-cell office:value-type="float" office:value="43.597413">
            <text:p>43,597413</text:p>
          </table:table-cell>
          <table:table-cell office:value-type="string">
            <text:p>rue de Font-Couverte</text:p>
          </table:table-cell>
          <table:table-cell office:value-type="string">
            <text:p>2 - Mas Drevon - 942 m</text:p>
          </table:table-cell>
          <table:table-cell office:value-type="string">
            <text:p>6 - Ronceray - 503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Square Fabre de Morlhon</text:p>
          </table:table-cell>
          <table:table-cell office:value-type="string">
            <text:p>Sq Morlhon</text:p>
          </table:table-cell>
          <table:table-cell table:number-columns-repeated="2" office:value-type="string">
            <text:p>19910101</text:p>
          </table:table-cell>
          <table:table-cell office:value-type="float" office:value="2440">
            <text:p>2440</text:p>
          </table:table-cell>
          <table:table-cell office:value-type="string">
            <text:p>Square</text:p>
          </table:table-cell>
          <table:table-cell office:value-type="string">
            <text:p>K6</text:p>
          </table:table-cell>
          <table:table-cell office:value-type="float" office:value="3.877923">
            <text:p>3,877923</text:p>
          </table:table-cell>
          <table:table-cell office:value-type="float" office:value="43.594247">
            <text:p>43,594247</text:p>
          </table:table-cell>
          <table:table-cell office:value-type="string">
            <text:p>rue Fabre de Morlhon</text:p>
          </table:table-cell>
          <table:table-cell office:value-type="string">
            <text:p>3 - Saint Martin - 151 m</text:p>
          </table:table-cell>
          <table:table-cell office:value-type="string">
            <text:p>15 - Saint-Cléophas - 15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Square de la Providence</text:p>
          </table:table-cell>
          <table:table-cell office:value-type="string">
            <text:p>Sq Providence</text:p>
          </table:table-cell>
          <table:table-cell table:number-columns-repeated="2" office:value-type="string">
            <text:p>19920701</text:p>
          </table:table-cell>
          <table:table-cell office:value-type="float" office:value="314">
            <text:p>314</text:p>
          </table:table-cell>
          <table:table-cell office:value-type="string">
            <text:p>Square</text:p>
          </table:table-cell>
          <table:table-cell office:value-type="string">
            <text:p>K10</text:p>
          </table:table-cell>
          <table:table-cell office:value-type="float" office:value="3.875396">
            <text:p>3,875396</text:p>
          </table:table-cell>
          <table:table-cell office:value-type="float" office:value="43.613855">
            <text:p>43,613855</text:p>
          </table:table-cell>
          <table:table-cell office:value-type="string">
            <text:p>rue de la Providence</text:p>
          </table:table-cell>
          <table:table-cell office:value-type="string">
            <text:p>1 - Louis Blanc - 237 m</text:p>
          </table:table-cell>
          <table:table-cell office:value-type="string">
            <text:p>6 - Peyrou - 379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Parc la Carriera</text:p>
          </table:table-cell>
          <table:table-cell office:value-type="string">
            <text:p>Parc Carriera</text:p>
          </table:table-cell>
          <table:table-cell table:number-columns-repeated="2" office:value-type="string">
            <text:p>19920215</text:p>
          </table:table-cell>
          <table:table-cell office:value-type="float" office:value="8940">
            <text:p>8940</text:p>
          </table:table-cell>
          <table:table-cell office:value-type="string">
            <text:p>Parc</text:p>
          </table:table-cell>
          <table:table-cell office:value-type="string">
            <text:p>B16</text:p>
          </table:table-cell>
          <table:table-cell office:value-type="float" office:value="3.817654">
            <text:p>3,817654</text:p>
          </table:table-cell>
          <table:table-cell office:value-type="float" office:value="43.641358">
            <text:p>43,641358</text:p>
          </table:table-cell>
          <table:table-cell office:value-type="string">
            <text:p>Rue Louis Pergaud</text:p>
          </table:table-cell>
          <table:table-cell office:value-type="string">
            <text:p>1 - Hauts de Massane - 724 m</text:p>
          </table:table-cell>
          <table:table-cell office:value-type="string">
            <text:p>15 - Place d'Italie - 55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Parc zoologique de Lunaret</text:p>
          </table:table-cell>
          <table:table-cell office:value-type="string">
            <text:p>Parc Lunaret</text:p>
          </table:table-cell>
          <table:table-cell table:number-columns-repeated="2" office:value-type="string">
            <text:p>19630101</text:p>
          </table:table-cell>
          <table:table-cell office:value-type="float" office:value="711000">
            <text:p>711000</text:p>
          </table:table-cell>
          <table:table-cell office:value-type="string">
            <text:p>Bois</text:p>
          </table:table-cell>
          <table:table-cell office:value-type="string">
            <text:p>K16</text:p>
          </table:table-cell>
          <table:table-cell office:value-type="float" office:value="3.875434">
            <text:p>3,875434</text:p>
          </table:table-cell>
          <table:table-cell office:value-type="float" office:value="43.642334">
            <text:p>43,642334</text:p>
          </table:table-cell>
          <table:table-cell office:value-type="string">
            <text:p>50 Avenue val d'Agropolis</text:p>
          </table:table-cell>
          <table:table-cell office:value-type="string">
            <text:p>1 - Université des sciences et lettres - 1836 m</text:p>
          </table:table-cell>
          <table:table-cell office:value-type="string">
            <text:p>13 - Zoo - 316 m</text:p>
          </table:table-cell>
          <table:table-cell table:number-columns-repeated="2" office:value-type="string">
            <text:p>Oui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string">
            <text:p>Jardin des plantes</text:p>
          </table:table-cell>
          <table:table-cell table:number-columns-repeated="2" office:value-type="string">
            <text:p>01/01/1593</text:p>
          </table:table-cell>
          <table:table-cell office:value-type="float" office:value="46790">
            <text:p>46790</text:p>
          </table:table-cell>
          <table:table-cell office:value-type="string">
            <text:p>Parc</text:p>
          </table:table-cell>
          <table:table-cell/>
          <table:table-cell office:value-type="float" office:value="3.871952">
            <text:p>3,871952</text:p>
          </table:table-cell>
          <table:table-cell office:value-type="float" office:value="43.614346">
            <text:p>43,614346</text:p>
          </table:table-cell>
          <table:table-cell office:value-type="string">
            <text:p>Boulevard Henri IV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Autre entité publique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quare Albert Camus</text:p>
          </table:table-cell>
          <table:table-cell office:value-type="string">
            <text:p>Sq Camus</text:p>
          </table:table-cell>
          <table:table-cell table:number-columns-repeated="2" office:value-type="string">
            <text:p>19911215</text:p>
          </table:table-cell>
          <table:table-cell office:value-type="float" office:value="4792">
            <text:p>4792</text:p>
          </table:table-cell>
          <table:table-cell office:value-type="string">
            <text:p>Square</text:p>
          </table:table-cell>
          <table:table-cell office:value-type="string">
            <text:p>J7</text:p>
          </table:table-cell>
          <table:table-cell office:value-type="float" office:value="3.869822">
            <text:p>3,869822</text:p>
          </table:table-cell>
          <table:table-cell office:value-type="float" office:value="43.596661">
            <text:p>43,596661</text:p>
          </table:table-cell>
          <table:table-cell office:value-type="string">
            <text:p>Avenue Villeneuve d'Angoulême</text:p>
          </table:table-cell>
          <table:table-cell office:value-type="string">
            <text:p>2 - Mas Drevon - 202 m</text:p>
          </table:table-cell>
          <table:table-cell office:value-type="string">
            <text:p>6 - Place du 8 Mai - 415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string">
            <text:p>Allée Bonafos</text:p>
          </table:table-cell>
          <table:table-cell table:number-columns-repeated="2" office:value-type="string">
            <text:p>19911215</text:p>
          </table:table-cell>
          <table:table-cell office:value-type="float" office:value="2501">
            <text:p>2501</text:p>
          </table:table-cell>
          <table:table-cell office:value-type="string">
            <text:p>Square</text:p>
          </table:table-cell>
          <table:table-cell office:value-type="string">
            <text:p>J7</text:p>
          </table:table-cell>
          <table:table-cell office:value-type="float" office:value="3.87077">
            <text:p>3,87077</text:p>
          </table:table-cell>
          <table:table-cell office:value-type="float" office:value="43.597466">
            <text:p>43,597466</text:p>
          </table:table-cell>
          <table:table-cell office:value-type="string">
            <text:p>Avenue Villeneuve d'Angoulême</text:p>
          </table:table-cell>
          <table:table-cell office:value-type="string">
            <text:p>2 - Mas Drevon - 319 m</text:p>
          </table:table-cell>
          <table:table-cell office:value-type="string">
            <text:p>6 - Place du 8 Mai - 410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number-columns-repeated="2" office:value-type="string">
            <text:p>Placette Le Moulin</text:p>
          </table:table-cell>
          <table:table-cell table:number-columns-repeated="2" office:value-type="string">
            <text:p>19920305</text:p>
          </table:table-cell>
          <table:table-cell office:value-type="float" office:value="1113">
            <text:p>1113</text:p>
          </table:table-cell>
          <table:table-cell office:value-type="string">
            <text:p>Square</text:p>
          </table:table-cell>
          <table:table-cell office:value-type="string">
            <text:p>N10</text:p>
          </table:table-cell>
          <table:table-cell office:value-type="float" office:value="3.896096">
            <text:p>3,896096</text:p>
          </table:table-cell>
          <table:table-cell office:value-type="float" office:value="43.6103">
            <text:p>43,6103</text:p>
          </table:table-cell>
          <table:table-cell office:value-type="string">
            <text:p>Rue du Moulin de Semalen</text:p>
          </table:table-cell>
          <table:table-cell office:value-type="string">
            <text:p>2 - Pompignane - 237 m</text:p>
          </table:table-cell>
          <table:table-cell office:value-type="string">
            <text:p>9 - Paul Painlevé - 210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Quai Louis Le Vau (place ANPE)</text:p>
          </table:table-cell>
          <table:table-cell office:value-type="string">
            <text:p>Quai Le Vau</text:p>
          </table:table-cell>
          <table:table-cell table:number-columns-repeated="2" office:value-type="string">
            <text:p>19910301</text:p>
          </table:table-cell>
          <table:table-cell office:value-type="float" office:value="320">
            <text:p>320</text:p>
          </table:table-cell>
          <table:table-cell office:value-type="string">
            <text:p>Square</text:p>
          </table:table-cell>
          <table:table-cell office:value-type="string">
            <text:p>C10</text:p>
          </table:table-cell>
          <table:table-cell office:value-type="float" office:value="3.822887">
            <text:p>3,822887</text:p>
          </table:table-cell>
          <table:table-cell office:value-type="float" office:value="43.614464">
            <text:p>43,614464</text:p>
          </table:table-cell>
          <table:table-cell office:value-type="string">
            <text:p>Quai Louis Le Vau, ZAC de la Fontaine</text:p>
          </table:table-cell>
          <table:table-cell office:value-type="string">
            <text:p>1 et 3 - Mosson - 257 m</text:p>
          </table:table-cell>
          <table:table-cell office:value-type="string">
            <text:p>15 - Route de Lodève - 109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quare de l'Intendance du Languedoc</text:p>
          </table:table-cell>
          <table:table-cell office:value-type="string">
            <text:p>Sq Intendance</text:p>
          </table:table-cell>
          <table:table-cell table:number-columns-repeated="2" office:value-type="string">
            <text:p>20040501</text:p>
          </table:table-cell>
          <table:table-cell office:value-type="float" office:value="420">
            <text:p>420</text:p>
          </table:table-cell>
          <table:table-cell office:value-type="string">
            <text:p>Square</text:p>
          </table:table-cell>
          <table:table-cell office:value-type="string">
            <text:p>K10</text:p>
          </table:table-cell>
          <table:table-cell office:value-type="float" office:value="3.875964">
            <text:p>3,875964</text:p>
          </table:table-cell>
          <table:table-cell office:value-type="float" office:value="43.612308">
            <text:p>43,612308</text:p>
          </table:table-cell>
          <table:table-cell office:value-type="string">
            <text:p>entre le 6 et le 8 rue d'Aigrefeuille</text:p>
          </table:table-cell>
          <table:table-cell office:value-type="string">
            <text:p>1 - Louis Blanc - 319 m</text:p>
          </table:table-cell>
          <table:table-cell office:value-type="string">
            <text:p>6 - Peyrou - 327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string">
            <text:p>Parc Richter</text:p>
          </table:table-cell>
          <table:table-cell table:number-columns-repeated="2" office:value-type="string">
            <text:p>19940915</text:p>
          </table:table-cell>
          <table:table-cell office:value-type="float" office:value="20350">
            <text:p>20350</text:p>
          </table:table-cell>
          <table:table-cell office:value-type="string">
            <text:p>Parc</text:p>
          </table:table-cell>
          <table:table-cell office:value-type="string">
            <text:p>N8</text:p>
          </table:table-cell>
          <table:table-cell office:value-type="float" office:value="3.896685">
            <text:p>3,896685</text:p>
          </table:table-cell>
          <table:table-cell office:value-type="float" office:value="43.601835">
            <text:p>43,601835</text:p>
          </table:table-cell>
          <table:table-cell office:value-type="string">
            <text:p>Rond-point C. Colomb</text:p>
          </table:table-cell>
          <table:table-cell office:value-type="string">
            <text:p>1 - Moularès - 166 m</text:p>
          </table:table-cell>
          <table:table-cell office:value-type="string">
            <text:p>9 - Saint-Michel - 510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Espaces verts Rabelais</text:p>
          </table:table-cell>
          <table:table-cell office:value-type="string">
            <text:p>EV Rabelais</text:p>
          </table:table-cell>
          <table:table-cell table:number-columns-repeated="2" office:value-type="string">
            <text:p>19930401</text:p>
          </table:table-cell>
          <table:table-cell office:value-type="float" office:value="1752">
            <text:p>1752</text:p>
          </table:table-cell>
          <table:table-cell office:value-type="string">
            <text:p>Square</text:p>
          </table:table-cell>
          <table:table-cell office:value-type="string">
            <text:p>M9</text:p>
          </table:table-cell>
          <table:table-cell office:value-type="float" office:value="3.89016">
            <text:p>3,89016</text:p>
          </table:table-cell>
          <table:table-cell office:value-type="float" office:value="43.605882">
            <text:p>43,605882</text:p>
          </table:table-cell>
          <table:table-cell office:value-type="string">
            <text:p>rue de Montréal/ place Acadie / rue Cavelier de la Salle</text:p>
          </table:table-cell>
          <table:table-cell office:value-type="string">
            <text:p>2 - Voltaire - 246 m</text:p>
          </table:table-cell>
          <table:table-cell office:value-type="string">
            <text:p>9 - Place de l'Europe - 373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Abords tennis Montpellier-Village</text:p>
          </table:table-cell>
          <table:table-cell office:value-type="string">
            <text:p>Tennis Montp-village</text:p>
          </table:table-cell>
          <table:table-cell table:number-columns-repeated="2" office:value-type="string">
            <text:p>19930101</text:p>
          </table:table-cell>
          <table:table-cell office:value-type="float" office:value="6156">
            <text:p>6156</text:p>
          </table:table-cell>
          <table:table-cell office:value-type="string">
            <text:p>Square</text:p>
          </table:table-cell>
          <table:table-cell office:value-type="string">
            <text:p>E7</text:p>
          </table:table-cell>
          <table:table-cell office:value-type="float" office:value="3.838377">
            <text:p>3,838377</text:p>
          </table:table-cell>
          <table:table-cell office:value-type="float" office:value="43.597282">
            <text:p>43,597282</text:p>
          </table:table-cell>
          <table:table-cell office:value-type="string">
            <text:p>route de Laverune</text:p>
          </table:table-cell>
          <table:table-cell office:value-type="string">
            <text:p>3 - Jules Guesde - 1710 m</text:p>
          </table:table-cell>
          <table:table-cell office:value-type="string">
            <text:p>10 - Paul Fajon - 228 m</text:p>
          </table:table-cell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Parc de la grande Lironde</text:p>
          </table:table-cell>
          <table:table-cell office:value-type="string">
            <text:p>Parc Grande Lironde</text:p>
          </table:table-cell>
          <table:table-cell office:value-type="string">
            <text:p>01/01/1850</text:p>
          </table:table-cell>
          <table:table-cell office:value-type="string">
            <text:p>19950101</text:p>
          </table:table-cell>
          <table:table-cell office:value-type="float" office:value="44660">
            <text:p>44660</text:p>
          </table:table-cell>
          <table:table-cell office:value-type="string">
            <text:p>Parc</text:p>
          </table:table-cell>
          <table:table-cell office:value-type="string">
            <text:p>P9</text:p>
          </table:table-cell>
          <table:table-cell office:value-type="float" office:value="3.907254">
            <text:p>3,907254</text:p>
          </table:table-cell>
          <table:table-cell office:value-type="float" office:value="43.608162">
            <text:p>43,608162</text:p>
          </table:table-cell>
          <table:table-cell office:value-type="string">
            <text:p>Ave Albert Einstein</text:p>
          </table:table-cell>
          <table:table-cell office:value-type="string">
            <text:p>1 - Millénaire - 581 m</text:p>
          </table:table-cell>
          <table:table-cell office:value-type="string">
            <text:p>10 - Parc Lironde - 73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Esplanade Pierre Paraf</text:p>
          </table:table-cell>
          <table:table-cell office:value-type="string">
            <text:p>Esplanade Paraf</text:p>
          </table:table-cell>
          <table:table-cell table:number-columns-repeated="2" office:value-type="string">
            <text:p>19930501</text:p>
          </table:table-cell>
          <table:table-cell office:value-type="float" office:value="5529">
            <text:p>5529</text:p>
          </table:table-cell>
          <table:table-cell office:value-type="string">
            <text:p>Square</text:p>
          </table:table-cell>
          <table:table-cell office:value-type="string">
            <text:p>G6</text:p>
          </table:table-cell>
          <table:table-cell office:value-type="float" office:value="3.845951">
            <text:p>3,845951</text:p>
          </table:table-cell>
          <table:table-cell office:value-type="float" office:value="43.595247">
            <text:p>43,595247</text:p>
          </table:table-cell>
          <table:table-cell office:value-type="string">
            <text:p>Avenue Maurice Planès</text:p>
          </table:table-cell>
          <table:table-cell office:value-type="string">
            <text:p>2 - Croix d'Argent - 1684 m</text:p>
          </table:table-cell>
          <table:table-cell office:value-type="string">
            <text:p>10 - Bagatelle - 13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Plan Cavaillé Coll</text:p>
          </table:table-cell>
          <table:table-cell office:value-type="string">
            <text:p>Plan Cavaillé Coll</text:p>
          </table:table-cell>
          <table:table-cell table:number-columns-repeated="2" office:value-type="string">
            <text:p>19940101</text:p>
          </table:table-cell>
          <table:table-cell office:value-type="float" office:value="330">
            <text:p>330</text:p>
          </table:table-cell>
          <table:table-cell office:value-type="string">
            <text:p>Square</text:p>
          </table:table-cell>
          <table:table-cell office:value-type="string">
            <text:p>K10</text:p>
          </table:table-cell>
          <table:table-cell office:value-type="float" office:value="3.878492">
            <text:p>3,878492</text:p>
          </table:table-cell>
          <table:table-cell office:value-type="float" office:value="43.613524">
            <text:p>43,613524</text:p>
          </table:table-cell>
          <table:table-cell office:value-type="string">
            <text:p>rue de la verrerie basse</text:p>
          </table:table-cell>
          <table:table-cell office:value-type="string">
            <text:p>1 - Louis Blanc - 137 m</text:p>
          </table:table-cell>
          <table:table-cell office:value-type="string">
            <text:p>6 - Peyrou - 564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number-columns-repeated="2" office:value-type="string">
            <text:p>Place de Sparte</text:p>
          </table:table-cell>
          <table:table-cell table:number-columns-repeated="2" office:value-type="string">
            <text:p>19930201</text:p>
          </table:table-cell>
          <table:table-cell office:value-type="float" office:value="952">
            <text:p>952</text:p>
          </table:table-cell>
          <table:table-cell office:value-type="string">
            <text:p>Square</text:p>
          </table:table-cell>
          <table:table-cell office:value-type="string">
            <text:p>M9</text:p>
          </table:table-cell>
          <table:table-cell office:value-type="float" office:value="3.889407">
            <text:p>3,889407</text:p>
          </table:table-cell>
          <table:table-cell office:value-type="float" office:value="43.608524">
            <text:p>43,608524</text:p>
          </table:table-cell>
          <table:table-cell office:value-type="string">
            <text:p>Rue Léon Blum</text:p>
          </table:table-cell>
          <table:table-cell office:value-type="string">
            <text:p>1 - Léon Blum - 129 m</text:p>
          </table:table-cell>
          <table:table-cell office:value-type="string">
            <text:p>14 - Léon Blum - 133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quare Joseph Delteil</text:p>
          </table:table-cell>
          <table:table-cell office:value-type="string">
            <text:p>Sq Delteil</text:p>
          </table:table-cell>
          <table:table-cell table:number-columns-repeated="2" office:value-type="string">
            <text:p>19941015</text:p>
          </table:table-cell>
          <table:table-cell office:value-type="float" office:value="3014">
            <text:p>3014</text:p>
          </table:table-cell>
          <table:table-cell office:value-type="string">
            <text:p>Square</text:p>
          </table:table-cell>
          <table:table-cell office:value-type="string">
            <text:p>E11</text:p>
          </table:table-cell>
          <table:table-cell office:value-type="float" office:value="3.83854">
            <text:p>3,83854</text:p>
          </table:table-cell>
          <table:table-cell office:value-type="float" office:value="43.616111">
            <text:p>43,616111</text:p>
          </table:table-cell>
          <table:table-cell office:value-type="string">
            <text:p>Rue des araucarias / rue du Lyciet</text:p>
          </table:table-cell>
          <table:table-cell office:value-type="string">
            <text:p>3 - Pergola - 172 m</text:p>
          </table:table-cell>
          <table:table-cell office:value-type="string">
            <text:p>6 - Paul Bringuier - 163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quare Ferdinand de Lesseps</text:p>
          </table:table-cell>
          <table:table-cell office:value-type="string">
            <text:p>Sq de Lesseps</text:p>
          </table:table-cell>
          <table:table-cell table:number-columns-repeated="2" office:value-type="string">
            <text:p>19950215</text:p>
          </table:table-cell>
          <table:table-cell office:value-type="float" office:value="725">
            <text:p>725</text:p>
          </table:table-cell>
          <table:table-cell office:value-type="string">
            <text:p>Square</text:p>
          </table:table-cell>
          <table:table-cell office:value-type="string">
            <text:p>K6</text:p>
          </table:table-cell>
          <table:table-cell office:value-type="float" office:value="3.878603">
            <text:p>3,878603</text:p>
          </table:table-cell>
          <table:table-cell office:value-type="float" office:value="43.59333">
            <text:p>43,59333</text:p>
          </table:table-cell>
          <table:table-cell office:value-type="string">
            <text:p>rue Ferdinand de Lesseps</text:p>
          </table:table-cell>
          <table:table-cell office:value-type="string">
            <text:p>3 - Saint Martin - 77 m</text:p>
          </table:table-cell>
          <table:table-cell office:value-type="string">
            <text:p>15 - Saint-Cléophas - 262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Parc du Mas de Costebelle</text:p>
          </table:table-cell>
          <table:table-cell office:value-type="string">
            <text:p>Parc Costebelle</text:p>
          </table:table-cell>
          <table:table-cell office:value-type="string">
            <text:p>01/01/1750</text:p>
          </table:table-cell>
          <table:table-cell office:value-type="string">
            <text:p>19940503</text:p>
          </table:table-cell>
          <table:table-cell office:value-type="float" office:value="2115">
            <text:p>2115</text:p>
          </table:table-cell>
          <table:table-cell office:value-type="string">
            <text:p>Square</text:p>
          </table:table-cell>
          <table:table-cell office:value-type="string">
            <text:p>O10</text:p>
          </table:table-cell>
          <table:table-cell office:value-type="float" office:value="3.901878">
            <text:p>3,901878</text:p>
          </table:table-cell>
          <table:table-cell office:value-type="float" office:value="43.610562">
            <text:p>43,610562</text:p>
          </table:table-cell>
          <table:table-cell office:value-type="string">
            <text:p>rue des frères Lumière/ rue Henri Pequet</text:p>
          </table:table-cell>
          <table:table-cell office:value-type="string">
            <text:p>2 - Pompignane - 599 m</text:p>
          </table:table-cell>
          <table:table-cell office:value-type="string">
            <text:p>9 - Vieille Poste - 126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Square d' Ajaccio et extension</text:p>
          </table:table-cell>
          <table:table-cell office:value-type="string">
            <text:p>Sq d' Ajaccio</text:p>
          </table:table-cell>
          <table:table-cell table:number-columns-repeated="2" office:value-type="string">
            <text:p>19940603</text:p>
          </table:table-cell>
          <table:table-cell office:value-type="float" office:value="13180">
            <text:p>13180</text:p>
          </table:table-cell>
          <table:table-cell office:value-type="string">
            <text:p>Parc</text:p>
          </table:table-cell>
          <table:table-cell office:value-type="string">
            <text:p>A15</text:p>
          </table:table-cell>
          <table:table-cell office:value-type="float" office:value="3.812045">
            <text:p>3,812045</text:p>
          </table:table-cell>
          <table:table-cell office:value-type="float" office:value="43.636634">
            <text:p>43,636634</text:p>
          </table:table-cell>
          <table:table-cell office:value-type="string">
            <text:p>rues Comté de Nice, de Corse et d'Ajaccio</text:p>
          </table:table-cell>
          <table:table-cell office:value-type="string">
            <text:p>1 - Hauts de Massane - 842 m</text:p>
          </table:table-cell>
          <table:table-cell office:value-type="string">
            <text:p>15 - Mas de Bellevue - 47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quare d'Arsonval</text:p>
          </table:table-cell>
          <table:table-cell office:value-type="string">
            <text:p>Sq d'Arsonval</text:p>
          </table:table-cell>
          <table:table-cell table:number-columns-repeated="2" office:value-type="string">
            <text:p>19940915</text:p>
          </table:table-cell>
          <table:table-cell office:value-type="float" office:value="1886">
            <text:p>1886</text:p>
          </table:table-cell>
          <table:table-cell office:value-type="string">
            <text:p>Square</text:p>
          </table:table-cell>
          <table:table-cell office:value-type="string">
            <text:p>i6</text:p>
          </table:table-cell>
          <table:table-cell office:value-type="float" office:value="3.864194">
            <text:p>3,864194</text:p>
          </table:table-cell>
          <table:table-cell office:value-type="float" office:value="43.594786">
            <text:p>43,594786</text:p>
          </table:table-cell>
          <table:table-cell office:value-type="string">
            <text:p>193 rue Georges Brassens</text:p>
          </table:table-cell>
          <table:table-cell office:value-type="string">
            <text:p>2 - Mas Drevon - 312 m</text:p>
          </table:table-cell>
          <table:table-cell office:value-type="string">
            <text:p>6 - Georges Brassens - 173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Berges du Rieutord</text:p>
          </table:table-cell>
          <table:table-cell office:value-type="string">
            <text:p>Berges Rieutord</text:p>
          </table:table-cell>
          <table:table-cell table:number-columns-repeated="2" office:value-type="string">
            <text:p>19941011</text:p>
          </table:table-cell>
          <table:table-cell office:value-type="float" office:value="15090">
            <text:p>15090</text:p>
          </table:table-cell>
          <table:table-cell office:value-type="string">
            <text:p>Berges</text:p>
          </table:table-cell>
          <table:table-cell office:value-type="string">
            <text:p>C12</text:p>
          </table:table-cell>
          <table:table-cell office:value-type="float" office:value="3.819244">
            <text:p>3,819244</text:p>
          </table:table-cell>
          <table:table-cell office:value-type="float" office:value="43.62159">
            <text:p>43,62159</text:p>
          </table:table-cell>
          <table:table-cell office:value-type="string">
            <text:p>Avenue de l'Europe</text:p>
          </table:table-cell>
          <table:table-cell office:value-type="string">
            <text:p>1 - Mosson - 152 m</text:p>
          </table:table-cell>
          <table:table-cell office:value-type="string">
            <text:p>15 - Mosson - 238 m</text:p>
          </table:table-cell>
          <table:table-cell table:number-columns-repeated="2"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number-columns-repeated="2" office:value-type="string">
            <text:p>Maison du Lez</text:p>
          </table:table-cell>
          <table:table-cell table:number-columns-repeated="2" office:value-type="string">
            <text:p>19950401</text:p>
          </table:table-cell>
          <table:table-cell office:value-type="float" office:value="3257">
            <text:p>3257</text:p>
          </table:table-cell>
          <table:table-cell office:value-type="string">
            <text:p>Berges</text:p>
          </table:table-cell>
          <table:table-cell office:value-type="string">
            <text:p>N10</text:p>
          </table:table-cell>
          <table:table-cell office:value-type="float" office:value="3.896768">
            <text:p>3,896768</text:p>
          </table:table-cell>
          <table:table-cell office:value-type="float" office:value="43.610076">
            <text:p>43,610076</text:p>
          </table:table-cell>
          <table:table-cell office:value-type="string">
            <text:p>Avenue du Pirée</text:p>
          </table:table-cell>
          <table:table-cell office:value-type="string">
            <text:p>2 - Pompignane - 284 m</text:p>
          </table:table-cell>
          <table:table-cell office:value-type="string">
            <text:p>9 - Paul Painlevé - 161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quare du chai Molière</text:p>
          </table:table-cell>
          <table:table-cell office:value-type="string">
            <text:p>Sq chai Molière</text:p>
          </table:table-cell>
          <table:table-cell table:number-columns-repeated="2" office:value-type="string">
            <text:p>19950517</text:p>
          </table:table-cell>
          <table:table-cell office:value-type="float" office:value="381">
            <text:p>381</text:p>
          </table:table-cell>
          <table:table-cell office:value-type="string">
            <text:p>Square</text:p>
          </table:table-cell>
          <table:table-cell office:value-type="string">
            <text:p>H6</text:p>
          </table:table-cell>
          <table:table-cell office:value-type="float" office:value="3.854947">
            <text:p>3,854947</text:p>
          </table:table-cell>
          <table:table-cell office:value-type="float" office:value="43.591956">
            <text:p>43,591956</text:p>
          </table:table-cell>
          <table:table-cell office:value-type="string">
            <text:p>rue des hibiscus</text:p>
          </table:table-cell>
          <table:table-cell office:value-type="string">
            <text:p>2 - Croix d'Argent - 931 m</text:p>
          </table:table-cell>
          <table:table-cell office:value-type="string">
            <text:p>10 - Le Grand M - 105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quare G.S. Blaise Pascal</text:p>
          </table:table-cell>
          <table:table-cell office:value-type="string">
            <text:p>Sq Pascal</text:p>
          </table:table-cell>
          <table:table-cell table:number-columns-repeated="2" office:value-type="string">
            <text:p>19960616</text:p>
          </table:table-cell>
          <table:table-cell office:value-type="float" office:value="325">
            <text:p>325</text:p>
          </table:table-cell>
          <table:table-cell office:value-type="string">
            <text:p>Square</text:p>
          </table:table-cell>
          <table:table-cell office:value-type="string">
            <text:p>P10</text:p>
          </table:table-cell>
          <table:table-cell office:value-type="float" office:value="3.908153">
            <text:p>3,908153</text:p>
          </table:table-cell>
          <table:table-cell office:value-type="float" office:value="43.611967">
            <text:p>43,611967</text:p>
          </table:table-cell>
          <table:table-cell office:value-type="string">
            <text:p>Rue Louis Lépine</text:p>
          </table:table-cell>
          <table:table-cell office:value-type="string">
            <text:p>1 - Millénaire - 970 m</text:p>
          </table:table-cell>
          <table:table-cell office:value-type="string">
            <text:p>10 - Lagoya - 178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Domaine de la Pompignane</text:p>
          </table:table-cell>
          <table:table-cell office:value-type="string">
            <text:p>Domaine Pompignane</text:p>
          </table:table-cell>
          <table:table-cell office:value-type="string">
            <text:p>19960801</text:p>
          </table:table-cell>
          <table:table-cell office:value-type="string">
            <text:p>19950801</text:p>
          </table:table-cell>
          <table:table-cell office:value-type="float" office:value="11260">
            <text:p>11260</text:p>
          </table:table-cell>
          <table:table-cell office:value-type="string">
            <text:p>Parc</text:p>
          </table:table-cell>
          <table:table-cell office:value-type="string">
            <text:p>P12</text:p>
          </table:table-cell>
          <table:table-cell office:value-type="float" office:value="3.907373">
            <text:p>3,907373</text:p>
          </table:table-cell>
          <table:table-cell office:value-type="float" office:value="43.620402">
            <text:p>43,620402</text:p>
          </table:table-cell>
          <table:table-cell office:value-type="string">
            <text:p>Rue du Salaison</text:p>
          </table:table-cell>
          <table:table-cell office:value-type="string">
            <text:p>2 - Charles de Gaulle - 1201 m</text:p>
          </table:table-cell>
          <table:table-cell office:value-type="string">
            <text:p>10 - La Pompignane / Sémard - 264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Square Camille Ernst (ex J-S Bach)</text:p>
          </table:table-cell>
          <table:table-cell office:value-type="string">
            <text:p>Square Jean-Sébastie</text:p>
          </table:table-cell>
          <table:table-cell office:value-type="string">
            <text:p>01/07/1870</text:p>
          </table:table-cell>
          <table:table-cell office:value-type="string">
            <text:p>19850701</text:p>
          </table:table-cell>
          <table:table-cell office:value-type="float" office:value="1397">
            <text:p>1397</text:p>
          </table:table-cell>
          <table:table-cell office:value-type="string">
            <text:p>Square</text:p>
          </table:table-cell>
          <table:table-cell office:value-type="string">
            <text:p>K11</text:p>
          </table:table-cell>
          <table:table-cell office:value-type="float" office:value="3.878576">
            <text:p>3,878576</text:p>
          </table:table-cell>
          <table:table-cell office:value-type="float" office:value="43.618551">
            <text:p>43,618551</text:p>
          </table:table-cell>
          <table:table-cell office:value-type="string">
            <text:p>Avenue de Castelnau</text:p>
          </table:table-cell>
          <table:table-cell office:value-type="string">
            <text:p>1 - Place Albert Premier - 428 m</text:p>
          </table:table-cell>
          <table:table-cell office:value-type="string">
            <text:p>5 - Marie Caizergues - 339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Aqueduc Saint-Clément park Clémentville</text:p>
          </table:table-cell>
          <table:table-cell office:value-type="string">
            <text:p>Aqueduc St-Clément 1</text:p>
          </table:table-cell>
          <table:table-cell table:number-columns-repeated="2" office:value-type="string">
            <text:p>19960615</text:p>
          </table:table-cell>
          <table:table-cell office:value-type="float" office:value="4854">
            <text:p>4854</text:p>
          </table:table-cell>
          <table:table-cell office:value-type="string">
            <text:p>Berges</text:p>
          </table:table-cell>
          <table:table-cell office:value-type="string">
            <text:p>G11</text:p>
          </table:table-cell>
          <table:table-cell office:value-type="float" office:value="3.849322">
            <text:p>3,849322</text:p>
          </table:table-cell>
          <table:table-cell office:value-type="float" office:value="43.615519">
            <text:p>43,615519</text:p>
          </table:table-cell>
          <table:table-cell office:value-type="string">
            <text:p>461 rue de la croix de las Cazes, 1000 rue de las Sorbes</text:p>
          </table:table-cell>
          <table:table-cell office:value-type="string">
            <text:p>3 - Jules Guesde - 500 m</text:p>
          </table:table-cell>
          <table:table-cell office:value-type="string">
            <text:p>6 - Espérance - 134 m</text:p>
          </table:table-cell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Parc du Mas Vanneau</text:p>
          </table:table-cell>
          <table:table-cell office:value-type="string">
            <text:p>Parc Mas Vanneau</text:p>
          </table:table-cell>
          <table:table-cell office:value-type="string">
            <text:p>01/01/1750</text:p>
          </table:table-cell>
          <table:table-cell office:value-type="string">
            <text:p>19960615</text:p>
          </table:table-cell>
          <table:table-cell office:value-type="float" office:value="905">
            <text:p>905</text:p>
          </table:table-cell>
          <table:table-cell office:value-type="string">
            <text:p>Square</text:p>
          </table:table-cell>
          <table:table-cell office:value-type="string">
            <text:p>F12</text:p>
          </table:table-cell>
          <table:table-cell office:value-type="float" office:value="3.843194">
            <text:p>3,843194</text:p>
          </table:table-cell>
          <table:table-cell office:value-type="float" office:value="43.623748">
            <text:p>43,623748</text:p>
          </table:table-cell>
          <table:table-cell office:value-type="string">
            <text:p>Avenue du prof. Louis Ravaz</text:p>
          </table:table-cell>
          <table:table-cell office:value-type="string">
            <text:p>3 - Hôtel du Département - 723 m</text:p>
          </table:table-cell>
          <table:table-cell office:value-type="string">
            <text:p>16 - Sainte-Geneviève - 101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string">
            <text:p>Jardin des Amandiers</text:p>
          </table:table-cell>
          <table:table-cell table:number-columns-repeated="2" office:value-type="string">
            <text:p>19970315</text:p>
          </table:table-cell>
          <table:table-cell office:value-type="float" office:value="1782">
            <text:p>1782</text:p>
          </table:table-cell>
          <table:table-cell office:value-type="string">
            <text:p>Square</text:p>
          </table:table-cell>
          <table:table-cell office:value-type="string">
            <text:p>D9</text:p>
          </table:table-cell>
          <table:table-cell office:value-type="float" office:value="3.831971">
            <text:p>3,831971</text:p>
          </table:table-cell>
          <table:table-cell office:value-type="float" office:value="43.607234">
            <text:p>43,607234</text:p>
          </table:table-cell>
          <table:table-cell office:value-type="string">
            <text:p>Rue des bouisses</text:p>
          </table:table-cell>
          <table:table-cell office:value-type="string">
            <text:p>3 - Tonnelles - 1056 m</text:p>
          </table:table-cell>
          <table:table-cell office:value-type="string">
            <text:p>7 - Gustave Eiffel - 21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Couverture ruisseau des <text:s/>Aiguerelles</text:p>
          </table:table-cell>
          <table:table-cell office:value-type="string">
            <text:p>Ruisseau Aiguerelles</text:p>
          </table:table-cell>
          <table:table-cell table:number-columns-repeated="2" office:value-type="string">
            <text:p>19750101</text:p>
          </table:table-cell>
          <table:table-cell office:value-type="float" office:value="1569">
            <text:p>1569</text:p>
          </table:table-cell>
          <table:table-cell office:value-type="string">
            <text:p>Berges</text:p>
          </table:table-cell>
          <table:table-cell office:value-type="string">
            <text:p>M8</text:p>
          </table:table-cell>
          <table:table-cell office:value-type="float" office:value="3.887307">
            <text:p>3,887307</text:p>
          </table:table-cell>
          <table:table-cell office:value-type="float" office:value="43.602173">
            <text:p>43,602173</text:p>
          </table:table-cell>
          <table:table-cell office:value-type="string">
            <text:p>Boulevard d'Orient</text:p>
          </table:table-cell>
          <table:table-cell office:value-type="string">
            <text:p>2 - Voltaire - 269 m</text:p>
          </table:table-cell>
          <table:table-cell office:value-type="string">
            <text:p>15 - Soleiado - 180 m</text:p>
          </table:table-cell>
          <table:table-cell table:number-columns-repeated="2" office:value-type="string">
            <text:p>Non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Aqueduc St-Clément r <text:s/>M. Teule-av Rimbaud</text:p>
          </table:table-cell>
          <table:table-cell office:value-type="string">
            <text:p>Aqueduc St-Clément 2</text:p>
          </table:table-cell>
          <table:table-cell table:number-columns-repeated="2" office:value-type="string">
            <text:p>19970401</text:p>
          </table:table-cell>
          <table:table-cell office:value-type="float" office:value="4894">
            <text:p>4894</text:p>
          </table:table-cell>
          <table:table-cell office:value-type="string">
            <text:p>Berges</text:p>
          </table:table-cell>
          <table:table-cell office:value-type="string">
            <text:p>F12</text:p>
          </table:table-cell>
          <table:table-cell office:value-type="float" office:value="3.841382">
            <text:p>3,841382</text:p>
          </table:table-cell>
          <table:table-cell office:value-type="float" office:value="43.620605">
            <text:p>43,620605</text:p>
          </table:table-cell>
          <table:table-cell office:value-type="string">
            <text:p>Allée de l'Aqueduc</text:p>
          </table:table-cell>
          <table:table-cell office:value-type="string">
            <text:p>3 - Pergola - 386 m</text:p>
          </table:table-cell>
          <table:table-cell office:value-type="string">
            <text:p>16 - Sainte-Geneviève - 366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Réserve Naturelle <text:s/>du Lez</text:p>
          </table:table-cell>
          <table:table-cell office:value-type="string">
            <text:p>Réserve Naturelle</text:p>
          </table:table-cell>
          <table:table-cell table:number-columns-repeated="2" office:value-type="string">
            <text:p>19600101</text:p>
          </table:table-cell>
          <table:table-cell office:value-type="float" office:value="194300">
            <text:p>194300</text:p>
          </table:table-cell>
          <table:table-cell office:value-type="string">
            <text:p>Berges</text:p>
          </table:table-cell>
          <table:table-cell office:value-type="string">
            <text:p>M16</text:p>
          </table:table-cell>
          <table:table-cell office:value-type="float" office:value="3.887968">
            <text:p>3,887968</text:p>
          </table:table-cell>
          <table:table-cell office:value-type="float" office:value="43.642826">
            <text:p>43,642826</text:p>
          </table:table-cell>
          <table:table-cell office:value-type="string">
            <text:p>50 Avenue val d'Agropolis</text:p>
          </table:table-cell>
          <table:table-cell office:value-type="string">
            <text:p>2 - Charles de Gaulle - 1745 m</text:p>
          </table:table-cell>
          <table:table-cell office:value-type="string">
            <text:p>5 - Aiguelongue / Jussieu - 618 m</text:p>
          </table:table-cell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Parc Georges Clemenceau</text:p>
          </table:table-cell>
          <table:table-cell office:value-type="string">
            <text:p>Parc Clemenceau</text:p>
          </table:table-cell>
          <table:table-cell table:number-columns-repeated="2" office:value-type="string">
            <text:p>19500101</text:p>
          </table:table-cell>
          <table:table-cell office:value-type="float" office:value="10500">
            <text:p>10500</text:p>
          </table:table-cell>
          <table:table-cell office:value-type="string">
            <text:p>Square</text:p>
          </table:table-cell>
          <table:table-cell office:value-type="string">
            <text:p>J8</text:p>
          </table:table-cell>
          <table:table-cell office:value-type="float" office:value="3.871904">
            <text:p>3,871904</text:p>
          </table:table-cell>
          <table:table-cell office:value-type="float" office:value="43.603957">
            <text:p>43,603957</text:p>
          </table:table-cell>
          <table:table-cell office:value-type="string">
            <text:p>22 Avenue Georges Clemenceau</text:p>
          </table:table-cell>
          <table:table-cell office:value-type="string">
            <text:p>3 - Saint Denis - 241 m</text:p>
          </table:table-cell>
          <table:table-cell office:value-type="string">
            <text:p>6 - Lycée Georges Clemenceau - 102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Bassin d'orage Alco</text:p>
          </table:table-cell>
          <table:table-cell office:value-type="string">
            <text:p>Bassin d'Alco</text:p>
          </table:table-cell>
          <table:table-cell office:value-type="string">
            <text:p>19971020</text:p>
          </table:table-cell>
          <table:table-cell office:value-type="string">
            <text:p>19990101</text:p>
          </table:table-cell>
          <table:table-cell office:value-type="float" office:value="2980">
            <text:p>2980</text:p>
          </table:table-cell>
          <table:table-cell office:value-type="string">
            <text:p>Berges</text:p>
          </table:table-cell>
          <table:table-cell office:value-type="string">
            <text:p>F12</text:p>
          </table:table-cell>
          <table:table-cell office:value-type="float" office:value="3.84241">
            <text:p>3,84241</text:p>
          </table:table-cell>
          <table:table-cell office:value-type="float" office:value="43.624154">
            <text:p>43,624154</text:p>
          </table:table-cell>
          <table:table-cell office:value-type="string">
            <text:p>Avenue Louis Ravaz</text:p>
          </table:table-cell>
          <table:table-cell office:value-type="string">
            <text:p>3 - Hôtel du Département - 682 m</text:p>
          </table:table-cell>
          <table:table-cell office:value-type="string">
            <text:p>16 - Sainte-Geneviève - 185 m</text:p>
          </table:table-cell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quare des Cétoines</text:p>
          </table:table-cell>
          <table:table-cell office:value-type="string">
            <text:p>Sq Cétoines</text:p>
          </table:table-cell>
          <table:table-cell table:number-columns-repeated="2" office:value-type="string">
            <text:p>19980224</text:p>
          </table:table-cell>
          <table:table-cell office:value-type="float" office:value="1478">
            <text:p>1478</text:p>
          </table:table-cell>
          <table:table-cell office:value-type="string">
            <text:p>Square</text:p>
          </table:table-cell>
          <table:table-cell office:value-type="string">
            <text:p>K13</text:p>
          </table:table-cell>
          <table:table-cell office:value-type="float" office:value="3.873836">
            <text:p>3,873836</text:p>
          </table:table-cell>
          <table:table-cell office:value-type="float" office:value="43.628163">
            <text:p>43,628163</text:p>
          </table:table-cell>
          <table:table-cell office:value-type="string">
            <text:p>Rue des Cétoines</text:p>
          </table:table-cell>
          <table:table-cell office:value-type="string">
            <text:p>1 - Saint-Eloi - 676 m</text:p>
          </table:table-cell>
          <table:table-cell office:value-type="string">
            <text:p>10 - Major Flandre - 146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Bassin Jacques Coeur</text:p>
          </table:table-cell>
          <table:table-cell office:value-type="string">
            <text:p>Bassin J Coeur</text:p>
          </table:table-cell>
          <table:table-cell table:number-columns-repeated="2" office:value-type="string">
            <text:p>19981201</text:p>
          </table:table-cell>
          <table:table-cell office:value-type="float" office:value="33670">
            <text:p>33670</text:p>
          </table:table-cell>
          <table:table-cell office:value-type="string">
            <text:p>Berges</text:p>
          </table:table-cell>
          <table:table-cell office:value-type="string">
            <text:p>O8</text:p>
          </table:table-cell>
          <table:table-cell office:value-type="float" office:value="3.900093">
            <text:p>3,900093</text:p>
          </table:table-cell>
          <table:table-cell office:value-type="float" office:value="43.600044">
            <text:p>43,600044</text:p>
          </table:table-cell>
          <table:table-cell office:value-type="string">
            <text:p>Avenue de la mer</text:p>
          </table:table-cell>
          <table:table-cell office:value-type="string">
            <text:p>1 et 3 - Port-Marianne - 182 m</text:p>
          </table:table-cell>
          <table:table-cell office:value-type="string">
            <text:p>8 - La Rauze - 592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Parc Malbosc</text:p>
          </table:table-cell>
          <table:table-cell office:value-type="string">
            <text:p>Parc Malbosc</text:p>
          </table:table-cell>
          <table:table-cell table:number-columns-repeated="2" office:value-type="string">
            <text:p>19990101</text:p>
          </table:table-cell>
          <table:table-cell office:value-type="float" office:value="281647">
            <text:p>281647</text:p>
          </table:table-cell>
          <table:table-cell office:value-type="string">
            <text:p>Parc</text:p>
          </table:table-cell>
          <table:table-cell office:value-type="string">
            <text:p>D14</text:p>
          </table:table-cell>
          <table:table-cell office:value-type="float" office:value="3.829475">
            <text:p>3,829475</text:p>
          </table:table-cell>
          <table:table-cell office:value-type="float" office:value="43.630595">
            <text:p>43,630595</text:p>
          </table:table-cell>
          <table:table-cell office:value-type="string">
            <text:p>Rue de</text:p>
          </table:table-cell>
          <table:table-cell office:value-type="string">
            <text:p>1 - Malbosc - 587 m</text:p>
          </table:table-cell>
          <table:table-cell office:value-type="string">
            <text:p>6 - Les Hirondelles (dépôt) - 332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Square André Gabriel Vedel</text:p>
          </table:table-cell>
          <table:table-cell office:value-type="string">
            <text:p>Sq Vedel</text:p>
          </table:table-cell>
          <table:table-cell table:number-columns-repeated="2" office:value-type="string">
            <text:p>19980706</text:p>
          </table:table-cell>
          <table:table-cell office:value-type="float" office:value="532">
            <text:p>532</text:p>
          </table:table-cell>
          <table:table-cell office:value-type="string">
            <text:p>Square</text:p>
          </table:table-cell>
          <table:table-cell office:value-type="string">
            <text:p>Q11</text:p>
          </table:table-cell>
          <table:table-cell office:value-type="float" office:value="3.913285">
            <text:p>3,913285</text:p>
          </table:table-cell>
          <table:table-cell office:value-type="float" office:value="43.615627">
            <text:p>43,615627</text:p>
          </table:table-cell>
          <table:table-cell office:value-type="string">
            <text:p>Rue Hippolyte Fizeau</text:p>
          </table:table-cell>
          <table:table-cell office:value-type="string">
            <text:p>1 - Place de France - 1328 m</text:p>
          </table:table-cell>
          <table:table-cell office:value-type="string">
            <text:p>9 - Louis Lépine - 130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Parc Mas de Neuville</text:p>
          </table:table-cell>
          <table:table-cell office:value-type="string">
            <text:p>Parc Mas Neuville</text:p>
          </table:table-cell>
          <table:table-cell table:number-columns-repeated="2" office:value-type="string">
            <text:p>19981125</text:p>
          </table:table-cell>
          <table:table-cell office:value-type="float" office:value="8251">
            <text:p>8251</text:p>
          </table:table-cell>
          <table:table-cell office:value-type="string">
            <text:p>Square</text:p>
          </table:table-cell>
          <table:table-cell office:value-type="string">
            <text:p>F13</text:p>
          </table:table-cell>
          <table:table-cell office:value-type="float" office:value="3.841274">
            <text:p>3,841274</text:p>
          </table:table-cell>
          <table:table-cell office:value-type="float" office:value="43.626373">
            <text:p>43,626373</text:p>
          </table:table-cell>
          <table:table-cell office:value-type="string">
            <text:p>Avenue du château d'Ô</text:p>
          </table:table-cell>
          <table:table-cell office:value-type="string">
            <text:p>3 - Hôtel du Département - 736 m</text:p>
          </table:table-cell>
          <table:table-cell office:value-type="string">
            <text:p>16 - Alco - 123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Square Adamantios Korais</text:p>
          </table:table-cell>
          <table:table-cell office:value-type="string">
            <text:p>Sq Korais</text:p>
          </table:table-cell>
          <table:table-cell table:number-columns-repeated="2" office:value-type="string">
            <text:p>19990226</text:p>
          </table:table-cell>
          <table:table-cell office:value-type="float" office:value="2295">
            <text:p>2295</text:p>
          </table:table-cell>
          <table:table-cell office:value-type="string">
            <text:p>Square</text:p>
          </table:table-cell>
          <table:table-cell office:value-type="string">
            <text:p>M9</text:p>
          </table:table-cell>
          <table:table-cell office:value-type="float" office:value="3.887021">
            <text:p>3,887021</text:p>
          </table:table-cell>
          <table:table-cell office:value-type="float" office:value="43.60754">
            <text:p>43,60754</text:p>
          </table:table-cell>
          <table:table-cell office:value-type="string">
            <text:p>Allée du nouveau monde</text:p>
          </table:table-cell>
          <table:table-cell office:value-type="string">
            <text:p>1 - Antigone - 134 m</text:p>
          </table:table-cell>
          <table:table-cell office:value-type="string">
            <text:p>14 - Léon Blum - 33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Ruisseau Rieucoulon</text:p>
          </table:table-cell>
          <table:table-cell office:value-type="string">
            <text:p>Rieucoulon</text:p>
          </table:table-cell>
          <table:table-cell table:number-columns-repeated="2" office:value-type="string">
            <text:p>19981231</text:p>
          </table:table-cell>
          <table:table-cell office:value-type="float" office:value="1077">
            <text:p>1077</text:p>
          </table:table-cell>
          <table:table-cell office:value-type="string">
            <text:p>Berges</text:p>
          </table:table-cell>
          <table:table-cell office:value-type="string">
            <text:p>D8</text:p>
          </table:table-cell>
          <table:table-cell office:value-type="float" office:value="3.831248">
            <text:p>3,831248</text:p>
          </table:table-cell>
          <table:table-cell office:value-type="float" office:value="43.604169">
            <text:p>43,604169</text:p>
          </table:table-cell>
          <table:table-cell office:value-type="string">
            <text:p>Rue Brillat-Savarin</text:p>
          </table:table-cell>
          <table:table-cell office:value-type="string">
            <text:p>3 - Tonnelles - 1333 m</text:p>
          </table:table-cell>
          <table:table-cell office:value-type="string">
            <text:p>7 - Ormeaux - 200 m</text:p>
          </table:table-cell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Parc Edouard André</text:p>
          </table:table-cell>
          <table:table-cell office:value-type="string">
            <text:p>Parc E <text:s/>André</text:p>
          </table:table-cell>
          <table:table-cell office:value-type="string">
            <text:p>19990818</text:p>
          </table:table-cell>
          <table:table-cell office:value-type="string">
            <text:p>20000501</text:p>
          </table:table-cell>
          <table:table-cell office:value-type="float" office:value="8000">
            <text:p>8000</text:p>
          </table:table-cell>
          <table:table-cell office:value-type="string">
            <text:p>Square</text:p>
          </table:table-cell>
          <table:table-cell office:value-type="string">
            <text:p>C10</text:p>
          </table:table-cell>
          <table:table-cell office:value-type="float" office:value="3.823083">
            <text:p>3,823083</text:p>
          </table:table-cell>
          <table:table-cell office:value-type="float" office:value="43.613456">
            <text:p>43,613456</text:p>
          </table:table-cell>
          <table:table-cell office:value-type="string">
            <text:p>rue André Le Nôtre</text:p>
          </table:table-cell>
          <table:table-cell office:value-type="string">
            <text:p>3 - Celleneuve - 340 m</text:p>
          </table:table-cell>
          <table:table-cell office:value-type="string">
            <text:p>15 - La Fontaine - 187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Jardin de la résidence le grand parc</text:p>
          </table:table-cell>
          <table:table-cell office:value-type="string">
            <text:p>Rés Grand Parc</text:p>
          </table:table-cell>
          <table:table-cell table:number-columns-repeated="2" office:value-type="string">
            <text:p>19800101</text:p>
          </table:table-cell>
          <table:table-cell office:value-type="float" office:value="3577">
            <text:p>3577</text:p>
          </table:table-cell>
          <table:table-cell office:value-type="string">
            <text:p>Square</text:p>
          </table:table-cell>
          <table:table-cell/>
          <table:table-cell office:value-type="float" office:value="3.835012">
            <text:p>3,835012</text:p>
          </table:table-cell>
          <table:table-cell office:value-type="float" office:value="43.621129">
            <text:p>43,621129</text:p>
          </table:table-cell>
          <table:table-cell office:value-type="string">
            <text:p>Ave des moulins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Privé ouvert au public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number-columns-repeated="2" office:value-type="string">
            <text:p>Les jardins d'Alco</text:p>
          </table:table-cell>
          <table:table-cell table:number-columns-repeated="2" office:value-type="string">
            <text:p>19800101</text:p>
          </table:table-cell>
          <table:table-cell office:value-type="float" office:value="38220">
            <text:p>38220</text:p>
          </table:table-cell>
          <table:table-cell office:value-type="string">
            <text:p>Parc</text:p>
          </table:table-cell>
          <table:table-cell/>
          <table:table-cell office:value-type="float" office:value="3.839197">
            <text:p>3,839197</text:p>
          </table:table-cell>
          <table:table-cell office:value-type="float" office:value="43.62345">
            <text:p>43,62345</text:p>
          </table:table-cell>
          <table:table-cell table:number-columns-repeated="3"/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Autre entité publique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Boisement du Château d'O</text:p>
          </table:table-cell>
          <table:table-cell office:value-type="string">
            <text:p>Bois Château d'O</text:p>
          </table:table-cell>
          <table:table-cell table:number-columns-repeated="2" office:value-type="string">
            <text:p>19991201</text:p>
          </table:table-cell>
          <table:table-cell office:value-type="float" office:value="21710">
            <text:p>21710</text:p>
          </table:table-cell>
          <table:table-cell office:value-type="string">
            <text:p>Bois</text:p>
          </table:table-cell>
          <table:table-cell office:value-type="string">
            <text:p>E14</text:p>
          </table:table-cell>
          <table:table-cell office:value-type="float" office:value="3.838546">
            <text:p>3,838546</text:p>
          </table:table-cell>
          <table:table-cell office:value-type="float" office:value="43.631347">
            <text:p>43,631347</text:p>
          </table:table-cell>
          <table:table-cell office:value-type="string">
            <text:p>Route de grabels</text:p>
          </table:table-cell>
          <table:table-cell office:value-type="string">
            <text:p>1 - Château d'O - 499 m</text:p>
          </table:table-cell>
          <table:table-cell office:value-type="string">
            <text:p>16 - Château d'O - 327 m</text:p>
          </table:table-cell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quare du Soleil Levant</text:p>
          </table:table-cell>
          <table:table-cell office:value-type="string">
            <text:p>Sq Soleil Levant</text:p>
          </table:table-cell>
          <table:table-cell table:number-columns-repeated="2" office:value-type="string">
            <text:p>20000522</text:p>
          </table:table-cell>
          <table:table-cell office:value-type="float" office:value="3386">
            <text:p>3386</text:p>
          </table:table-cell>
          <table:table-cell office:value-type="string">
            <text:p>Square</text:p>
          </table:table-cell>
          <table:table-cell office:value-type="string">
            <text:p>A16</text:p>
          </table:table-cell>
          <table:table-cell office:value-type="float" office:value="3.812914">
            <text:p>3,812914</text:p>
          </table:table-cell>
          <table:table-cell office:value-type="float" office:value="43.640568">
            <text:p>43,640568</text:p>
          </table:table-cell>
          <table:table-cell office:value-type="string">
            <text:p>Ave du Comté de Nice</text:p>
          </table:table-cell>
          <table:table-cell office:value-type="string">
            <text:p>1 - Hauts de Massane - 954 m</text:p>
          </table:table-cell>
          <table:table-cell office:value-type="string">
            <text:p>15 - Corse - 12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quare bd Paul Valéry</text:p>
          </table:table-cell>
          <table:table-cell office:value-type="string">
            <text:p>Sq bd Valéry</text:p>
          </table:table-cell>
          <table:table-cell table:number-columns-repeated="2" office:value-type="string">
            <text:p>20000613</text:p>
          </table:table-cell>
          <table:table-cell office:value-type="float" office:value="1200">
            <text:p>1200</text:p>
          </table:table-cell>
          <table:table-cell office:value-type="string">
            <text:p>Square</text:p>
          </table:table-cell>
          <table:table-cell office:value-type="string">
            <text:p>G7</text:p>
          </table:table-cell>
          <table:table-cell office:value-type="float" office:value="3.849923">
            <text:p>3,849923</text:p>
          </table:table-cell>
          <table:table-cell office:value-type="float" office:value="43.595719">
            <text:p>43,595719</text:p>
          </table:table-cell>
          <table:table-cell office:value-type="string">
            <text:p>Bd P Valéry</text:p>
          </table:table-cell>
          <table:table-cell office:value-type="string">
            <text:p>2 - Croix d'Argent - 1385 m</text:p>
          </table:table-cell>
          <table:table-cell office:value-type="string">
            <text:p>6 - Véga - 23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Aire de jeux Rosa Parks</text:p>
          </table:table-cell>
          <table:table-cell office:value-type="string">
            <text:p>Pl R Parks</text:p>
          </table:table-cell>
          <table:table-cell table:number-columns-repeated="2" office:value-type="string">
            <text:p>20000620</text:p>
          </table:table-cell>
          <table:table-cell office:value-type="float" office:value="67">
            <text:p>67</text:p>
          </table:table-cell>
          <table:table-cell office:value-type="string">
            <text:p>Square</text:p>
          </table:table-cell>
          <table:table-cell office:value-type="string">
            <text:p>L13</text:p>
          </table:table-cell>
          <table:table-cell office:value-type="float" office:value="3.880913">
            <text:p>3,880913</text:p>
          </table:table-cell>
          <table:table-cell office:value-type="float" office:value="43.628059">
            <text:p>43,628059</text:p>
          </table:table-cell>
          <table:table-cell office:value-type="string">
            <text:p>rue de Montasinos</text:p>
          </table:table-cell>
          <table:table-cell office:value-type="string">
            <text:p>2 - Aiguelongue - 282 m</text:p>
          </table:table-cell>
          <table:table-cell office:value-type="string">
            <text:p>5 - Clolus - 56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number-columns-repeated="2" office:value-type="string">
            <text:p>Jardin de la Reine</text:p>
          </table:table-cell>
          <table:table-cell table:number-columns-repeated="2" office:value-type="string">
            <text:p>19010101</text:p>
          </table:table-cell>
          <table:table-cell office:value-type="float" office:value="4401">
            <text:p>4401</text:p>
          </table:table-cell>
          <table:table-cell office:value-type="string">
            <text:p>Bois</text:p>
          </table:table-cell>
          <table:table-cell office:value-type="string">
            <text:p>J10</text:p>
          </table:table-cell>
          <table:table-cell office:value-type="float" office:value="3.870261">
            <text:p>3,870261</text:p>
          </table:table-cell>
          <table:table-cell office:value-type="float" office:value="43.613423">
            <text:p>43,613423</text:p>
          </table:table-cell>
          <table:table-cell office:value-type="string">
            <text:p>rue du jardin de la Reine</text:p>
          </table:table-cell>
          <table:table-cell office:value-type="string">
            <text:p>1 - Place Albert Premier - 462 m</text:p>
          </table:table-cell>
          <table:table-cell office:value-type="string">
            <text:p>7 - Saint-Jaumes - 51 m</text:p>
          </table:table-cell>
          <table:table-cell table:number-columns-repeated="2"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Autre entité publique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number-columns-repeated="2" office:value-type="string">
            <text:p>Parc du château d'Ô</text:p>
          </table:table-cell>
          <table:table-cell office:value-type="string">
            <text:p>01/01/1850</text:p>
          </table:table-cell>
          <table:table-cell office:value-type="string">
            <text:p>19850101</text:p>
          </table:table-cell>
          <table:table-cell office:value-type="float" office:value="78860">
            <text:p>78860</text:p>
          </table:table-cell>
          <table:table-cell office:value-type="string">
            <text:p>Parc</text:p>
          </table:table-cell>
          <table:table-cell/>
          <table:table-cell office:value-type="float" office:value="3.839679">
            <text:p>3,839679</text:p>
          </table:table-cell>
          <table:table-cell office:value-type="float" office:value="43.63281">
            <text:p>43,63281</text:p>
          </table:table-cell>
          <table:table-cell office:value-type="string">
            <text:p>Avenue des Moulins</text:p>
          </table:table-cell>
          <table:table-cell table:number-columns-repeated="2"/>
          <table:table-cell table:number-columns-repeated="2" office:value-type="string">
            <text:p>Oui</text:p>
          </table:table-cell>
          <table:table-cell office:value-type="string">
            <text:p>Hôpitaux-Facultés</text:p>
          </table:table-cell>
          <table:table-cell office:value-type="string">
            <text:p>Autre entité publique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Château de Flaugergues</text:p>
          </table:table-cell>
          <table:table-cell office:value-type="string">
            <text:p>Chât Flaugergues</text:p>
          </table:table-cell>
          <table:table-cell table:number-columns-repeated="2" office:value-type="string">
            <text:p>19200101</text:p>
          </table:table-cell>
          <table:table-cell office:value-type="float" office:value="420000">
            <text:p>420000</text:p>
          </table:table-cell>
          <table:table-cell office:value-type="string">
            <text:p>Parc</text:p>
          </table:table-cell>
          <table:table-cell/>
          <table:table-cell office:value-type="float" office:value="3.919395">
            <text:p>3,919395</text:p>
          </table:table-cell>
          <table:table-cell office:value-type="float" office:value="43.610179">
            <text:p>43,610179</text:p>
          </table:table-cell>
          <table:table-cell office:value-type="string">
            <text:p>Avenue Albert Einstei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Privé ouvert au public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Esplanade Gabriel Michel</text:p>
          </table:table-cell>
          <table:table-cell office:value-type="string">
            <text:p>Esplanade Michel</text:p>
          </table:table-cell>
          <table:table-cell table:number-columns-repeated="2" office:value-type="string">
            <text:p>20020101</text:p>
          </table:table-cell>
          <table:table-cell office:value-type="float" office:value="7960">
            <text:p>7960</text:p>
          </table:table-cell>
          <table:table-cell office:value-type="string">
            <text:p>Square</text:p>
          </table:table-cell>
          <table:table-cell office:value-type="string">
            <text:p>P10</text:p>
          </table:table-cell>
          <table:table-cell office:value-type="float" office:value="3.908617">
            <text:p>3,908617</text:p>
          </table:table-cell>
          <table:table-cell office:value-type="float" office:value="43.613841">
            <text:p>43,613841</text:p>
          </table:table-cell>
          <table:table-cell office:value-type="string">
            <text:p>842, rue de la vieille poste</text:p>
          </table:table-cell>
          <table:table-cell office:value-type="string">
            <text:p>2 - Pompignane - 1130 m</text:p>
          </table:table-cell>
          <table:table-cell office:value-type="string">
            <text:p>9 - Pinville - 202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quare Louis Boffet</text:p>
          </table:table-cell>
          <table:table-cell office:value-type="string">
            <text:p>Sq Boffet</text:p>
          </table:table-cell>
          <table:table-cell table:number-columns-repeated="2" office:value-type="string">
            <text:p>20011126</text:p>
          </table:table-cell>
          <table:table-cell office:value-type="float" office:value="840">
            <text:p>840</text:p>
          </table:table-cell>
          <table:table-cell office:value-type="string">
            <text:p>Square</text:p>
          </table:table-cell>
          <table:table-cell office:value-type="string">
            <text:p>K10</text:p>
          </table:table-cell>
          <table:table-cell office:value-type="float" office:value="3.874881">
            <text:p>3,874881</text:p>
          </table:table-cell>
          <table:table-cell office:value-type="float" office:value="43.613681">
            <text:p>43,613681</text:p>
          </table:table-cell>
          <table:table-cell office:value-type="string">
            <text:p>rue Lallemand</text:p>
          </table:table-cell>
          <table:table-cell office:value-type="string">
            <text:p>1 - Louis Blanc - 285 m</text:p>
          </table:table-cell>
          <table:table-cell office:value-type="string">
            <text:p>6 - Peyrou - 334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number-columns-repeated="2" office:value-type="string">
            <text:p>Parc Dioscoride</text:p>
          </table:table-cell>
          <table:table-cell office:value-type="string">
            <text:p>20030215</text:p>
          </table:table-cell>
          <table:table-cell office:value-type="string">
            <text:p>20030301</text:p>
          </table:table-cell>
          <table:table-cell office:value-type="float" office:value="6860">
            <text:p>6860</text:p>
          </table:table-cell>
          <table:table-cell office:value-type="string">
            <text:p>Parc</text:p>
          </table:table-cell>
          <table:table-cell office:value-type="string">
            <text:p>D10</text:p>
          </table:table-cell>
          <table:table-cell office:value-type="float" office:value="3.831804">
            <text:p>3,831804</text:p>
          </table:table-cell>
          <table:table-cell office:value-type="float" office:value="43.613149">
            <text:p>43,613149</text:p>
          </table:table-cell>
          <table:table-cell office:value-type="string">
            <text:p>Esplanade de Celleneuve - Allée de Paris</text:p>
          </table:table-cell>
          <table:table-cell office:value-type="string">
            <text:p>3 - Celleneuve - 565 m</text:p>
          </table:table-cell>
          <table:table-cell office:value-type="string">
            <text:p>15 - Marie Curie - 194 m</text:p>
          </table:table-cell>
          <table:table-cell table:number-columns-repeated="2" office:value-type="string">
            <text:p>Oui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Parc Emmanuel Roblès</text:p>
          </table:table-cell>
          <table:table-cell office:value-type="string">
            <text:p>Parc Roblès</text:p>
          </table:table-cell>
          <table:table-cell office:value-type="string">
            <text:p>19540301</text:p>
          </table:table-cell>
          <table:table-cell office:value-type="string">
            <text:p>20040301</text:p>
          </table:table-cell>
          <table:table-cell office:value-type="float" office:value="3443">
            <text:p>3443</text:p>
          </table:table-cell>
          <table:table-cell office:value-type="string">
            <text:p>Square</text:p>
          </table:table-cell>
          <table:table-cell office:value-type="string">
            <text:p>K9</text:p>
          </table:table-cell>
          <table:table-cell office:value-type="float" office:value="3.878754">
            <text:p>3,878754</text:p>
          </table:table-cell>
          <table:table-cell office:value-type="float" office:value="43.605965">
            <text:p>43,605965</text:p>
          </table:table-cell>
          <table:table-cell office:value-type="string">
            <text:p>13 Rue de la République</text:p>
          </table:table-cell>
          <table:table-cell office:value-type="string">
            <text:p>3 - Observatoire - 112 m</text:p>
          </table:table-cell>
          <table:table-cell office:value-type="string">
            <text:p>16 - Gare Saint-Roch - 59 m</text:p>
          </table:table-cell>
          <table:table-cell table:number-columns-repeated="2" office:value-type="string">
            <text:p>Oui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Transparence Lez-Lironde</text:p>
          </table:table-cell>
          <table:table-cell office:value-type="string">
            <text:p>Transp Lez-Lironde</text:p>
          </table:table-cell>
          <table:table-cell table:number-columns-repeated="2" office:value-type="string">
            <text:p>20030301</text:p>
          </table:table-cell>
          <table:table-cell office:value-type="float" office:value="74500">
            <text:p>74500</text:p>
          </table:table-cell>
          <table:table-cell office:value-type="string">
            <text:p>Berges</text:p>
          </table:table-cell>
          <table:table-cell office:value-type="string">
            <text:p>P7</text:p>
          </table:table-cell>
          <table:table-cell office:value-type="float" office:value="3.907759">
            <text:p>3,907759</text:p>
          </table:table-cell>
          <table:table-cell office:value-type="float" office:value="43.59629">
            <text:p>43,59629</text:p>
          </table:table-cell>
          <table:table-cell office:value-type="string">
            <text:p>Route de Boirargues, avenue de la mer</text:p>
          </table:table-cell>
          <table:table-cell office:value-type="string">
            <text:p>3 - Pablo Picasso - 440 m</text:p>
          </table:table-cell>
          <table:table-cell office:value-type="string">
            <text:p>10 - Millénaire - 712 m</text:p>
          </table:table-cell>
          <table:table-cell table:number-columns-repeated="2"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Parc Bartolomé de Las Casas</text:p>
          </table:table-cell>
          <table:table-cell office:value-type="string">
            <text:p>Parc de Las Casas</text:p>
          </table:table-cell>
          <table:table-cell table:number-columns-repeated="2" office:value-type="string">
            <text:p>20030507</text:p>
          </table:table-cell>
          <table:table-cell office:value-type="float" office:value="4367">
            <text:p>4367</text:p>
          </table:table-cell>
          <table:table-cell office:value-type="string">
            <text:p>Parc</text:p>
          </table:table-cell>
          <table:table-cell office:value-type="string">
            <text:p>F11</text:p>
          </table:table-cell>
          <table:table-cell office:value-type="float" office:value="3.844979">
            <text:p>3,844979</text:p>
          </table:table-cell>
          <table:table-cell office:value-type="float" office:value="43.616982">
            <text:p>43,616982</text:p>
          </table:table-cell>
          <table:table-cell office:value-type="string">
            <text:p>Avenue Saint-Clément</text:p>
          </table:table-cell>
          <table:table-cell office:value-type="string">
            <text:p>3 - Pergola - 412 m</text:p>
          </table:table-cell>
          <table:table-cell office:value-type="string">
            <text:p>6 - Saint-Clément - 87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Bassin de rétention de la Mogère</text:p>
          </table:table-cell>
          <table:table-cell office:value-type="string">
            <text:p>Bassin Mogère</text:p>
          </table:table-cell>
          <table:table-cell table:number-columns-repeated="2" office:value-type="string">
            <text:p>20030527</text:p>
          </table:table-cell>
          <table:table-cell office:value-type="float" office:value="37860">
            <text:p>37860</text:p>
          </table:table-cell>
          <table:table-cell office:value-type="string">
            <text:p>Berges</text:p>
          </table:table-cell>
          <table:table-cell office:value-type="string">
            <text:p>R8</text:p>
          </table:table-cell>
          <table:table-cell office:value-type="float" office:value="3.923914">
            <text:p>3,923914</text:p>
          </table:table-cell>
          <table:table-cell office:value-type="float" office:value="43.601402">
            <text:p>43,601402</text:p>
          </table:table-cell>
          <table:table-cell office:value-type="string">
            <text:p>route de Vauguière</text:p>
          </table:table-cell>
          <table:table-cell office:value-type="string">
            <text:p>1 - Odysseum - 384 m</text:p>
          </table:table-cell>
          <table:table-cell office:value-type="string">
            <text:p>9 - Place de Lisbonne - 505 m</text:p>
          </table:table-cell>
          <table:table-cell table:number-columns-repeated="2"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Jardins Familaux de Malbosc</text:p>
          </table:table-cell>
          <table:table-cell office:value-type="string">
            <text:p>J Familiaux Malbosc</text:p>
          </table:table-cell>
          <table:table-cell table:number-columns-repeated="2" office:value-type="string">
            <text:p>20040901</text:p>
          </table:table-cell>
          <table:table-cell office:value-type="float" office:value="16630">
            <text:p>16630</text:p>
          </table:table-cell>
          <table:table-cell office:value-type="string">
            <text:p>Jard Fam</text:p>
          </table:table-cell>
          <table:table-cell office:value-type="string">
            <text:p>D13</text:p>
          </table:table-cell>
          <table:table-cell office:value-type="float" office:value="3.827986">
            <text:p>3,827986</text:p>
          </table:table-cell>
          <table:table-cell office:value-type="float" office:value="43.629033">
            <text:p>43,629033</text:p>
          </table:table-cell>
          <table:table-cell/>
          <table:table-cell office:value-type="string">
            <text:p>1 - Saint-Paul - 621 m</text:p>
          </table:table-cell>
          <table:table-cell office:value-type="string">
            <text:p>6 - Les Hirondelles (dépôt) - 219 m</text:p>
          </table:table-cell>
          <table:table-cell table:number-columns-repeated="2"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Jardins de la Lironde</text:p>
          </table:table-cell>
          <table:table-cell office:value-type="string">
            <text:p>Jardins la Lironde</text:p>
          </table:table-cell>
          <table:table-cell office:value-type="string">
            <text:p>20060426</text:p>
          </table:table-cell>
          <table:table-cell office:value-type="string">
            <text:p>20070427</text:p>
          </table:table-cell>
          <table:table-cell office:value-type="float" office:value="20570">
            <text:p>20570</text:p>
          </table:table-cell>
          <table:table-cell office:value-type="string">
            <text:p>Parc</text:p>
          </table:table-cell>
          <table:table-cell office:value-type="string">
            <text:p>P9</text:p>
          </table:table-cell>
          <table:table-cell office:value-type="float" office:value="3.909887">
            <text:p>3,909887</text:p>
          </table:table-cell>
          <table:table-cell office:value-type="float" office:value="43.607349">
            <text:p>43,607349</text:p>
          </table:table-cell>
          <table:table-cell office:value-type="string">
            <text:p>324, Rue du Mas de Carbonnier</text:p>
          </table:table-cell>
          <table:table-cell office:value-type="string">
            <text:p>1 - Millénaire - 434 m</text:p>
          </table:table-cell>
          <table:table-cell office:value-type="string">
            <text:p>9 - Samuel Morse - 281 m</text:p>
          </table:table-cell>
          <table:table-cell table:number-columns-repeated="2" office:value-type="string">
            <text:p>Oui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Parc du Mas de Nouguier</text:p>
          </table:table-cell>
          <table:table-cell office:value-type="string">
            <text:p>Parc Mas Nouguier</text:p>
          </table:table-cell>
          <table:table-cell table:number-columns-repeated="2" office:value-type="string">
            <text:p>20070401</text:p>
          </table:table-cell>
          <table:table-cell office:value-type="float" office:value="208300">
            <text:p>208300</text:p>
          </table:table-cell>
          <table:table-cell office:value-type="string">
            <text:p>Parc</text:p>
          </table:table-cell>
          <table:table-cell office:value-type="string">
            <text:p>H4</text:p>
          </table:table-cell>
          <table:table-cell office:value-type="float" office:value="3.852835">
            <text:p>3,852835</text:p>
          </table:table-cell>
          <table:table-cell office:value-type="float" office:value="43.581873">
            <text:p>43,581873</text:p>
          </table:table-cell>
          <table:table-cell office:value-type="string">
            <text:p>Chemin des comportes</text:p>
          </table:table-cell>
          <table:table-cell office:value-type="string">
            <text:p>2 - Les Grisettes - 486 m</text:p>
          </table:table-cell>
          <table:table-cell office:value-type="string">
            <text:p>10 - Sabines - 631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Berges du Lez - Domaine de Lavalette</text:p>
          </table:table-cell>
          <table:table-cell office:value-type="string">
            <text:p>Lez - Lavalette</text:p>
          </table:table-cell>
          <table:table-cell table:number-columns-repeated="2" office:value-type="string">
            <text:p>20050408</text:p>
          </table:table-cell>
          <table:table-cell office:value-type="float" office:value="68860">
            <text:p>68860</text:p>
          </table:table-cell>
          <table:table-cell office:value-type="string">
            <text:p>Berges</text:p>
          </table:table-cell>
          <table:table-cell office:value-type="string">
            <text:p>K17</text:p>
          </table:table-cell>
          <table:table-cell office:value-type="float" office:value="3.873769">
            <text:p>3,873769</text:p>
          </table:table-cell>
          <table:table-cell office:value-type="float" office:value="43.648107">
            <text:p>43,648107</text:p>
          </table:table-cell>
          <table:table-cell office:value-type="string">
            <text:p>avenue Agropolis</text:p>
          </table:table-cell>
          <table:table-cell office:value-type="string">
            <text:p>1 - Université des sciences et lettres - 2322 m</text:p>
          </table:table-cell>
          <table:table-cell office:value-type="string">
            <text:p>13 - Agropolis - 450 m</text:p>
          </table:table-cell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Aire de jeux des Papyrus</text:p>
          </table:table-cell>
          <table:table-cell office:value-type="string">
            <text:p>Jeux Papyrus</text:p>
          </table:table-cell>
          <table:table-cell table:number-columns-repeated="2" office:value-type="string">
            <text:p>20051001</text:p>
          </table:table-cell>
          <table:table-cell office:value-type="float" office:value="1133">
            <text:p>1133</text:p>
          </table:table-cell>
          <table:table-cell office:value-type="string">
            <text:p>Square</text:p>
          </table:table-cell>
          <table:table-cell office:value-type="string">
            <text:p>G12</text:p>
          </table:table-cell>
          <table:table-cell office:value-type="float" office:value="3.850352">
            <text:p>3,850352</text:p>
          </table:table-cell>
          <table:table-cell office:value-type="float" office:value="43.620735">
            <text:p>43,620735</text:p>
          </table:table-cell>
          <table:table-cell office:value-type="string">
            <text:p>Rue des papyrus</text:p>
          </table:table-cell>
          <table:table-cell office:value-type="string">
            <text:p>3 - Pergola - 924 m</text:p>
          </table:table-cell>
          <table:table-cell office:value-type="string">
            <text:p>16 - Las Rebes - 87 m</text:p>
          </table:table-cell>
          <table:table-cell table:number-columns-repeated="2" office:value-type="string">
            <text:p>Oui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Aqueduc St-Clément - section Malbosc</text:p>
          </table:table-cell>
          <table:table-cell office:value-type="string">
            <text:p>Aqueduc St-Clément 3</text:p>
          </table:table-cell>
          <table:table-cell table:number-columns-repeated="2" office:value-type="string">
            <text:p>20051007</text:p>
          </table:table-cell>
          <table:table-cell office:value-type="float" office:value="3892">
            <text:p>3892</text:p>
          </table:table-cell>
          <table:table-cell office:value-type="string">
            <text:p>Berges</text:p>
          </table:table-cell>
          <table:table-cell office:value-type="string">
            <text:p>E14</text:p>
          </table:table-cell>
          <table:table-cell office:value-type="float" office:value="3.839159">
            <text:p>3,839159</text:p>
          </table:table-cell>
          <table:table-cell office:value-type="float" office:value="43.630566">
            <text:p>43,630566</text:p>
          </table:table-cell>
          <table:table-cell office:value-type="string">
            <text:p>Entre Zac Malbosc et Avenue des Moulins</text:p>
          </table:table-cell>
          <table:table-cell office:value-type="string">
            <text:p>1 - Château d'O - 520 m</text:p>
          </table:table-cell>
          <table:table-cell office:value-type="string">
            <text:p>7 - Château d'O - 307 m</text:p>
          </table:table-cell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Parc de Font Colombe (Château Bon)</text:p>
          </table:table-cell>
          <table:table-cell office:value-type="string">
            <text:p>Parc Font Colombe</text:p>
          </table:table-cell>
          <table:table-cell table:number-columns-repeated="2" office:value-type="string">
            <text:p>20060101</text:p>
          </table:table-cell>
          <table:table-cell office:value-type="float" office:value="52740">
            <text:p>52740</text:p>
          </table:table-cell>
          <table:table-cell office:value-type="string">
            <text:p>Parc</text:p>
          </table:table-cell>
          <table:table-cell office:value-type="string">
            <text:p>D7</text:p>
          </table:table-cell>
          <table:table-cell office:value-type="float" office:value="3.830354">
            <text:p>3,830354</text:p>
          </table:table-cell>
          <table:table-cell office:value-type="float" office:value="43.597855">
            <text:p>43,597855</text:p>
          </table:table-cell>
          <table:table-cell office:value-type="string">
            <text:p>Rue de Château Bon</text:p>
          </table:table-cell>
          <table:table-cell office:value-type="string">
            <text:p>3 - Tonnelles - 1955 m</text:p>
          </table:table-cell>
          <table:table-cell office:value-type="string">
            <text:p>10 - Les Bouisses - 40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Jardins Familiaux Les Grands Grès</text:p>
          </table:table-cell>
          <table:table-cell office:value-type="string">
            <text:p>J Familiaux Gds Grès</text:p>
          </table:table-cell>
          <table:table-cell table:number-columns-repeated="2" office:value-type="string">
            <text:p>20060222</text:p>
          </table:table-cell>
          <table:table-cell office:value-type="float" office:value="14590">
            <text:p>14590</text:p>
          </table:table-cell>
          <table:table-cell office:value-type="string">
            <text:p>Jard Fam</text:p>
          </table:table-cell>
          <table:table-cell office:value-type="string">
            <text:p>T10</text:p>
          </table:table-cell>
          <table:table-cell office:value-type="float" office:value="3.936522">
            <text:p>3,936522</text:p>
          </table:table-cell>
          <table:table-cell office:value-type="float" office:value="43.609429">
            <text:p>43,609429</text:p>
          </table:table-cell>
          <table:table-cell office:value-type="string">
            <text:p>Rue de la Plauchude, 3132 ave Albert Einstein</text:p>
          </table:table-cell>
          <table:table-cell office:value-type="string">
            <text:p>1 - Odysseum - 1435 m</text:p>
          </table:table-cell>
          <table:table-cell office:value-type="string">
            <text:p>9 - Albert Einstein - 425 m</text:p>
          </table:table-cell>
          <table:table-cell table:number-columns-repeated="2"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Berges du Lez - Pain levé</text:p>
          </table:table-cell>
          <table:table-cell office:value-type="string">
            <text:p>Lez - Pain levé</text:p>
          </table:table-cell>
          <table:table-cell table:number-columns-repeated="2" office:value-type="string">
            <text:p>20060101</text:p>
          </table:table-cell>
          <table:table-cell office:value-type="float" office:value="2638">
            <text:p>2638</text:p>
          </table:table-cell>
          <table:table-cell office:value-type="string">
            <text:p>Berges</text:p>
          </table:table-cell>
          <table:table-cell office:value-type="string">
            <text:p>N10</text:p>
          </table:table-cell>
          <table:table-cell office:value-type="float" office:value="3.897659">
            <text:p>3,897659</text:p>
          </table:table-cell>
          <table:table-cell office:value-type="float" office:value="43.610304">
            <text:p>43,610304</text:p>
          </table:table-cell>
          <table:table-cell office:value-type="string">
            <text:p>Passerelle du Moulin de l'Evêque</text:p>
          </table:table-cell>
          <table:table-cell office:value-type="string">
            <text:p>2 - Pompignane - 314 m</text:p>
          </table:table-cell>
          <table:table-cell office:value-type="string">
            <text:p>9 - Paul Painlevé - 86 m</text:p>
          </table:table-cell>
          <table:table-cell table:number-columns-repeated="2"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Aire de jeux rue Vien</text:p>
          </table:table-cell>
          <table:table-cell office:value-type="string">
            <text:p>Jeux rue Vien</text:p>
          </table:table-cell>
          <table:table-cell table:number-columns-repeated="2" office:value-type="string">
            <text:p>20060815</text:p>
          </table:table-cell>
          <table:table-cell office:value-type="float" office:value="36">
            <text:p>36</text:p>
          </table:table-cell>
          <table:table-cell office:value-type="string">
            <text:p>Square</text:p>
          </table:table-cell>
          <table:table-cell office:value-type="string">
            <text:p>K9</text:p>
          </table:table-cell>
          <table:table-cell office:value-type="float" office:value="3.873973">
            <text:p>3,873973</text:p>
          </table:table-cell>
          <table:table-cell office:value-type="float" office:value="43.609282">
            <text:p>43,609282</text:p>
          </table:table-cell>
          <table:table-cell office:value-type="string">
            <text:p>5 rue Vien</text:p>
          </table:table-cell>
          <table:table-cell office:value-type="string">
            <text:p>3 - Saint Denis - 382 m</text:p>
          </table:table-cell>
          <table:table-cell office:value-type="string">
            <text:p>6 - Saint-Guilhem - 103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quare Angelo Bramante (ZAC Malbosc)</text:p>
          </table:table-cell>
          <table:table-cell office:value-type="string">
            <text:p>Sq Bramante</text:p>
          </table:table-cell>
          <table:table-cell table:number-columns-repeated="2" office:value-type="string">
            <text:p>20060901</text:p>
          </table:table-cell>
          <table:table-cell office:value-type="float" office:value="1415">
            <text:p>1415</text:p>
          </table:table-cell>
          <table:table-cell office:value-type="string">
            <text:p>Square</text:p>
          </table:table-cell>
          <table:table-cell office:value-type="string">
            <text:p>E14</text:p>
          </table:table-cell>
          <table:table-cell office:value-type="float" office:value="3.835841">
            <text:p>3,835841</text:p>
          </table:table-cell>
          <table:table-cell office:value-type="float" office:value="43.631277">
            <text:p>43,631277</text:p>
          </table:table-cell>
          <table:table-cell office:value-type="string">
            <text:p>Rue Semiramis</text:p>
          </table:table-cell>
          <table:table-cell office:value-type="string">
            <text:p>1 - Malbosc - 530 m</text:p>
          </table:table-cell>
          <table:table-cell office:value-type="string">
            <text:p>16 - Château d'O - 541 m</text:p>
          </table:table-cell>
          <table:table-cell table:number-columns-repeated="2" office:value-type="string">
            <text:p>Oui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Bassin de rétention Malbosc</text:p>
          </table:table-cell>
          <table:table-cell office:value-type="string">
            <text:p>Bassin Malbosc</text:p>
          </table:table-cell>
          <table:table-cell table:number-columns-repeated="2" office:value-type="string">
            <text:p>20060816</text:p>
          </table:table-cell>
          <table:table-cell office:value-type="float" office:value="6227">
            <text:p>6227</text:p>
          </table:table-cell>
          <table:table-cell office:value-type="string">
            <text:p>Berges</text:p>
          </table:table-cell>
          <table:table-cell office:value-type="string">
            <text:p>E14</text:p>
          </table:table-cell>
          <table:table-cell office:value-type="float" office:value="3.834732">
            <text:p>3,834732</text:p>
          </table:table-cell>
          <table:table-cell office:value-type="float" office:value="43.633459">
            <text:p>43,633459</text:p>
          </table:table-cell>
          <table:table-cell office:value-type="string">
            <text:p>Rue E. Hemingway</text:p>
          </table:table-cell>
          <table:table-cell office:value-type="string">
            <text:p>1 - Malbosc - 278 m</text:p>
          </table:table-cell>
          <table:table-cell office:value-type="string">
            <text:p>16 - Appel du 18 Juin - 458 m</text:p>
          </table:table-cell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Parc Saint-Fiacre (ZAC Malbosc)</text:p>
          </table:table-cell>
          <table:table-cell office:value-type="string">
            <text:p>Parc St-Fiacre</text:p>
          </table:table-cell>
          <table:table-cell table:number-columns-repeated="2" office:value-type="string">
            <text:p>20060816</text:p>
          </table:table-cell>
          <table:table-cell office:value-type="float" office:value="14600">
            <text:p>14600</text:p>
          </table:table-cell>
          <table:table-cell office:value-type="string">
            <text:p>Parc</text:p>
          </table:table-cell>
          <table:table-cell office:value-type="string">
            <text:p>D14</text:p>
          </table:table-cell>
          <table:table-cell office:value-type="float" office:value="3.832323">
            <text:p>3,832323</text:p>
          </table:table-cell>
          <table:table-cell office:value-type="float" office:value="43.633079">
            <text:p>43,633079</text:p>
          </table:table-cell>
          <table:table-cell office:value-type="string">
            <text:p>Rue Aglaë Adamson</text:p>
          </table:table-cell>
          <table:table-cell office:value-type="string">
            <text:p>1 - Malbosc - 256 m</text:p>
          </table:table-cell>
          <table:table-cell office:value-type="string">
            <text:p>16 - Appel du 18 Juin - 383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Square Théophraste Renaudot</text:p>
          </table:table-cell>
          <table:table-cell office:value-type="string">
            <text:p>Sq Renaudot</text:p>
          </table:table-cell>
          <table:table-cell table:number-columns-repeated="2" office:value-type="string">
            <text:p>20080627</text:p>
          </table:table-cell>
          <table:table-cell office:value-type="float" office:value="467">
            <text:p>467</text:p>
          </table:table-cell>
          <table:table-cell office:value-type="string">
            <text:p>Square</text:p>
          </table:table-cell>
          <table:table-cell office:value-type="string">
            <text:p>K11</text:p>
          </table:table-cell>
          <table:table-cell office:value-type="float" office:value="3.875765">
            <text:p>3,875765</text:p>
          </table:table-cell>
          <table:table-cell office:value-type="float" office:value="43.614981">
            <text:p>43,614981</text:p>
          </table:table-cell>
          <table:table-cell office:value-type="string">
            <text:p>12 bd Pasteur</text:p>
          </table:table-cell>
          <table:table-cell office:value-type="string">
            <text:p>1 - Louis Blanc - 194 m</text:p>
          </table:table-cell>
          <table:table-cell office:value-type="string">
            <text:p>7 - Saint-Jaumes - 440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number-columns-repeated="2" office:value-type="string">
            <text:p>Parc du Belvédère</text:p>
          </table:table-cell>
          <table:table-cell table:number-columns-repeated="2" office:value-type="string">
            <text:p>20080318</text:p>
          </table:table-cell>
          <table:table-cell office:value-type="float" office:value="9746">
            <text:p>9746</text:p>
          </table:table-cell>
          <table:table-cell office:value-type="string">
            <text:p>Parc</text:p>
          </table:table-cell>
          <table:table-cell office:value-type="string">
            <text:p>G5</text:p>
          </table:table-cell>
          <table:table-cell office:value-type="float" office:value="3.846323">
            <text:p>3,846323</text:p>
          </table:table-cell>
          <table:table-cell office:value-type="float" office:value="43.589936">
            <text:p>43,589936</text:p>
          </table:table-cell>
          <table:table-cell office:value-type="string">
            <text:p>rue de Bugarel</text:p>
          </table:table-cell>
          <table:table-cell office:value-type="string">
            <text:p>2 - Sabines - 1316 m</text:p>
          </table:table-cell>
          <table:table-cell office:value-type="string">
            <text:p>10 - Cheng-Du - 416 m</text:p>
          </table:table-cell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Berges du Rieucoulon</text:p>
          </table:table-cell>
          <table:table-cell office:value-type="string">
            <text:p>Berges Rieucoulon</text:p>
          </table:table-cell>
          <table:table-cell table:number-columns-repeated="2" office:value-type="string">
            <text:p>20080416</text:p>
          </table:table-cell>
          <table:table-cell office:value-type="float" office:value="21630">
            <text:p>21630</text:p>
          </table:table-cell>
          <table:table-cell office:value-type="string">
            <text:p>Berges</text:p>
          </table:table-cell>
          <table:table-cell office:value-type="string">
            <text:p>E6</text:p>
          </table:table-cell>
          <table:table-cell office:value-type="float" office:value="3.836829">
            <text:p>3,836829</text:p>
          </table:table-cell>
          <table:table-cell office:value-type="float" office:value="43.594775">
            <text:p>43,594775</text:p>
          </table:table-cell>
          <table:table-cell office:value-type="string">
            <text:p>Rue Rouget de Lisle</text:p>
          </table:table-cell>
          <table:table-cell office:value-type="string">
            <text:p>3 - Jules Guesde - 2015 m</text:p>
          </table:table-cell>
          <table:table-cell office:value-type="string">
            <text:p>10 - Paul Fajon - 74 m</text:p>
          </table:table-cell>
          <table:table-cell table:number-columns-repeated="2"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Square Billie Holiday</text:p>
          </table:table-cell>
          <table:table-cell office:value-type="string">
            <text:p>Sq B Holiday</text:p>
          </table:table-cell>
          <table:table-cell table:number-columns-repeated="2" office:value-type="string">
            <text:p>20010101</text:p>
          </table:table-cell>
          <table:table-cell office:value-type="float" office:value="1249">
            <text:p>1249</text:p>
          </table:table-cell>
          <table:table-cell office:value-type="string">
            <text:p>Square</text:p>
          </table:table-cell>
          <table:table-cell office:value-type="string">
            <text:p>E15</text:p>
          </table:table-cell>
          <table:table-cell office:value-type="float" office:value="3.83538">
            <text:p>3,83538</text:p>
          </table:table-cell>
          <table:table-cell office:value-type="float" office:value="43.637901">
            <text:p>43,637901</text:p>
          </table:table-cell>
          <table:table-cell office:value-type="string">
            <text:p>rue Billie Holiday</text:p>
          </table:table-cell>
          <table:table-cell office:value-type="string">
            <text:p>1 - Malbosc - 362 m</text:p>
          </table:table-cell>
          <table:table-cell office:value-type="string">
            <text:p>16 - Apothicaires - 393 m</text:p>
          </table:table-cell>
          <table:table-cell table:number-columns-repeated="2" office:value-type="string">
            <text:p>Oui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Square des sculpteurs</text:p>
          </table:table-cell>
          <table:table-cell office:value-type="string">
            <text:p>Sq Sculpteurs</text:p>
          </table:table-cell>
          <table:table-cell table:number-columns-repeated="2" office:value-type="string">
            <text:p>20010101</text:p>
          </table:table-cell>
          <table:table-cell office:value-type="float" office:value="5373">
            <text:p>5373</text:p>
          </table:table-cell>
          <table:table-cell office:value-type="string">
            <text:p>Square</text:p>
          </table:table-cell>
          <table:table-cell office:value-type="string">
            <text:p>E15</text:p>
          </table:table-cell>
          <table:table-cell office:value-type="float" office:value="3.835328">
            <text:p>3,835328</text:p>
          </table:table-cell>
          <table:table-cell office:value-type="float" office:value="43.63855">
            <text:p>43,63855</text:p>
          </table:table-cell>
          <table:table-cell/>
          <table:table-cell office:value-type="string">
            <text:p>1 - Malbosc - 423 m</text:p>
          </table:table-cell>
          <table:table-cell office:value-type="string">
            <text:p>16 - Apothicaires - 316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number-columns-repeated="2" office:value-type="string">
            <text:p>Jardin Demain</text:p>
          </table:table-cell>
          <table:table-cell table:number-columns-repeated="2" office:value-type="string">
            <text:p>20101009</text:p>
          </table:table-cell>
          <table:table-cell office:value-type="float" office:value="938">
            <text:p>938</text:p>
          </table:table-cell>
          <table:table-cell office:value-type="string">
            <text:p>Square</text:p>
          </table:table-cell>
          <table:table-cell office:value-type="string">
            <text:p>K6</text:p>
          </table:table-cell>
          <table:table-cell office:value-type="float" office:value="3.873474">
            <text:p>3,873474</text:p>
          </table:table-cell>
          <table:table-cell office:value-type="float" office:value="43.592871">
            <text:p>43,592871</text:p>
          </table:table-cell>
          <table:table-cell office:value-type="string">
            <text:p>rue d'Ampurias</text:p>
          </table:table-cell>
          <table:table-cell office:value-type="string">
            <text:p>2 - Lemasson - 87 m</text:p>
          </table:table-cell>
          <table:table-cell office:value-type="string">
            <text:p>15 - Les Pins - 212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Aqueduc de la Lyre</text:p>
          </table:table-cell>
          <table:table-cell office:value-type="string">
            <text:p>Aqueduc Lyre</text:p>
          </table:table-cell>
          <table:table-cell table:number-columns-repeated="2" office:value-type="string">
            <text:p>20101025</text:p>
          </table:table-cell>
          <table:table-cell office:value-type="float" office:value="3370">
            <text:p>3370</text:p>
          </table:table-cell>
          <table:table-cell office:value-type="string">
            <text:p>Berges</text:p>
          </table:table-cell>
          <table:table-cell office:value-type="string">
            <text:p>F16</text:p>
          </table:table-cell>
          <table:table-cell office:value-type="float" office:value="3.843107">
            <text:p>3,843107</text:p>
          </table:table-cell>
          <table:table-cell office:value-type="float" office:value="43.639668">
            <text:p>43,639668</text:p>
          </table:table-cell>
          <table:table-cell/>
          <table:table-cell office:value-type="string">
            <text:p>1 - Château d'O - 612 m</text:p>
          </table:table-cell>
          <table:table-cell office:value-type="string">
            <text:p>16 - Route de Ganges - 394 m</text:p>
          </table:table-cell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Square du Père Bonnet</text:p>
          </table:table-cell>
          <table:table-cell office:value-type="string">
            <text:p>Sq Père Bonnet</text:p>
          </table:table-cell>
          <table:table-cell office:value-type="string">
            <text:p>20110201</text:p>
          </table:table-cell>
          <table:table-cell office:value-type="string">
            <text:p>20110601</text:p>
          </table:table-cell>
          <table:table-cell office:value-type="float" office:value="321">
            <text:p>321</text:p>
          </table:table-cell>
          <table:table-cell office:value-type="string">
            <text:p>Square</text:p>
          </table:table-cell>
          <table:table-cell office:value-type="string">
            <text:p>J9</text:p>
          </table:table-cell>
          <table:table-cell office:value-type="float" office:value="3.86618">
            <text:p>3,86618</text:p>
          </table:table-cell>
          <table:table-cell office:value-type="float" office:value="43.606855">
            <text:p>43,606855</text:p>
          </table:table-cell>
          <table:table-cell office:value-type="string">
            <text:p>2 rue du Père Bonnet</text:p>
          </table:table-cell>
          <table:table-cell office:value-type="string">
            <text:p>3 - Plan Cabanes - 245 m</text:p>
          </table:table-cell>
          <table:table-cell office:value-type="string">
            <text:p>11 - Renouvier - 48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number-columns-repeated="2" office:value-type="string">
            <text:p>Parc Montcalm</text:p>
          </table:table-cell>
          <table:table-cell table:number-columns-repeated="2" office:value-type="string">
            <text:p>20110101</text:p>
          </table:table-cell>
          <table:table-cell office:value-type="float" office:value="117504">
            <text:p>117504</text:p>
          </table:table-cell>
          <table:table-cell office:value-type="string">
            <text:p>Parc</text:p>
          </table:table-cell>
          <table:table-cell office:value-type="string">
            <text:p>i7</text:p>
          </table:table-cell>
          <table:table-cell office:value-type="float" office:value="3.86074">
            <text:p>3,86074</text:p>
          </table:table-cell>
          <table:table-cell office:value-type="float" office:value="43.597261">
            <text:p>43,597261</text:p>
          </table:table-cell>
          <table:table-cell office:value-type="string">
            <text:p>Rue des chasseurs</text:p>
          </table:table-cell>
          <table:table-cell office:value-type="string">
            <text:p>2 - Mas Drevon - 614 m</text:p>
          </table:table-cell>
          <table:table-cell office:value-type="string">
            <text:p>6 - Georges Brassens - 214 m</text:p>
          </table:table-cell>
          <table:table-cell table:number-columns-repeated="2"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number-columns-repeated="2" office:value-type="string">
            <text:p>Pont de la Concorde</text:p>
          </table:table-cell>
          <table:table-cell table:number-columns-repeated="2" office:value-type="string">
            <text:p>20110215</text:p>
          </table:table-cell>
          <table:table-cell office:value-type="float" office:value="2384">
            <text:p>2384</text:p>
          </table:table-cell>
          <table:table-cell office:value-type="string">
            <text:p>Berges</text:p>
          </table:table-cell>
          <table:table-cell office:value-type="string">
            <text:p>N13</text:p>
          </table:table-cell>
          <table:table-cell office:value-type="float" office:value="3.894389">
            <text:p>3,894389</text:p>
          </table:table-cell>
          <table:table-cell office:value-type="float" office:value="43.628308">
            <text:p>43,628308</text:p>
          </table:table-cell>
          <table:table-cell office:value-type="string">
            <text:p>Rue du pont de Castelnau</text:p>
          </table:table-cell>
          <table:table-cell office:value-type="string">
            <text:p>2 - Charles de Gaulle - 365 m</text:p>
          </table:table-cell>
          <table:table-cell office:value-type="string">
            <text:p>10 - Charles de Gaulle - 170 m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Jardins familiaux du Rieucoulon</text:p>
          </table:table-cell>
          <table:table-cell office:value-type="string">
            <text:p>JF Rieucoulon</text:p>
          </table:table-cell>
          <table:table-cell table:number-columns-repeated="2" office:value-type="string">
            <text:p>20110801</text:p>
          </table:table-cell>
          <table:table-cell office:value-type="float" office:value="5060">
            <text:p>5060</text:p>
          </table:table-cell>
          <table:table-cell office:value-type="string">
            <text:p>Jard Fam</text:p>
          </table:table-cell>
          <table:table-cell office:value-type="string">
            <text:p>E6</text:p>
          </table:table-cell>
          <table:table-cell office:value-type="float" office:value="3.837242">
            <text:p>3,837242</text:p>
          </table:table-cell>
          <table:table-cell office:value-type="float" office:value="43.594709">
            <text:p>43,594709</text:p>
          </table:table-cell>
          <table:table-cell office:value-type="string">
            <text:p>Rue Rouget de l'Isle</text:p>
          </table:table-cell>
          <table:table-cell office:value-type="string">
            <text:p>3 - Jules Guesde - 2012 m</text:p>
          </table:table-cell>
          <table:table-cell office:value-type="string">
            <text:p>10 - Paul Fajon - 69 m</text:p>
          </table:table-cell>
          <table:table-cell table:number-columns-repeated="2"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Parc du Rieucoulon</text:p>
          </table:table-cell>
          <table:table-cell office:value-type="string">
            <text:p>Parc Rieucoulon</text:p>
          </table:table-cell>
          <table:table-cell table:number-columns-repeated="2" office:value-type="string">
            <text:p>20110401</text:p>
          </table:table-cell>
          <table:table-cell office:value-type="float" office:value="36180">
            <text:p>36180</text:p>
          </table:table-cell>
          <table:table-cell office:value-type="string">
            <text:p>Berges</text:p>
          </table:table-cell>
          <table:table-cell office:value-type="string">
            <text:p>F6</text:p>
          </table:table-cell>
          <table:table-cell office:value-type="float" office:value="3.841245">
            <text:p>3,841245</text:p>
          </table:table-cell>
          <table:table-cell office:value-type="float" office:value="43.590968">
            <text:p>43,590968</text:p>
          </table:table-cell>
          <table:table-cell office:value-type="string">
            <text:p>Chemin de Bugarel</text:p>
          </table:table-cell>
          <table:table-cell table:number-columns-repeated="2"/>
          <table:table-cell table:number-columns-repeated="2" office:value-type="string">
            <text:p>Oui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Verger partagé de Malbosc</text:p>
          </table:table-cell>
          <table:table-cell office:value-type="string">
            <text:p>JP Malbosc</text:p>
          </table:table-cell>
          <table:table-cell table:number-columns-repeated="2" office:value-type="string">
            <text:p>20100301</text:p>
          </table:table-cell>
          <table:table-cell office:value-type="float" office:value="2153">
            <text:p>2153</text:p>
          </table:table-cell>
          <table:table-cell office:value-type="string">
            <text:p>Jard Part</text:p>
          </table:table-cell>
          <table:table-cell office:value-type="string">
            <text:p>D14</text:p>
          </table:table-cell>
          <table:table-cell office:value-type="float" office:value="3.830241">
            <text:p>3,830241</text:p>
          </table:table-cell>
          <table:table-cell office:value-type="float" office:value="43.630596">
            <text:p>43,630596</text:p>
          </table:table-cell>
          <table:table-cell table:number-columns-repeated="3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Jardin partagé Clemenceau</text:p>
          </table:table-cell>
          <table:table-cell office:value-type="string">
            <text:p>JP Clemenceau</text:p>
          </table:table-cell>
          <table:table-cell table:number-columns-repeated="2" office:value-type="string">
            <text:p>20050101</text:p>
          </table:table-cell>
          <table:table-cell office:value-type="float" office:value="274">
            <text:p>274</text:p>
          </table:table-cell>
          <table:table-cell office:value-type="string">
            <text:p>Jard Part</text:p>
          </table:table-cell>
          <table:table-cell office:value-type="string">
            <text:p>J8</text:p>
          </table:table-cell>
          <table:table-cell office:value-type="float" office:value="3.871297">
            <text:p>3,871297</text:p>
          </table:table-cell>
          <table:table-cell office:value-type="float" office:value="43.604694">
            <text:p>43,604694</text:p>
          </table:table-cell>
          <table:table-cell office:value-type="string">
            <text:p>Rue Balard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Jardin partagé de la Cavalerie</text:p>
          </table:table-cell>
          <table:table-cell office:value-type="string">
            <text:p>JP Cavalerie</text:p>
          </table:table-cell>
          <table:table-cell table:number-columns-repeated="2" office:value-type="string">
            <text:p>20070101</text:p>
          </table:table-cell>
          <table:table-cell office:value-type="float" office:value="400">
            <text:p>400</text:p>
          </table:table-cell>
          <table:table-cell office:value-type="string">
            <text:p>Jard Part</text:p>
          </table:table-cell>
          <table:table-cell office:value-type="string">
            <text:p>L11</text:p>
          </table:table-cell>
          <table:table-cell office:value-type="float" office:value="3.881617">
            <text:p>3,881617</text:p>
          </table:table-cell>
          <table:table-cell office:value-type="float" office:value="43.617008">
            <text:p>43,617008</text:p>
          </table:table-cell>
          <table:table-cell office:value-type="string">
            <text:p>Rue de la Cavalerie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Jardin partagé de Bagatelle</text:p>
          </table:table-cell>
          <table:table-cell office:value-type="string">
            <text:p>JP Bagatelle</text:p>
          </table:table-cell>
          <table:table-cell table:number-columns-repeated="2" office:value-type="string">
            <text:p>20060101</text:p>
          </table:table-cell>
          <table:table-cell office:value-type="float" office:value="240">
            <text:p>240</text:p>
          </table:table-cell>
          <table:table-cell office:value-type="string">
            <text:p>Jard Part</text:p>
          </table:table-cell>
          <table:table-cell office:value-type="string">
            <text:p>F6</text:p>
          </table:table-cell>
          <table:table-cell office:value-type="float" office:value="3.839816">
            <text:p>3,839816</text:p>
          </table:table-cell>
          <table:table-cell office:value-type="float" office:value="43.593222">
            <text:p>43,593222</text:p>
          </table:table-cell>
          <table:table-cell office:value-type="string">
            <text:p>IMP DES NUMIDES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Jardin partagé de Rimbaud</text:p>
          </table:table-cell>
          <table:table-cell office:value-type="string">
            <text:p>JP Rimbaud</text:p>
          </table:table-cell>
          <table:table-cell table:number-columns-repeated="2" office:value-type="string">
            <text:p>20070101</text:p>
          </table:table-cell>
          <table:table-cell office:value-type="float" office:value="230">
            <text:p>230</text:p>
          </table:table-cell>
          <table:table-cell office:value-type="string">
            <text:p>Jard Part</text:p>
          </table:table-cell>
          <table:table-cell office:value-type="string">
            <text:p>N11</text:p>
          </table:table-cell>
          <table:table-cell office:value-type="float" office:value="3.895659">
            <text:p>3,895659</text:p>
          </table:table-cell>
          <table:table-cell office:value-type="float" office:value="43.618959">
            <text:p>43,618959</text:p>
          </table:table-cell>
          <table:table-cell office:value-type="string">
            <text:p>AV SAINT ANDRÉ DE NOVIGENS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Jardin partagé Saint-Martin</text:p>
          </table:table-cell>
          <table:table-cell office:value-type="string">
            <text:p>JP Saint-Martin</text:p>
          </table:table-cell>
          <table:table-cell table:number-columns-repeated="2" office:value-type="string">
            <text:p>20060101</text:p>
          </table:table-cell>
          <table:table-cell office:value-type="float" office:value="218">
            <text:p>218</text:p>
          </table:table-cell>
          <table:table-cell office:value-type="string">
            <text:p>Jard Part</text:p>
          </table:table-cell>
          <table:table-cell office:value-type="string">
            <text:p>L6</text:p>
          </table:table-cell>
          <table:table-cell office:value-type="float" office:value="3.882741">
            <text:p>3,882741</text:p>
          </table:table-cell>
          <table:table-cell office:value-type="float" office:value="43.593355">
            <text:p>43,593355</text:p>
          </table:table-cell>
          <table:table-cell office:value-type="string">
            <text:p>RUE JEAN VACHET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Jardin partagé La Carriera</text:p>
          </table:table-cell>
          <table:table-cell office:value-type="string">
            <text:p>JP La Carriera</text:p>
          </table:table-cell>
          <table:table-cell table:number-columns-repeated="2" office:value-type="string">
            <text:p>20060101</text:p>
          </table:table-cell>
          <table:table-cell office:value-type="float" office:value="1160">
            <text:p>1160</text:p>
          </table:table-cell>
          <table:table-cell office:value-type="string">
            <text:p>Jard Part</text:p>
          </table:table-cell>
          <table:table-cell office:value-type="string">
            <text:p>B16</text:p>
          </table:table-cell>
          <table:table-cell office:value-type="float" office:value="3.817838">
            <text:p>3,817838</text:p>
          </table:table-cell>
          <table:table-cell office:value-type="float" office:value="43.640494">
            <text:p>43,640494</text:p>
          </table:table-cell>
          <table:table-cell office:value-type="string">
            <text:p>AV GUILHEM DE POITIERS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Jardin partagé La Pompignane</text:p>
          </table:table-cell>
          <table:table-cell office:value-type="string">
            <text:p>JP La Pompignane</text:p>
          </table:table-cell>
          <table:table-cell table:number-columns-repeated="2" office:value-type="string">
            <text:p>20050101</text:p>
          </table:table-cell>
          <table:table-cell office:value-type="float" office:value="800">
            <text:p>800</text:p>
          </table:table-cell>
          <table:table-cell office:value-type="string">
            <text:p>Jard Part</text:p>
          </table:table-cell>
          <table:table-cell office:value-type="string">
            <text:p>O12</text:p>
          </table:table-cell>
          <table:table-cell office:value-type="float" office:value="3.902334">
            <text:p>3,902334</text:p>
          </table:table-cell>
          <table:table-cell office:value-type="float" office:value="43.62089">
            <text:p>43,62089</text:p>
          </table:table-cell>
          <table:table-cell office:value-type="string">
            <text:p>RUE LOUISE MICHEL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Jardin partagé Mélina Mercouri</text:p>
          </table:table-cell>
          <table:table-cell office:value-type="string">
            <text:p>JP Mélina Mercouri</text:p>
          </table:table-cell>
          <table:table-cell table:number-columns-repeated="2" office:value-type="string">
            <text:p>20060101</text:p>
          </table:table-cell>
          <table:table-cell office:value-type="float" office:value="700">
            <text:p>700</text:p>
          </table:table-cell>
          <table:table-cell office:value-type="string">
            <text:p>Jard Part</text:p>
          </table:table-cell>
          <table:table-cell office:value-type="string">
            <text:p>P10</text:p>
          </table:table-cell>
          <table:table-cell office:value-type="float" office:value="3.908776">
            <text:p>3,908776</text:p>
          </table:table-cell>
          <table:table-cell office:value-type="float" office:value="43.613703">
            <text:p>43,613703</text:p>
          </table:table-cell>
          <table:table-cell office:value-type="string">
            <text:p>842 rue de la Vieille Poste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Port Mariann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Jardin partagé du Lemasson</text:p>
          </table:table-cell>
          <table:table-cell office:value-type="string">
            <text:p>JP du Lemasson</text:p>
          </table:table-cell>
          <table:table-cell table:number-columns-repeated="2" office:value-type="string">
            <text:p>20101001</text:p>
          </table:table-cell>
          <table:table-cell office:value-type="float" office:value="427">
            <text:p>427</text:p>
          </table:table-cell>
          <table:table-cell office:value-type="string">
            <text:p>Jard Part</text:p>
          </table:table-cell>
          <table:table-cell office:value-type="string">
            <text:p>K6</text:p>
          </table:table-cell>
          <table:table-cell office:value-type="float" office:value="3.873373">
            <text:p>3,873373</text:p>
          </table:table-cell>
          <table:table-cell office:value-type="float" office:value="43.592772">
            <text:p>43,592772</text:p>
          </table:table-cell>
          <table:table-cell office:value-type="string">
            <text:p>RUE D'AMPURIAS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roix d'Argent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Jardin partagé La roseraie Sainte-Odile</text:p>
          </table:table-cell>
          <table:table-cell office:value-type="string">
            <text:p>JP Roseraie</text:p>
          </table:table-cell>
          <table:table-cell table:number-columns-repeated="2" office:value-type="string">
            <text:p>20110401</text:p>
          </table:table-cell>
          <table:table-cell office:value-type="float" office:value="260">
            <text:p>260</text:p>
          </table:table-cell>
          <table:table-cell office:value-type="string">
            <text:p>Jard Part</text:p>
          </table:table-cell>
          <table:table-cell office:value-type="string">
            <text:p>K12</text:p>
          </table:table-cell>
          <table:table-cell office:value-type="float" office:value="3.874181">
            <text:p>3,874181</text:p>
          </table:table-cell>
          <table:table-cell office:value-type="float" office:value="43.622598">
            <text:p>43,622598</text:p>
          </table:table-cell>
          <table:table-cell office:value-type="string">
            <text:p>16 Rue Saint-Vincent de Paul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Privé ouvert au public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Jardin partagé Magnol</text:p>
          </table:table-cell>
          <table:table-cell office:value-type="string">
            <text:p>JP Magnol</text:p>
          </table:table-cell>
          <table:table-cell table:number-columns-repeated="2" office:value-type="string">
            <text:p>20111101</text:p>
          </table:table-cell>
          <table:table-cell office:value-type="float" office:value="120">
            <text:p>120</text:p>
          </table:table-cell>
          <table:table-cell office:value-type="string">
            <text:p>Jard Part</text:p>
          </table:table-cell>
          <table:table-cell office:value-type="string">
            <text:p>i11</text:p>
          </table:table-cell>
          <table:table-cell office:value-type="float" office:value="3.863301">
            <text:p>3,863301</text:p>
          </table:table-cell>
          <table:table-cell office:value-type="float" office:value="43.617555">
            <text:p>43,617555</text:p>
          </table:table-cell>
          <table:table-cell office:value-type="string">
            <text:p>Rue de las Sorbes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Centre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Jardin partagé Jupiter</text:p>
          </table:table-cell>
          <table:table-cell office:value-type="string">
            <text:p>JP Jupiter</text:p>
          </table:table-cell>
          <table:table-cell table:number-columns-repeated="2" office:value-type="string">
            <text:p>20090601</text:p>
          </table:table-cell>
          <table:table-cell office:value-type="float" office:value="260">
            <text:p>260</text:p>
          </table:table-cell>
          <table:table-cell office:value-type="string">
            <text:p>Jard Part</text:p>
          </table:table-cell>
          <table:table-cell office:value-type="string">
            <text:p>B13</text:p>
          </table:table-cell>
          <table:table-cell office:value-type="float" office:value="3.819113">
            <text:p>3,819113</text:p>
          </table:table-cell>
          <table:table-cell office:value-type="float" office:value="43.624992">
            <text:p>43,624992</text:p>
          </table:table-cell>
          <table:table-cell office:value-type="string">
            <text:p>Square Jupiter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La Mosson</text:p>
          </table:table-cell>
          <table:table-cell office:value-type="string">
            <text:p>Privé ouvert au public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Aqueduc St Clément (St priest-Croix Lavit)</text:p>
          </table:table-cell>
          <table:table-cell office:value-type="string">
            <text:p>Aqueduc St Clément</text:p>
          </table:table-cell>
          <table:table-cell table:number-columns-repeated="2" office:value-type="string">
            <text:p>20120830</text:p>
          </table:table-cell>
          <table:table-cell office:value-type="float" office:value="1137">
            <text:p>1137</text:p>
          </table:table-cell>
          <table:table-cell office:value-type="string">
            <text:p>Berges</text:p>
          </table:table-cell>
          <table:table-cell office:value-type="string">
            <text:p>F15</text:p>
          </table:table-cell>
          <table:table-cell office:value-type="float" office:value="3.841335">
            <text:p>3,841335</text:p>
          </table:table-cell>
          <table:table-cell office:value-type="float" office:value="43.638153">
            <text:p>43,638153</text:p>
          </table:table-cell>
          <table:table-cell office:value-type="string">
            <text:p>Rue Ada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Square Brongniart</text:p>
          </table:table-cell>
          <table:table-cell office:value-type="string">
            <text:p>Sq Brongniart</text:p>
          </table:table-cell>
          <table:table-cell office:value-type="string">
            <text:p>20121108</text:p>
          </table:table-cell>
          <table:table-cell office:value-type="string">
            <text:p>20121201</text:p>
          </table:table-cell>
          <table:table-cell office:value-type="float" office:value="1919">
            <text:p>1919</text:p>
          </table:table-cell>
          <table:table-cell office:value-type="string">
            <text:p>Square</text:p>
          </table:table-cell>
          <table:table-cell office:value-type="string">
            <text:p>D14</text:p>
          </table:table-cell>
          <table:table-cell office:value-type="float" office:value="3.828339">
            <text:p>3,828339</text:p>
          </table:table-cell>
          <table:table-cell office:value-type="float" office:value="43.633859">
            <text:p>43,633859</text:p>
          </table:table-cell>
          <table:table-cell office:value-type="string">
            <text:p>rue Achille Dûchéne</text:p>
          </table:table-cell>
          <table:table-cell office:value-type="string">
            <text:p>1 - Arrêt Malbosc</text:p>
          </table:table-cell>
          <table:table-cell/>
          <table:table-cell table:number-columns-repeated="2" office:value-type="string">
            <text:p>Non</text:p>
          </table:table-cell>
          <table:table-cell office:value-type="string">
            <text:p>Hôpitaux-Faculté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Jardin partagé Bashung 2</text:p>
          </table:table-cell>
          <table:table-cell office:value-type="string">
            <text:p>JP Bashung 2</text:p>
          </table:table-cell>
          <table:table-cell table:number-columns-repeated="2" office:value-type="string">
            <text:p>20131002</text:p>
          </table:table-cell>
          <table:table-cell office:value-type="float" office:value="221">
            <text:p>221</text:p>
          </table:table-cell>
          <table:table-cell office:value-type="string">
            <text:p>Jard Part</text:p>
          </table:table-cell>
          <table:table-cell office:value-type="string">
            <text:p>L6</text:p>
          </table:table-cell>
          <table:table-cell office:value-type="float" office:value="3.883292">
            <text:p>3,883292</text:p>
          </table:table-cell>
          <table:table-cell office:value-type="float" office:value="43.593168">
            <text:p>43,593168</text:p>
          </table:table-cell>
          <table:table-cell office:value-type="string">
            <text:p>rue Jean Vachet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Près d'Arènes</text:p>
          </table:table-cell>
          <table:table-cell office:value-type="string">
            <text:p>Ville de Montpellier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table:number-columns-repeated="2" office:value-type="string">
            <text:p>Berges Mosson sud</text:p>
          </table:table-cell>
          <table:table-cell table:number-columns-repeated="2" office:value-type="string">
            <text:p>20131212</text:p>
          </table:table-cell>
          <table:table-cell office:value-type="float" office:value="12200">
            <text:p>12200</text:p>
          </table:table-cell>
          <table:table-cell office:value-type="string">
            <text:p>Berges</text:p>
          </table:table-cell>
          <table:table-cell office:value-type="string">
            <text:p>B8</text:p>
          </table:table-cell>
          <table:table-cell office:value-type="float" office:value="3.817142">
            <text:p>3,817142</text:p>
          </table:table-cell>
          <table:table-cell office:value-type="float" office:value="43.601115">
            <text:p>43,601115</text:p>
          </table:table-cell>
          <table:table-cell office:value-type="string">
            <text:p>rue de Bionne</text:p>
          </table:table-cell>
          <table:table-cell table:number-columns-repeated="2"/>
          <table:table-cell table:number-columns-repeated="2" office:value-type="string">
            <text:p>Non</text:p>
          </table:table-cell>
          <table:table-cell office:value-type="string">
            <text:p>Les Cévennes</text:p>
          </table:table-cell>
          <table:table-cell office:value-type="string">
            <text:p>Ville de Montpelli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26/03/2014</text:date>, <text:time>15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10" meta:object-count="0"/>
    <meta:generator>OpenOffice/4.0.1$Win32 OpenOffice.org_project/401m5$Build-9714</meta:generator>
  </office:meta>
</office:document-meta>
</file>